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9.36mm"/>
    </style:style>
    <style:style style:name="co2" style:family="table-column">
      <style:table-column-properties fo:break-before="auto" style:column-width="4.85mm"/>
    </style:style>
    <style:style style:name="co3" style:family="table-column">
      <style:table-column-properties fo:break-before="auto" style:column-width="9.05mm"/>
    </style:style>
    <style:style style:name="co4" style:family="table-column">
      <style:table-column-properties fo:break-before="auto" style:column-width="22.72mm"/>
    </style:style>
    <style:style style:name="co5" style:family="table-column">
      <style:table-column-properties fo:break-before="auto" style:column-width="34.18mm"/>
    </style:style>
    <style:style style:name="co6" style:family="table-column">
      <style:table-column-properties fo:break-before="auto" style:column-width="11.47mm"/>
    </style:style>
    <style:style style:name="co7" style:family="table-column">
      <style:table-column-properties fo:break-before="auto" style:column-width="17.66mm"/>
    </style:style>
    <style:style style:name="co8" style:family="table-column">
      <style:table-column-properties fo:break-before="auto" style:column-width="14.11mm"/>
    </style:style>
    <style:style style:name="co9" style:family="table-column">
      <style:table-column-properties fo:break-before="auto" style:column-width="21.4mm"/>
    </style:style>
    <style:style style:name="co10" style:family="table-column">
      <style:table-column-properties fo:break-before="auto" style:column-width="18.75mm"/>
    </style:style>
    <style:style style:name="co11" style:family="table-column">
      <style:table-column-properties fo:break-before="auto" style:column-width="35.3mm"/>
    </style:style>
    <style:style style:name="co12" style:family="table-column">
      <style:table-column-properties fo:break-before="auto" style:column-width="19.63mm"/>
    </style:style>
    <style:style style:name="co13" style:family="table-column">
      <style:table-column-properties fo:break-before="auto" style:column-width="13.46mm"/>
    </style:style>
    <style:style style:name="co14" style:family="table-column">
      <style:table-column-properties fo:break-before="auto" style:column-width="15.89mm"/>
    </style:style>
    <style:style style:name="co15" style:family="table-column">
      <style:table-column-properties fo:break-before="auto" style:column-width="21.18mm"/>
    </style:style>
    <style:style style:name="co16" style:family="table-column">
      <style:table-column-properties fo:break-before="auto" style:column-width="23.16mm"/>
    </style:style>
    <style:style style:name="co17" style:family="table-column">
      <style:table-column-properties fo:break-before="auto" style:column-width="19.86mm"/>
    </style:style>
    <style:style style:name="co18" style:family="table-column">
      <style:table-column-properties fo:break-before="auto" style:column-width="190.62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table table:name="resultados.horizonte.no-concurso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7" table:default-cell-style-name="ce1"/>
        <table:table-column table:style-name="co9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7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7" table:default-cell-style-name="ce1"/>
        <table:table-column table:style-name="co14" table:number-columns-repeated="2" table:default-cell-style-name="ce1"/>
        <table:table-column table:style-name="co7" table:default-cell-style-name="ce1"/>
        <table:table-column table:style-name="co15" table:number-columns-repeated="2" table:default-cell-style-name="ce1"/>
        <table:table-column table:style-name="co7" table:default-cell-style-name="ce1"/>
        <table:table-column table:style-name="co16" table:number-columns-repeated="2" table:default-cell-style-name="ce1"/>
        <table:table-column table:style-name="co7" table:default-cell-style-name="ce1"/>
        <table:table-column table:style-name="co17" table:default-cell-style-name="ce1"/>
        <table:table-column table:style-name="co18" table:default-cell-style-name="Default"/>
        <table:table-column table:style-name="co17" table:default-cell-style-name="Default"/>
        <table:table-column table:style-name="co19" table:number-columns-repeated="10" table:default-cell-style-name="Default"/>
        <table:table-row table:style-name="ro1">
          <table:table-cell office:value-type="string" calcext:value-type="string">
            <text:p><text:s/>@vrivas NO_Concurso <text:s text:c="32"/>DGT_1011</text:p>
          </table:table-cell>
          <table:table-cell table:number-columns-repeated="35"/>
          <table:table-cell table:formula="of:=CONCATENATE([.AL1];[.AM1];[.AN1];[.AO1];[.AP1];[.AQ1];[.AR1];[.AS1];[.AT1];[.AU1];[.AV1];&quot;\\&quot;)" office:value-type="string" office:string-value="ME &amp;MSE &amp;RMSE &amp;MAE &amp;MPE &amp;MAPE &amp;MASE &amp;MdAE &amp;MdAPE &amp; SMAPE(%) &amp; SMdAPE(%) &amp;\\" calcext:value-type="string">
            <text:p>ME &amp;MSE &amp;RMSE &amp;MAE &amp;MPE &amp;MAPE &amp;MASE &amp;MdAE &amp;MdAPE &amp; SMAPE(%) &amp; SMdAPE(%) &amp;\\</text:p>
          </table:table-cell>
          <table:table-cell office:value-type="string" calcext:value-type="string">
            <text:p>ME &amp;</text:p>
          </table:table-cell>
          <table:table-cell office:value-type="string" calcext:value-type="string">
            <text:p>MSE &amp;</text:p>
          </table:table-cell>
          <table:table-cell office:value-type="string" calcext:value-type="string">
            <text:p>RMSE &amp;</text:p>
          </table:table-cell>
          <table:table-cell office:value-type="string" calcext:value-type="string">
            <text:p>MAE &amp;</text:p>
          </table:table-cell>
          <table:table-cell office:value-type="string" calcext:value-type="string">
            <text:p>MPE &amp;</text:p>
          </table:table-cell>
          <table:table-cell office:value-type="string" calcext:value-type="string">
            <text:p>MAPE &amp;</text:p>
          </table:table-cell>
          <table:table-cell office:value-type="string" calcext:value-type="string">
            <text:p>MASE &amp;</text:p>
          </table:table-cell>
          <table:table-cell office:value-type="string" calcext:value-type="string">
            <text:p>MdAE &amp;</text:p>
          </table:table-cell>
          <table:table-cell office:value-type="string" calcext:value-type="string">
            <text:p>MdAPE &amp;</text:p>
          </table:table-cell>
          <table:table-cell table:style-name="ce1" office:value-type="string" calcext:value-type="string">
            <text:p><text:s/>SMAPE(%) &amp;</text:p>
          </table:table-cell>
          <table:table-cell table:style-name="ce1" office:value-type="string" calcext:value-type="string">
            <text:p><text:s/>SMdAPE(%) &amp;</text:p>
          </table:table-cell>
        </table:table-row>
        <table:table-row table:style-name="ro1">
          <table:table-cell office:value-type="string" calcext:value-type="string">
            <text:p><text:s/>@vrivas MEAN NO CONCURSO </text:p>
          </table:table-cell>
          <table:table-cell office:value-type="string" calcext:value-type="string">
            <text:p><text:s text:c="2"/></text:p>
          </table:table-cell>
          <table:table-cell table:formula="of:=COUNTIF([.D2:.AJ2];&quot;MIN&quot;)" office:value-type="float" office:value="0" calcext:value-type="float">
            <text:p>0</text:p>
          </table:table-cell>
          <table:table-cell office:value-type="string" calcext:value-type="string">
            <text:p><text:s/>ME</text:p>
          </table:table-cell>
          <table:table-cell office:value-type="float" office:value="12.19448" calcext:value-type="float">
            <text:p>12,194</text:p>
          </table:table-cell>
          <table:table-cell table:formula="of:=IF([.E2]=[.E6];CONCATENATE(&quot;\bf{$&quot;;ROUND([.E2];2);&quot;$}&quot;);CONCATENATE(&quot;$&quot;;ROUND([.E2];2);&quot;$&quot;))" office:value-type="string" office:string-value="$12,19$" calcext:value-type="string">
            <text:p>$12,19$</text:p>
          </table:table-cell>
          <table:table-cell office:value-type="string" calcext:value-type="string">
            <text:p><text:s/>MSE</text:p>
          </table:table-cell>
          <table:table-cell office:value-type="float" office:value="9152.501" calcext:value-type="float">
            <text:p>9152,501</text:p>
          </table:table-cell>
          <table:table-cell table:formula="of:=IF([.H2]=[.H6];CONCATENATE(&quot;\bf{$&quot;;ROUND([.H2];2);&quot;$}&quot;);CONCATENATE(&quot;$&quot;;ROUND([.H2];2);&quot;$&quot;))" office:value-type="string" office:string-value="$9152,5$" calcext:value-type="string">
            <text:p>$9152,5$</text:p>
          </table:table-cell>
          <table:table-cell office:value-type="string" calcext:value-type="string">
            <text:p><text:s/>RMSE</text:p>
          </table:table-cell>
          <table:table-cell office:value-type="float" office:value="95.66871" calcext:value-type="float">
            <text:p>95,669</text:p>
          </table:table-cell>
          <table:table-cell table:formula="of:=IF([.K2]=[.K6];CONCATENATE(&quot;\bf{$&quot;;ROUND([.K2];2);&quot;$}&quot;);CONCATENATE(&quot;$&quot;;ROUND([.K2];2);&quot;$&quot;))" office:value-type="string" office:string-value="$95,67$" calcext:value-type="string">
            <text:p>$95,67$</text:p>
          </table:table-cell>
          <table:table-cell office:value-type="string" calcext:value-type="string">
            <text:p><text:s/>MAE mean</text:p>
          </table:table-cell>
          <table:table-cell office:value-type="float" office:value="84.68483" calcext:value-type="float">
            <text:p>84,685</text:p>
          </table:table-cell>
          <table:table-cell table:formula="of:=IF([.N2]=[.N6];CONCATENATE(&quot;\bf{$&quot;;ROUND([.N2];2);&quot;$}&quot;);CONCATENATE(&quot;$&quot;;ROUND([.N2];2);&quot;$&quot;))" office:value-type="string" office:string-value="$84,68$" calcext:value-type="string">
            <text:p>$84,68$</text:p>
          </table:table-cell>
          <table:table-cell office:value-type="string" calcext:value-type="string">
            <text:p><text:s/>MPE</text:p>
          </table:table-cell>
          <table:table-cell office:value-type="float" office:value="8.171789" calcext:value-type="float">
            <text:p>8,172</text:p>
          </table:table-cell>
          <table:table-cell table:formula="of:=IF([.Q2]=[.Q6];CONCATENATE(&quot;\bf{$&quot;;ROUND([.Q2];2);&quot;$}&quot;);CONCATENATE(&quot;$&quot;;ROUND([.Q2];2);&quot;$&quot;))" office:value-type="string" office:string-value="$8,17$" calcext:value-type="string">
            <text:p>$8,17$</text:p>
          </table:table-cell>
          <table:table-cell office:value-type="string" calcext:value-type="string">
            <text:p><text:s/>MAPE (recalculado)</text:p>
          </table:table-cell>
          <table:table-cell office:value-type="float" office:value="187.8862" calcext:value-type="float">
            <text:p>187,886</text:p>
          </table:table-cell>
          <table:table-cell table:formula="of:=IF([.T2]=[.T6];CONCATENATE(&quot;\bf{$&quot;;ROUND([.T2];2);&quot;$}&quot;);CONCATENATE(&quot;$&quot;;ROUND([.T2];2);&quot;$&quot;))" office:value-type="string" office:string-value="$187,89$" calcext:value-type="string">
            <text:p>$187,89$</text:p>
          </table:table-cell>
          <table:table-cell office:value-type="string" calcext:value-type="string">
            <text:p><text:s/>MASE (recalculado)</text:p>
          </table:table-cell>
          <table:table-cell office:value-type="float" office:value="4.72257" calcext:value-type="float">
            <text:p>4,723</text:p>
          </table:table-cell>
          <table:table-cell table:formula="of:=IF([.W2]=[.W6];CONCATENATE(&quot;\bf{$&quot;;ROUND([.W2];2);&quot;$}&quot;);CONCATENATE(&quot;$&quot;;ROUND([.W2];2);&quot;$&quot;))" office:value-type="string" office:string-value="$4,72$" calcext:value-type="string">
            <text:p>$4,72$</text:p>
          </table:table-cell>
          <table:table-cell office:value-type="string" calcext:value-type="string">
            <text:p><text:s/>MdAE</text:p>
          </table:table-cell>
          <table:table-cell office:value-type="float" office:value="90.75935" calcext:value-type="float">
            <text:p>90,759</text:p>
          </table:table-cell>
          <table:table-cell table:formula="of:=IF([.Z2]=[.Z6];CONCATENATE(&quot;\bf{$&quot;;ROUND([.Z2];2);&quot;$}&quot;);CONCATENATE(&quot;$&quot;;ROUND([.Z2];2);&quot;$&quot;))" office:value-type="string" office:string-value="$90,76$" calcext:value-type="string">
            <text:p>$90,76$</text:p>
          </table:table-cell>
          <table:table-cell office:value-type="string" calcext:value-type="string">
            <text:p><text:s/>MdAPE</text:p>
          </table:table-cell>
          <table:table-cell office:value-type="float" office:value="50.0073" calcext:value-type="float">
            <text:p>50,007</text:p>
          </table:table-cell>
          <table:table-cell table:formula="of:=IF([.AC2]=[.AC6];CONCATENATE(&quot;\bf{$&quot;;ROUND([.AC2];2);&quot;$}&quot;);CONCATENATE(&quot;$&quot;;ROUND([.AC2];2);&quot;$&quot;))" office:value-type="string" office:string-value="$50,01$" calcext:value-type="string">
            <text:p>$50,01$</text:p>
          </table:table-cell>
          <table:table-cell office:value-type="string" calcext:value-type="string">
            <text:p><text:s/>sMAPE(%)</text:p>
          </table:table-cell>
          <table:table-cell office:value-type="float" office:value="69.22717" calcext:value-type="float">
            <text:p>69,227</text:p>
          </table:table-cell>
          <table:table-cell table:formula="of:=IF([.AF2]=[.AF6];CONCATENATE(&quot;\bf{$&quot;;ROUND([.AF2];2);&quot;$}&quot;);CONCATENATE(&quot;$&quot;;ROUND([.AF2];2);&quot;$&quot;))" office:value-type="string" office:string-value="$69,23$" calcext:value-type="string">
            <text:p>$69,23$</text:p>
          </table:table-cell>
          <table:table-cell office:value-type="string" calcext:value-type="string">
            <text:p><text:s/>sMdAPE(%)</text:p>
          </table:table-cell>
          <table:table-cell office:value-type="float" office:value="54.87041" calcext:value-type="float">
            <text:p>54,870</text:p>
          </table:table-cell>
          <table:table-cell table:formula="of:=IF([.AI2]=[.AI6];CONCATENATE(&quot;\bf{$&quot;;ROUND([.AI2];2);&quot;$}&quot;);CONCATENATE(&quot;$&quot;;ROUND([.AI2];2);&quot;$&quot;))" office:value-type="string" office:string-value="$54,87$" calcext:value-type="string">
            <text:p>$54,87$</text:p>
          </table:table-cell>
          <table:table-cell table:formula="of:=CONCATENATE([.AL2];[.AM2];[.AN2];[.AO2];[.AP2];[.AQ2];[.AR2];[.AS2];[.AT2];[.AU2];[.AV2];&quot;\\&quot;)" office:value-type="string" office:string-value="$12,19$ &amp; $9152,5$ &amp; $95,67$ &amp; $84,68$ &amp; $8,17$ &amp; $187,89$ &amp; $4,72$ &amp; $90,76$ &amp; $50,01$ &amp; $69,23$ &amp; $54,87$ &amp; \\" calcext:value-type="string">
            <text:p>$12,19$ &amp; $9152,5$ &amp; $95,67$ &amp; $84,68$ &amp; $8,17$ &amp; $187,89$ &amp; $4,72$ &amp; $90,76$ &amp; $50,01$ &amp; $69,23$ &amp; $54,87$ &amp; \\</text:p>
          </table:table-cell>
          <table:table-cell table:formula="of:=CONCATENATE([.F2];&quot; &amp; &quot;)" office:value-type="string" office:string-value="$12,19$ &amp; " calcext:value-type="string">
            <text:p>$12,19$ &amp; </text:p>
          </table:table-cell>
          <table:table-cell table:formula="of:=CONCATENATE([.I2];&quot; &amp; &quot;)" office:value-type="string" office:string-value="$9152,5$ &amp; " calcext:value-type="string">
            <text:p>$9152,5$ &amp; </text:p>
          </table:table-cell>
          <table:table-cell table:formula="of:=CONCATENATE([.L2];&quot; &amp; &quot;)" office:value-type="string" office:string-value="$95,67$ &amp; " calcext:value-type="string">
            <text:p>$95,67$ &amp; </text:p>
          </table:table-cell>
          <table:table-cell table:formula="of:=CONCATENATE([.O2];&quot; &amp; &quot;)" office:value-type="string" office:string-value="$84,68$ &amp; " calcext:value-type="string">
            <text:p>$84,68$ &amp; </text:p>
          </table:table-cell>
          <table:table-cell table:formula="of:=CONCATENATE([.R2];&quot; &amp; &quot;)" office:value-type="string" office:string-value="$8,17$ &amp; " calcext:value-type="string">
            <text:p>$8,17$ &amp; </text:p>
          </table:table-cell>
          <table:table-cell table:formula="of:=CONCATENATE([.U2];&quot; &amp; &quot;)" office:value-type="string" office:string-value="$187,89$ &amp; " calcext:value-type="string">
            <text:p>$187,89$ &amp; </text:p>
          </table:table-cell>
          <table:table-cell table:formula="of:=CONCATENATE([.X2];&quot; &amp; &quot;)" office:value-type="string" office:string-value="$4,72$ &amp; " calcext:value-type="string">
            <text:p>$4,72$ &amp; </text:p>
          </table:table-cell>
          <table:table-cell table:formula="of:=CONCATENATE([.AA2];&quot; &amp; &quot;)" office:value-type="string" office:string-value="$90,76$ &amp; " calcext:value-type="string">
            <text:p>$90,76$ &amp; </text:p>
          </table:table-cell>
          <table:table-cell table:formula="of:=CONCATENATE([.AD2];&quot; &amp; &quot;)" office:value-type="string" office:string-value="$50,01$ &amp; " calcext:value-type="string">
            <text:p>$50,01$ &amp; </text:p>
          </table:table-cell>
          <table:table-cell table:formula="of:=CONCATENATE([.AG2];&quot; &amp; &quot;)" office:value-type="string" office:string-value="$69,23$ &amp; " calcext:value-type="string">
            <text:p>$69,23$ &amp; </text:p>
          </table:table-cell>
          <table:table-cell table:formula="of:=CONCATENATE([.AJ2];&quot; &amp; &quot;)" office:value-type="string" office:string-value="$54,87$ &amp; " calcext:value-type="string">
            <text:p>$54,87$ &amp; </text:p>
          </table:table-cell>
        </table:table-row>
        <table:table-row table:style-name="ro1">
          <table:table-cell office:value-type="string" calcext:value-type="string">
            <text:p><text:s/>@vrivas ETS NO CONCURSO</text:p>
          </table:table-cell>
          <table:table-cell office:value-type="string" calcext:value-type="string">
            <text:p><text:s text:c="2"/></text:p>
          </table:table-cell>
          <table:table-cell table:formula="of:=COUNTIF([.D3:.AJ3];&quot;MIN&quot;)" office:value-type="float" office:value="0" calcext:value-type="float">
            <text:p>0</text:p>
          </table:table-cell>
          <table:table-cell office:value-type="string" calcext:value-type="string">
            <text:p><text:s/>ME</text:p>
          </table:table-cell>
          <table:table-cell office:value-type="float" office:value="0.1098204" calcext:value-type="float">
            <text:p>0,110</text:p>
          </table:table-cell>
          <table:table-cell table:formula="of:=IF([.E3]=[.E6];CONCATENATE(&quot;\bf{$&quot;;ROUND([.E3];2);&quot;$}&quot;);CONCATENATE(&quot;$&quot;;ROUND([.E3];2);&quot;$&quot;))" office:value-type="string" office:string-value="\bf{$0,11$}" calcext:value-type="string">
            <text:p>\bf{$0,11$}</text:p>
          </table:table-cell>
          <table:table-cell office:value-type="string" calcext:value-type="string">
            <text:p><text:s/>MSE</text:p>
          </table:table-cell>
          <table:table-cell office:value-type="float" office:value="635.1082" calcext:value-type="float">
            <text:p>635,108</text:p>
          </table:table-cell>
          <table:table-cell table:formula="of:=IF([.H3]=[.H6];CONCATENATE(&quot;\bf{$&quot;;ROUND([.H3];2);&quot;$}&quot;);CONCATENATE(&quot;$&quot;;ROUND([.H3];2);&quot;$&quot;))" office:value-type="string" office:string-value="\bf{$635,11$}" calcext:value-type="string">
            <text:p>\bf{$635,11$}</text:p>
          </table:table-cell>
          <table:table-cell office:value-type="string" calcext:value-type="string">
            <text:p><text:s/>RMSE</text:p>
          </table:table-cell>
          <table:table-cell office:value-type="float" office:value="25.20135" calcext:value-type="float">
            <text:p>25,201</text:p>
          </table:table-cell>
          <table:table-cell table:formula="of:=IF([.K3]=[.K6];CONCATENATE(&quot;\bf{$&quot;;ROUND([.K3];2);&quot;$}&quot;);CONCATENATE(&quot;$&quot;;ROUND([.K3];2);&quot;$&quot;))" office:value-type="string" office:string-value="\bf{$25,2$}" calcext:value-type="string">
            <text:p>\bf{$25,2$}</text:p>
          </table:table-cell>
          <table:table-cell office:value-type="string" calcext:value-type="string">
            <text:p><text:s/>MAE mean</text:p>
          </table:table-cell>
          <table:table-cell office:value-type="float" office:value="18.16123" calcext:value-type="float">
            <text:p>18,161</text:p>
          </table:table-cell>
          <table:table-cell table:formula="of:=IF([.N3]=[.N6];CONCATENATE(&quot;\bf{$&quot;;ROUND([.N3];2);&quot;$}&quot;);CONCATENATE(&quot;$&quot;;ROUND([.N3];2);&quot;$&quot;))" office:value-type="string" office:string-value="\bf{$18,16$}" calcext:value-type="string">
            <text:p>\bf{$18,16$}</text:p>
          </table:table-cell>
          <table:table-cell office:value-type="string" calcext:value-type="string">
            <text:p><text:s/>MPE</text:p>
          </table:table-cell>
          <table:table-cell office:value-type="float" office:value="-3.435957" calcext:value-type="float">
            <text:p>-3,436</text:p>
          </table:table-cell>
          <table:table-cell table:formula="of:=IF([.Q3]=[.Q6];CONCATENATE(&quot;\bf{$&quot;;ROUND([.Q3];2);&quot;$}&quot;);CONCATENATE(&quot;$&quot;;ROUND([.Q3];2);&quot;$&quot;))" office:value-type="string" office:string-value="\bf{$-3,44$}" calcext:value-type="string">
            <text:p>\bf{$-3,44$}</text:p>
          </table:table-cell>
          <table:table-cell office:value-type="string" calcext:value-type="string">
            <text:p><text:s/>MAPE (recalculado)</text:p>
          </table:table-cell>
          <table:table-cell office:value-type="float" office:value="18.70514" calcext:value-type="float">
            <text:p>18,705</text:p>
          </table:table-cell>
          <table:table-cell table:formula="of:=IF([.T3]=[.T6];CONCATENATE(&quot;\bf{$&quot;;ROUND([.T3];2);&quot;$}&quot;);CONCATENATE(&quot;$&quot;;ROUND([.T3];2);&quot;$&quot;))" office:value-type="string" office:string-value="\bf{$18,71$}" calcext:value-type="string">
            <text:p>\bf{$18,71$}</text:p>
          </table:table-cell>
          <table:table-cell office:value-type="string" calcext:value-type="string">
            <text:p><text:s/>MASE (recalculado)</text:p>
          </table:table-cell>
          <table:table-cell office:value-type="float" office:value="1.012787" calcext:value-type="float">
            <text:p>1,013</text:p>
          </table:table-cell>
          <table:table-cell table:formula="of:=IF([.W3]=[.W6];CONCATENATE(&quot;\bf{$&quot;;ROUND([.W3];2);&quot;$}&quot;);CONCATENATE(&quot;$&quot;;ROUND([.W3];2);&quot;$&quot;))" office:value-type="string" office:string-value="\bf{$1,01$}" calcext:value-type="string">
            <text:p>\bf{$1,01$}</text:p>
          </table:table-cell>
          <table:table-cell office:value-type="string" calcext:value-type="string">
            <text:p><text:s/>MdAE</text:p>
          </table:table-cell>
          <table:table-cell office:value-type="float" office:value="11.49944" calcext:value-type="float">
            <text:p>11,499</text:p>
          </table:table-cell>
          <table:table-cell table:formula="of:=IF([.Z3]=[.Z6];CONCATENATE(&quot;\bf{$&quot;;ROUND([.Z3];2);&quot;$}&quot;);CONCATENATE(&quot;$&quot;;ROUND([.Z3];2);&quot;$&quot;))" office:value-type="string" office:string-value="\bf{$11,5$}" calcext:value-type="string">
            <text:p>\bf{$11,5$}</text:p>
          </table:table-cell>
          <table:table-cell office:value-type="string" calcext:value-type="string">
            <text:p><text:s/>MdAPE</text:p>
          </table:table-cell>
          <table:table-cell office:value-type="float" office:value="12.63519" calcext:value-type="float">
            <text:p>12,635</text:p>
          </table:table-cell>
          <table:table-cell table:formula="of:=IF([.AC3]=[.AC6];CONCATENATE(&quot;\bf{$&quot;;ROUND([.AC3];2);&quot;$}&quot;);CONCATENATE(&quot;$&quot;;ROUND([.AC3];2);&quot;$&quot;))" office:value-type="string" office:string-value="\bf{$12,64$}" calcext:value-type="string">
            <text:p>\bf{$12,64$}</text:p>
          </table:table-cell>
          <table:table-cell office:value-type="string" calcext:value-type="string">
            <text:p><text:s/>sMAPE(%)</text:p>
          </table:table-cell>
          <table:table-cell office:value-type="float" office:value="17.72691" calcext:value-type="float">
            <text:p>17,727</text:p>
          </table:table-cell>
          <table:table-cell table:formula="of:=IF([.AF3]=[.AF6];CONCATENATE(&quot;\bf{$&quot;;ROUND([.AF3];2);&quot;$}&quot;);CONCATENATE(&quot;$&quot;;ROUND([.AF3];2);&quot;$&quot;))" office:value-type="string" office:string-value="\bf{$17,73$}" calcext:value-type="string">
            <text:p>\bf{$17,73$}</text:p>
          </table:table-cell>
          <table:table-cell office:value-type="string" calcext:value-type="string">
            <text:p><text:s/>sMdAPE(%)</text:p>
          </table:table-cell>
          <table:table-cell office:value-type="float" office:value="12.59272" calcext:value-type="float">
            <text:p>12,593</text:p>
          </table:table-cell>
          <table:table-cell table:formula="of:=IF([.AI3]=[.AI6];CONCATENATE(&quot;\bf{$&quot;;ROUND([.AI3];2);&quot;$}&quot;);CONCATENATE(&quot;$&quot;;ROUND([.AI3];2);&quot;$&quot;))" office:value-type="string" office:string-value="\bf{$12,59$}" calcext:value-type="string">
            <text:p>\bf{$12,59$}</text:p>
          </table:table-cell>
          <table:table-cell table:formula="of:=CONCATENATE([.AL3];[.AM3];[.AN3];[.AO3];[.AP3];[.AQ3];[.AR3];[.AS3];[.AT3];[.AU3];[.AV3];&quot;\\&quot;)" office:value-type="string" office:string-value="\bf{$0,11$} &amp; \bf{$635,11$} &amp; \bf{$25,2$} &amp; \bf{$18,16$} &amp; \bf{$-3,44$} &amp; \bf{$18,71$} &amp; \bf{$1,01$} &amp; \bf{$11,5$} &amp; \bf{$12,64$} &amp; \bf{$17,73$} &amp; \bf{$12,59$} &amp; \\" calcext:value-type="string">
            <text:p>\bf{$0,11$} &amp; \bf{$635,11$} &amp; \bf{$25,2$} &amp; \bf{$18,16$} &amp; \bf{$-3,44$} &amp; \bf{$18,71$} &amp; \bf{$1,01$} &amp; \bf{$11,5$} &amp; \bf{$12,64$} &amp; \bf{$17,73$} &amp; \bf{$12,59$} &amp; \\</text:p>
          </table:table-cell>
          <table:table-cell table:formula="of:=CONCATENATE([.F3];&quot; &amp; &quot;)" office:value-type="string" office:string-value="\bf{$0,11$} &amp; " calcext:value-type="string">
            <text:p>\bf{$0,11$} &amp; </text:p>
          </table:table-cell>
          <table:table-cell table:formula="of:=CONCATENATE([.I3];&quot; &amp; &quot;)" office:value-type="string" office:string-value="\bf{$635,11$} &amp; " calcext:value-type="string">
            <text:p>\bf{$635,11$} &amp; </text:p>
          </table:table-cell>
          <table:table-cell table:formula="of:=CONCATENATE([.L3];&quot; &amp; &quot;)" office:value-type="string" office:string-value="\bf{$25,2$} &amp; " calcext:value-type="string">
            <text:p>\bf{$25,2$} &amp; </text:p>
          </table:table-cell>
          <table:table-cell table:formula="of:=CONCATENATE([.O3];&quot; &amp; &quot;)" office:value-type="string" office:string-value="\bf{$18,16$} &amp; " calcext:value-type="string">
            <text:p>\bf{$18,16$} &amp; </text:p>
          </table:table-cell>
          <table:table-cell table:formula="of:=CONCATENATE([.R3];&quot; &amp; &quot;)" office:value-type="string" office:string-value="\bf{$-3,44$} &amp; " calcext:value-type="string">
            <text:p>\bf{$-3,44$} &amp; </text:p>
          </table:table-cell>
          <table:table-cell table:formula="of:=CONCATENATE([.U3];&quot; &amp; &quot;)" office:value-type="string" office:string-value="\bf{$18,71$} &amp; " calcext:value-type="string">
            <text:p>\bf{$18,71$} &amp; </text:p>
          </table:table-cell>
          <table:table-cell table:formula="of:=CONCATENATE([.X3];&quot; &amp; &quot;)" office:value-type="string" office:string-value="\bf{$1,01$} &amp; " calcext:value-type="string">
            <text:p>\bf{$1,01$} &amp; </text:p>
          </table:table-cell>
          <table:table-cell table:formula="of:=CONCATENATE([.AA3];&quot; &amp; &quot;)" office:value-type="string" office:string-value="\bf{$11,5$} &amp; " calcext:value-type="string">
            <text:p>\bf{$11,5$} &amp; </text:p>
          </table:table-cell>
          <table:table-cell table:formula="of:=CONCATENATE([.AD3];&quot; &amp; &quot;)" office:value-type="string" office:string-value="\bf{$12,64$} &amp; " calcext:value-type="string">
            <text:p>\bf{$12,64$} &amp; </text:p>
          </table:table-cell>
          <table:table-cell table:formula="of:=CONCATENATE([.AG3];&quot; &amp; &quot;)" office:value-type="string" office:string-value="\bf{$17,73$} &amp; " calcext:value-type="string">
            <text:p>\bf{$17,73$} &amp; </text:p>
          </table:table-cell>
          <table:table-cell table:formula="of:=CONCATENATE([.AJ3];&quot; &amp; &quot;)" office:value-type="string" office:string-value="\bf{$12,59$} &amp; " calcext:value-type="string">
            <text:p>\bf{$12,59$} &amp; </text:p>
          </table:table-cell>
        </table:table-row>
        <table:table-row table:style-name="ro1">
          <table:table-cell office:value-type="string" calcext:value-type="string">
            <text:p><text:s/>@vrivas ARIMA NO CONCURSO </text:p>
          </table:table-cell>
          <table:table-cell office:value-type="string" calcext:value-type="string">
            <text:p><text:s text:c="2"/></text:p>
          </table:table-cell>
          <table:table-cell table:formula="of:=COUNTIF([.D4:.AJ4];&quot;MIN&quot;)" office:value-type="float" office:value="0" calcext:value-type="float">
            <text:p>0</text:p>
          </table:table-cell>
          <table:table-cell office:value-type="string" calcext:value-type="string">
            <text:p><text:s/>ME</text:p>
          </table:table-cell>
          <table:table-cell office:value-type="float" office:value="0.8587161" calcext:value-type="float">
            <text:p>0,859</text:p>
          </table:table-cell>
          <table:table-cell table:formula="of:=IF([.E4]=[.E6];CONCATENATE(&quot;\bf{$&quot;;ROUND([.E4];2);&quot;$}&quot;);CONCATENATE(&quot;$&quot;;ROUND([.E4];2);&quot;$&quot;))" office:value-type="string" office:string-value="$0,86$" calcext:value-type="string">
            <text:p>$0,86$</text:p>
          </table:table-cell>
          <table:table-cell office:value-type="string" calcext:value-type="string">
            <text:p><text:s/>MSE</text:p>
          </table:table-cell>
          <table:table-cell office:value-type="float" office:value="662.8138" calcext:value-type="float">
            <text:p>662,814</text:p>
          </table:table-cell>
          <table:table-cell table:formula="of:=IF([.H4]=[.H6];CONCATENATE(&quot;\bf{$&quot;;ROUND([.H4];2);&quot;$}&quot;);CONCATENATE(&quot;$&quot;;ROUND([.H4];2);&quot;$&quot;))" office:value-type="string" office:string-value="$662,81$" calcext:value-type="string">
            <text:p>$662,81$</text:p>
          </table:table-cell>
          <table:table-cell office:value-type="string" calcext:value-type="string">
            <text:p><text:s/>RMSE</text:p>
          </table:table-cell>
          <table:table-cell office:value-type="float" office:value="25.74517" calcext:value-type="float">
            <text:p>25,745</text:p>
          </table:table-cell>
          <table:table-cell table:formula="of:=IF([.K4]=[.K6];CONCATENATE(&quot;\bf{$&quot;;ROUND([.K4];2);&quot;$}&quot;);CONCATENATE(&quot;$&quot;;ROUND([.K4];2);&quot;$&quot;))" office:value-type="string" office:string-value="$25,75$" calcext:value-type="string">
            <text:p>$25,75$</text:p>
          </table:table-cell>
          <table:table-cell office:value-type="string" calcext:value-type="string">
            <text:p><text:s/>MAE mean</text:p>
          </table:table-cell>
          <table:table-cell office:value-type="float" office:value="19.40675" calcext:value-type="float">
            <text:p>19,407</text:p>
          </table:table-cell>
          <table:table-cell table:formula="of:=IF([.N4]=[.N6];CONCATENATE(&quot;\bf{$&quot;;ROUND([.N4];2);&quot;$}&quot;);CONCATENATE(&quot;$&quot;;ROUND([.N4];2);&quot;$&quot;))" office:value-type="string" office:string-value="$19,41$" calcext:value-type="string">
            <text:p>$19,41$</text:p>
          </table:table-cell>
          <table:table-cell office:value-type="string" calcext:value-type="string">
            <text:p><text:s/>MPE</text:p>
          </table:table-cell>
          <table:table-cell office:value-type="float" office:value="4.239464" calcext:value-type="float">
            <text:p>4,239</text:p>
          </table:table-cell>
          <table:table-cell table:formula="of:=IF([.Q4]=[.Q6];CONCATENATE(&quot;\bf{$&quot;;ROUND([.Q4];2);&quot;$}&quot;);CONCATENATE(&quot;$&quot;;ROUND([.Q4];2);&quot;$&quot;))" office:value-type="string" office:string-value="$4,24$" calcext:value-type="string">
            <text:p>$4,24$</text:p>
          </table:table-cell>
          <table:table-cell office:value-type="string" calcext:value-type="string">
            <text:p><text:s/>MAPE (recalculado)</text:p>
          </table:table-cell>
          <table:table-cell office:value-type="float" office:value="24.50707" calcext:value-type="float">
            <text:p>24,507</text:p>
          </table:table-cell>
          <table:table-cell table:formula="of:=IF([.T4]=[.T6];CONCATENATE(&quot;\bf{$&quot;;ROUND([.T4];2);&quot;$}&quot;);CONCATENATE(&quot;$&quot;;ROUND([.T4];2);&quot;$&quot;))" office:value-type="string" office:string-value="$24,51$" calcext:value-type="string">
            <text:p>$24,51$</text:p>
          </table:table-cell>
          <table:table-cell office:value-type="string" calcext:value-type="string">
            <text:p><text:s/>MASE (recalculado)</text:p>
          </table:table-cell>
          <table:table-cell office:value-type="float" office:value="1.082245" calcext:value-type="float">
            <text:p>1,082</text:p>
          </table:table-cell>
          <table:table-cell table:formula="of:=IF([.W4]=[.W6];CONCATENATE(&quot;\bf{$&quot;;ROUND([.W4];2);&quot;$}&quot;);CONCATENATE(&quot;$&quot;;ROUND([.W4];2);&quot;$&quot;))" office:value-type="string" office:string-value="$1,08$" calcext:value-type="string">
            <text:p>$1,08$</text:p>
          </table:table-cell>
          <table:table-cell office:value-type="string" calcext:value-type="string">
            <text:p><text:s/>MdAE</text:p>
          </table:table-cell>
          <table:table-cell office:value-type="float" office:value="15.99157" calcext:value-type="float">
            <text:p>15,992</text:p>
          </table:table-cell>
          <table:table-cell table:formula="of:=IF([.Z4]=[.Z6];CONCATENATE(&quot;\bf{$&quot;;ROUND([.Z4];2);&quot;$}&quot;);CONCATENATE(&quot;$&quot;;ROUND([.Z4];2);&quot;$&quot;))" office:value-type="string" office:string-value="$15,99$" calcext:value-type="string">
            <text:p>$15,99$</text:p>
          </table:table-cell>
          <table:table-cell office:value-type="string" calcext:value-type="string">
            <text:p><text:s/>MdAPE</text:p>
          </table:table-cell>
          <table:table-cell office:value-type="float" office:value="13.81983" calcext:value-type="float">
            <text:p>13,820</text:p>
          </table:table-cell>
          <table:table-cell table:formula="of:=IF([.AC4]=[.AC6];CONCATENATE(&quot;\bf{$&quot;;ROUND([.AC4];2);&quot;$}&quot;);CONCATENATE(&quot;$&quot;;ROUND([.AC4];2);&quot;$&quot;))" office:value-type="string" office:string-value="$13,82$" calcext:value-type="string">
            <text:p>$13,82$</text:p>
          </table:table-cell>
          <table:table-cell office:value-type="string" calcext:value-type="string">
            <text:p><text:s/>sMAPE(%)</text:p>
          </table:table-cell>
          <table:table-cell office:value-type="float" office:value="20.06211" calcext:value-type="float">
            <text:p>20,062</text:p>
          </table:table-cell>
          <table:table-cell table:formula="of:=IF([.AF4]=[.AF6];CONCATENATE(&quot;\bf{$&quot;;ROUND([.AF4];2);&quot;$}&quot;);CONCATENATE(&quot;$&quot;;ROUND([.AF4];2);&quot;$&quot;))" office:value-type="string" office:string-value="$20,06$" calcext:value-type="string">
            <text:p>$20,06$</text:p>
          </table:table-cell>
          <table:table-cell office:value-type="string" calcext:value-type="string">
            <text:p><text:s/>sMdAPE(%)</text:p>
          </table:table-cell>
          <table:table-cell office:value-type="float" office:value="14.66423" calcext:value-type="float">
            <text:p>14,664</text:p>
          </table:table-cell>
          <table:table-cell table:formula="of:=IF([.AI4]=[.AI6];CONCATENATE(&quot;\bf{$&quot;;ROUND([.AI4];2);&quot;$}&quot;);CONCATENATE(&quot;$&quot;;ROUND([.AI4];2);&quot;$&quot;))" office:value-type="string" office:string-value="$14,66$" calcext:value-type="string">
            <text:p>$14,66$</text:p>
          </table:table-cell>
          <table:table-cell table:formula="of:=CONCATENATE([.AL4];[.AM4];[.AN4];[.AO4];[.AP4];[.AQ4];[.AR4];[.AS4];[.AT4];[.AU4];[.AV4];&quot;\\&quot;)" office:value-type="string" office:string-value="$0,86$ &amp; $662,81$ &amp; $25,75$ &amp; $19,41$ &amp; $4,24$ &amp; $24,51$ &amp; $1,08$ &amp; $15,99$ &amp; $13,82$ &amp; $20,06$ &amp; $14,66$ &amp; \\" calcext:value-type="string">
            <text:p>$0,86$ &amp; $662,81$ &amp; $25,75$ &amp; $19,41$ &amp; $4,24$ &amp; $24,51$ &amp; $1,08$ &amp; $15,99$ &amp; $13,82$ &amp; $20,06$ &amp; $14,66$ &amp; \\</text:p>
          </table:table-cell>
          <table:table-cell table:formula="of:=CONCATENATE([.F4];&quot; &amp; &quot;)" office:value-type="string" office:string-value="$0,86$ &amp; " calcext:value-type="string">
            <text:p>$0,86$ &amp; </text:p>
          </table:table-cell>
          <table:table-cell table:formula="of:=CONCATENATE([.I4];&quot; &amp; &quot;)" office:value-type="string" office:string-value="$662,81$ &amp; " calcext:value-type="string">
            <text:p>$662,81$ &amp; </text:p>
          </table:table-cell>
          <table:table-cell table:formula="of:=CONCATENATE([.L4];&quot; &amp; &quot;)" office:value-type="string" office:string-value="$25,75$ &amp; " calcext:value-type="string">
            <text:p>$25,75$ &amp; </text:p>
          </table:table-cell>
          <table:table-cell table:formula="of:=CONCATENATE([.O4];&quot; &amp; &quot;)" office:value-type="string" office:string-value="$19,41$ &amp; " calcext:value-type="string">
            <text:p>$19,41$ &amp; </text:p>
          </table:table-cell>
          <table:table-cell table:formula="of:=CONCATENATE([.R4];&quot; &amp; &quot;)" office:value-type="string" office:string-value="$4,24$ &amp; " calcext:value-type="string">
            <text:p>$4,24$ &amp; </text:p>
          </table:table-cell>
          <table:table-cell table:formula="of:=CONCATENATE([.U4];&quot; &amp; &quot;)" office:value-type="string" office:string-value="$24,51$ &amp; " calcext:value-type="string">
            <text:p>$24,51$ &amp; </text:p>
          </table:table-cell>
          <table:table-cell table:formula="of:=CONCATENATE([.X4];&quot; &amp; &quot;)" office:value-type="string" office:string-value="$1,08$ &amp; " calcext:value-type="string">
            <text:p>$1,08$ &amp; </text:p>
          </table:table-cell>
          <table:table-cell table:formula="of:=CONCATENATE([.AA4];&quot; &amp; &quot;)" office:value-type="string" office:string-value="$15,99$ &amp; " calcext:value-type="string">
            <text:p>$15,99$ &amp; </text:p>
          </table:table-cell>
          <table:table-cell table:formula="of:=CONCATENATE([.AD4];&quot; &amp; &quot;)" office:value-type="string" office:string-value="$13,82$ &amp; " calcext:value-type="string">
            <text:p>$13,82$ &amp; </text:p>
          </table:table-cell>
          <table:table-cell table:formula="of:=CONCATENATE([.AG4];&quot; &amp; &quot;)" office:value-type="string" office:string-value="$20,06$ &amp; " calcext:value-type="string">
            <text:p>$20,06$ &amp; </text:p>
          </table:table-cell>
          <table:table-cell table:formula="of:=CONCATENATE([.AJ4];&quot; &amp; &quot;)" office:value-type="string" office:string-value="$14,66$ &amp; " calcext:value-type="string">
            <text:p>$14,66$ &amp; </text:p>
          </table:table-cell>
        </table:table-row>
        <table:table-row table:style-name="ro1">
          <table:table-cell office:value-type="string" calcext:value-type="string">
            <text:p><text:s/>@vrivas THETA NO CONCURSO </text:p>
          </table:table-cell>
          <table:table-cell office:value-type="string" calcext:value-type="string">
            <text:p><text:s text:c="2"/></text:p>
          </table:table-cell>
          <table:table-cell table:formula="of:=COUNTIF([.D5:.AJ5];&quot;MIN&quot;)" office:value-type="float" office:value="0" calcext:value-type="float">
            <text:p>0</text:p>
          </table:table-cell>
          <table:table-cell office:value-type="string" calcext:value-type="string">
            <text:p><text:s/>ME</text:p>
          </table:table-cell>
          <table:table-cell office:value-type="float" office:value="0.2346324" calcext:value-type="float">
            <text:p>0,235</text:p>
          </table:table-cell>
          <table:table-cell table:formula="of:=IF([.E5]=[.E6];CONCATENATE(&quot;\bf{$&quot;;ROUND([.E5];2);&quot;$}&quot;);CONCATENATE(&quot;$&quot;;ROUND([.E5];2);&quot;$&quot;))" office:value-type="string" office:string-value="$0,23$" calcext:value-type="string">
            <text:p>$0,23$</text:p>
          </table:table-cell>
          <table:table-cell office:value-type="string" calcext:value-type="string">
            <text:p><text:s/>MSE</text:p>
          </table:table-cell>
          <table:table-cell office:value-type="float" office:value="669.3005" calcext:value-type="float">
            <text:p>669,301</text:p>
          </table:table-cell>
          <table:table-cell table:formula="of:=IF([.H5]=[.H6];CONCATENATE(&quot;\bf{$&quot;;ROUND([.H5];2);&quot;$}&quot;);CONCATENATE(&quot;$&quot;;ROUND([.H5];2);&quot;$&quot;))" office:value-type="string" office:string-value="$669,3$" calcext:value-type="string">
            <text:p>$669,3$</text:p>
          </table:table-cell>
          <table:table-cell office:value-type="string" calcext:value-type="string">
            <text:p><text:s/>RMSE</text:p>
          </table:table-cell>
          <table:table-cell office:value-type="float" office:value="25.87084" calcext:value-type="float">
            <text:p>25,871</text:p>
          </table:table-cell>
          <table:table-cell table:formula="of:=IF([.K5]=[.K6];CONCATENATE(&quot;\bf{$&quot;;ROUND([.K5];2);&quot;$}&quot;);CONCATENATE(&quot;$&quot;;ROUND([.K5];2);&quot;$&quot;))" office:value-type="string" office:string-value="$25,87$" calcext:value-type="string">
            <text:p>$25,87$</text:p>
          </table:table-cell>
          <table:table-cell office:value-type="string" calcext:value-type="string">
            <text:p><text:s/>MAE mean</text:p>
          </table:table-cell>
          <table:table-cell office:value-type="float" office:value="19.00642" calcext:value-type="float">
            <text:p>19,006</text:p>
          </table:table-cell>
          <table:table-cell table:formula="of:=IF([.N5]=[.N6];CONCATENATE(&quot;\bf{$&quot;;ROUND([.N5];2);&quot;$}&quot;);CONCATENATE(&quot;$&quot;;ROUND([.N5];2);&quot;$&quot;))" office:value-type="string" office:string-value="$19,01$" calcext:value-type="string">
            <text:p>$19,01$</text:p>
          </table:table-cell>
          <table:table-cell office:value-type="string" calcext:value-type="string">
            <text:p><text:s/>MPE</text:p>
          </table:table-cell>
          <table:table-cell office:value-type="float" office:value="-2.047321" calcext:value-type="float">
            <text:p>-2,047</text:p>
          </table:table-cell>
          <table:table-cell table:formula="of:=IF([.Q5]=[.Q6];CONCATENATE(&quot;\bf{$&quot;;ROUND([.Q5];2);&quot;$}&quot;);CONCATENATE(&quot;$&quot;;ROUND([.Q5];2);&quot;$&quot;))" office:value-type="string" office:string-value="$-2,05$" calcext:value-type="string">
            <text:p>$-2,05$</text:p>
          </table:table-cell>
          <table:table-cell office:value-type="string" calcext:value-type="string">
            <text:p><text:s/>MAPE (recalculado)</text:p>
          </table:table-cell>
          <table:table-cell office:value-type="float" office:value="20.10636" calcext:value-type="float">
            <text:p>20,106</text:p>
          </table:table-cell>
          <table:table-cell table:formula="of:=IF([.T5]=[.T6];CONCATENATE(&quot;\bf{$&quot;;ROUND([.T5];2);&quot;$}&quot;);CONCATENATE(&quot;$&quot;;ROUND([.T5];2);&quot;$&quot;))" office:value-type="string" office:string-value="$20,11$" calcext:value-type="string">
            <text:p>$20,11$</text:p>
          </table:table-cell>
          <table:table-cell office:value-type="string" calcext:value-type="string">
            <text:p><text:s/>MASE (recalculado)</text:p>
          </table:table-cell>
          <table:table-cell office:value-type="float" office:value="1.05992" calcext:value-type="float">
            <text:p>1,060</text:p>
          </table:table-cell>
          <table:table-cell table:formula="of:=IF([.W5]=[.W6];CONCATENATE(&quot;\bf{$&quot;;ROUND([.W5];2);&quot;$}&quot;);CONCATENATE(&quot;$&quot;;ROUND([.W5];2);&quot;$&quot;))" office:value-type="string" office:string-value="$1,06$" calcext:value-type="string">
            <text:p>$1,06$</text:p>
          </table:table-cell>
          <table:table-cell office:value-type="string" calcext:value-type="string">
            <text:p><text:s/>MdAE</text:p>
          </table:table-cell>
          <table:table-cell office:value-type="float" office:value="13.90272" calcext:value-type="float">
            <text:p>13,903</text:p>
          </table:table-cell>
          <table:table-cell table:formula="of:=IF([.Z5]=[.Z6];CONCATENATE(&quot;\bf{$&quot;;ROUND([.Z5];2);&quot;$}&quot;);CONCATENATE(&quot;$&quot;;ROUND([.Z5];2);&quot;$&quot;))" office:value-type="string" office:string-value="$13,9$" calcext:value-type="string">
            <text:p>$13,9$</text:p>
          </table:table-cell>
          <table:table-cell office:value-type="string" calcext:value-type="string">
            <text:p><text:s/>MdAPE</text:p>
          </table:table-cell>
          <table:table-cell office:value-type="float" office:value="13.71545" calcext:value-type="float">
            <text:p>13,715</text:p>
          </table:table-cell>
          <table:table-cell table:formula="of:=IF([.AC5]=[.AC6];CONCATENATE(&quot;\bf{$&quot;;ROUND([.AC5];2);&quot;$}&quot;);CONCATENATE(&quot;$&quot;;ROUND([.AC5];2);&quot;$&quot;))" office:value-type="string" office:string-value="$13,72$" calcext:value-type="string">
            <text:p>$13,72$</text:p>
          </table:table-cell>
          <table:table-cell office:value-type="string" calcext:value-type="string">
            <text:p><text:s/>sMAPE(%)</text:p>
          </table:table-cell>
          <table:table-cell office:value-type="float" office:value="18.57067" calcext:value-type="float">
            <text:p>18,571</text:p>
          </table:table-cell>
          <table:table-cell table:formula="of:=IF([.AF5]=[.AF6];CONCATENATE(&quot;\bf{$&quot;;ROUND([.AF5];2);&quot;$}&quot;);CONCATENATE(&quot;$&quot;;ROUND([.AF5];2);&quot;$&quot;))" office:value-type="string" office:string-value="$18,57$" calcext:value-type="string">
            <text:p>$18,57$</text:p>
          </table:table-cell>
          <table:table-cell office:value-type="string" calcext:value-type="string">
            <text:p><text:s/>sMdAPE(%)</text:p>
          </table:table-cell>
          <table:table-cell office:value-type="float" office:value="13.15339" calcext:value-type="float">
            <text:p>13,153</text:p>
          </table:table-cell>
          <table:table-cell table:formula="of:=IF([.AI5]=[.AI6];CONCATENATE(&quot;\bf{$&quot;;ROUND([.AI5];2);&quot;$}&quot;);CONCATENATE(&quot;$&quot;;ROUND([.AI5];2);&quot;$&quot;))" office:value-type="string" office:string-value="$13,15$" calcext:value-type="string">
            <text:p>$13,15$</text:p>
          </table:table-cell>
          <table:table-cell table:formula="of:=CONCATENATE([.AL5];[.AM5];[.AN5];[.AO5];[.AP5];[.AQ5];[.AR5];[.AS5];[.AT5];[.AU5];[.AV5];&quot;\\&quot;)" office:value-type="string" office:string-value="$0,23$ &amp; $669,3$ &amp; $25,87$ &amp; $19,01$ &amp; $-2,05$ &amp; $20,11$ &amp; $1,06$ &amp; $13,9$ &amp; $13,72$ &amp; $18,57$ &amp; $13,15$ &amp; \\" calcext:value-type="string">
            <text:p>$0,23$ &amp; $669,3$ &amp; $25,87$ &amp; $19,01$ &amp; $-2,05$ &amp; $20,11$ &amp; $1,06$ &amp; $13,9$ &amp; $13,72$ &amp; $18,57$ &amp; $13,15$ &amp; \\</text:p>
          </table:table-cell>
          <table:table-cell table:formula="of:=CONCATENATE([.F5];&quot; &amp; &quot;)" office:value-type="string" office:string-value="$0,23$ &amp; " calcext:value-type="string">
            <text:p>$0,23$ &amp; </text:p>
          </table:table-cell>
          <table:table-cell table:formula="of:=CONCATENATE([.I5];&quot; &amp; &quot;)" office:value-type="string" office:string-value="$669,3$ &amp; " calcext:value-type="string">
            <text:p>$669,3$ &amp; </text:p>
          </table:table-cell>
          <table:table-cell table:formula="of:=CONCATENATE([.L5];&quot; &amp; &quot;)" office:value-type="string" office:string-value="$25,87$ &amp; " calcext:value-type="string">
            <text:p>$25,87$ &amp; </text:p>
          </table:table-cell>
          <table:table-cell table:formula="of:=CONCATENATE([.O5];&quot; &amp; &quot;)" office:value-type="string" office:string-value="$19,01$ &amp; " calcext:value-type="string">
            <text:p>$19,01$ &amp; </text:p>
          </table:table-cell>
          <table:table-cell table:formula="of:=CONCATENATE([.R5];&quot; &amp; &quot;)" office:value-type="string" office:string-value="$-2,05$ &amp; " calcext:value-type="string">
            <text:p>$-2,05$ &amp; </text:p>
          </table:table-cell>
          <table:table-cell table:formula="of:=CONCATENATE([.U5];&quot; &amp; &quot;)" office:value-type="string" office:string-value="$20,11$ &amp; " calcext:value-type="string">
            <text:p>$20,11$ &amp; </text:p>
          </table:table-cell>
          <table:table-cell table:formula="of:=CONCATENATE([.X5];&quot; &amp; &quot;)" office:value-type="string" office:string-value="$1,06$ &amp; " calcext:value-type="string">
            <text:p>$1,06$ &amp; </text:p>
          </table:table-cell>
          <table:table-cell table:formula="of:=CONCATENATE([.AA5];&quot; &amp; &quot;)" office:value-type="string" office:string-value="$13,9$ &amp; " calcext:value-type="string">
            <text:p>$13,9$ &amp; </text:p>
          </table:table-cell>
          <table:table-cell table:formula="of:=CONCATENATE([.AD5];&quot; &amp; &quot;)" office:value-type="string" office:string-value="$13,72$ &amp; " calcext:value-type="string">
            <text:p>$13,72$ &amp; </text:p>
          </table:table-cell>
          <table:table-cell table:formula="of:=CONCATENATE([.AG5];&quot; &amp; &quot;)" office:value-type="string" office:string-value="$18,57$ &amp; " calcext:value-type="string">
            <text:p>$18,57$ &amp; </text:p>
          </table:table-cell>
          <table:table-cell table:formula="of:=CONCATENATE([.AJ5];&quot; &amp; &quot;)" office:value-type="string" office:string-value="$13,15$ &amp; " calcext:value-type="string">
            <text:p>$13,15$ &amp; </text:p>
          </table:table-cell>
        </table:table-row>
        <table:table-row table:style-name="ro1">
          <table:table-cell table:number-columns-repeated="4"/>
          <table:table-cell table:formula="of:=MIN([.E2:.E5])" office:value-type="float" office:value="0.1098204" calcext:value-type="float">
            <text:p>0,110</text:p>
          </table:table-cell>
          <table:table-cell table:number-columns-repeated="2"/>
          <table:table-cell table:formula="of:=MIN([.H2:.H5])" office:value-type="float" office:value="635.1082" calcext:value-type="float">
            <text:p>635,108</text:p>
          </table:table-cell>
          <table:table-cell table:number-columns-repeated="2"/>
          <table:table-cell table:formula="of:=MIN([.K2:.K5])" office:value-type="float" office:value="25.20135" calcext:value-type="float">
            <text:p>25,201</text:p>
          </table:table-cell>
          <table:table-cell table:number-columns-repeated="2"/>
          <table:table-cell table:formula="of:=MIN([.N2:.N5])" office:value-type="float" office:value="18.16123" calcext:value-type="float">
            <text:p>18,161</text:p>
          </table:table-cell>
          <table:table-cell table:number-columns-repeated="2"/>
          <table:table-cell table:formula="of:=MIN([.Q2:.Q5])" office:value-type="float" office:value="-3.435957" calcext:value-type="float">
            <text:p>-3,436</text:p>
          </table:table-cell>
          <table:table-cell table:number-columns-repeated="2"/>
          <table:table-cell table:formula="of:=MIN([.T2:.T5])" office:value-type="float" office:value="18.70514" calcext:value-type="float">
            <text:p>18,705</text:p>
          </table:table-cell>
          <table:table-cell table:number-columns-repeated="2"/>
          <table:table-cell table:formula="of:=MIN([.W2:.W5])" office:value-type="float" office:value="1.012787" calcext:value-type="float">
            <text:p>1,013</text:p>
          </table:table-cell>
          <table:table-cell table:number-columns-repeated="2"/>
          <table:table-cell table:formula="of:=MIN([.Z2:.Z5])" office:value-type="float" office:value="11.49944" calcext:value-type="float">
            <text:p>11,499</text:p>
          </table:table-cell>
          <table:table-cell table:number-columns-repeated="2"/>
          <table:table-cell table:formula="of:=MIN([.AC2:.AC5])" office:value-type="float" office:value="12.63519" calcext:value-type="float">
            <text:p>12,635</text:p>
          </table:table-cell>
          <table:table-cell table:number-columns-repeated="2"/>
          <table:table-cell table:formula="of:=MIN([.AF2:.AF5])" office:value-type="float" office:value="17.72691" calcext:value-type="float">
            <text:p>17,727</text:p>
          </table:table-cell>
          <table:table-cell table:number-columns-repeated="2"/>
          <table:table-cell table:formula="of:=MIN([.AI2:.AI5])" office:value-type="float" office:value="12.59272" calcext:value-type="float">
            <text:p>12,593</text:p>
          </table:table-cell>
          <table:table-cell table:number-columns-repeated="2"/>
          <table:table-cell table:formula="of:=CONCATENATE([.F6];&quot; &amp; &quot;)" office:value-type="string" office:string-value=" &amp; " calcext:value-type="string">
            <text:p><text:s/>&amp; </text:p>
          </table:table-cell>
          <table:table-cell table:formula="of:=CONCATENATE([.I6];&quot; &amp; &quot;)" office:value-type="string" office:string-value=" &amp; " calcext:value-type="string">
            <text:p><text:s/>&amp; </text:p>
          </table:table-cell>
          <table:table-cell table:formula="of:=CONCATENATE([.L6];&quot; &amp; &quot;)" office:value-type="string" office:string-value=" &amp; " calcext:value-type="string">
            <text:p><text:s/>&amp; </text:p>
          </table:table-cell>
          <table:table-cell table:formula="of:=CONCATENATE([.O6];&quot; &amp; &quot;)" office:value-type="string" office:string-value=" &amp; " calcext:value-type="string">
            <text:p><text:s/>&amp; </text:p>
          </table:table-cell>
          <table:table-cell table:formula="of:=CONCATENATE([.R6];&quot; &amp; &quot;)" office:value-type="string" office:string-value=" &amp; " calcext:value-type="string">
            <text:p><text:s/>&amp; </text:p>
          </table:table-cell>
          <table:table-cell table:formula="of:=CONCATENATE([.U6];&quot; &amp; &quot;)" office:value-type="string" office:string-value=" &amp; " calcext:value-type="string">
            <text:p><text:s/>&amp; </text:p>
          </table:table-cell>
          <table:table-cell table:formula="of:=CONCATENATE([.X6];&quot; &amp; &quot;)" office:value-type="string" office:string-value=" &amp; " calcext:value-type="string">
            <text:p><text:s/>&amp; </text:p>
          </table:table-cell>
          <table:table-cell table:formula="of:=CONCATENATE([.AA6];&quot; &amp; &quot;)" office:value-type="string" office:string-value=" &amp; " calcext:value-type="string">
            <text:p><text:s/>&amp; </text:p>
          </table:table-cell>
          <table:table-cell table:formula="of:=CONCATENATE([.AD6];&quot; &amp; &quot;)" office:value-type="string" office:string-value=" &amp; " calcext:value-type="string">
            <text:p><text:s/>&amp; </text:p>
          </table:table-cell>
          <table:table-cell table:formula="of:=CONCATENATE([.AG6];&quot; &amp; &quot;)" office:value-type="string" office:string-value=" &amp; " calcext:value-type="string">
            <text:p><text:s/>&amp; </text:p>
          </table:table-cell>
          <table:table-cell table:formula="of:=CONCATENATE([.AJ6];&quot; &amp; &quot;)" office:value-type="string" office:string-value=" &amp; " calcext:value-type="string">
            <text:p><text:s/>&amp; </text:p>
          </table:table-cell>
        </table:table-row>
        <table:table-row table:style-name="ro1">
          <table:table-cell office:value-type="string" calcext:value-type="string">
            <text:p><text:s/>@vrivas NO_Concurso <text:s text:c="32"/>DGT_1021</text:p>
          </table:table-cell>
          <table:table-cell table:number-columns-repeated="35"/>
          <table:table-cell table:formula="of:=CONCATENATE([.AL7];[.AM7];[.AN7];[.AO7];[.AP7];[.AQ7];[.AR7];[.AS7];[.AT7];[.AU7];[.AV7];&quot;\\&quot;)" office:value-type="string" office:string-value="ME &amp;MSE &amp;RMSE &amp;MAE &amp;MPE &amp;MAPE &amp;MASE &amp;MdAE &amp;MdAPE &amp; SMAPE(%) &amp; SMdAPE(%) &amp;\\" calcext:value-type="string">
            <text:p>ME &amp;MSE &amp;RMSE &amp;MAE &amp;MPE &amp;MAPE &amp;MASE &amp;MdAE &amp;MdAPE &amp; SMAPE(%) &amp; SMdAPE(%) &amp;\\</text:p>
          </table:table-cell>
          <table:table-cell office:value-type="string" calcext:value-type="string">
            <text:p>ME &amp;</text:p>
          </table:table-cell>
          <table:table-cell office:value-type="string" calcext:value-type="string">
            <text:p>MSE &amp;</text:p>
          </table:table-cell>
          <table:table-cell office:value-type="string" calcext:value-type="string">
            <text:p>RMSE &amp;</text:p>
          </table:table-cell>
          <table:table-cell office:value-type="string" calcext:value-type="string">
            <text:p>MAE &amp;</text:p>
          </table:table-cell>
          <table:table-cell office:value-type="string" calcext:value-type="string">
            <text:p>MPE &amp;</text:p>
          </table:table-cell>
          <table:table-cell office:value-type="string" calcext:value-type="string">
            <text:p>MAPE &amp;</text:p>
          </table:table-cell>
          <table:table-cell office:value-type="string" calcext:value-type="string">
            <text:p>MASE &amp;</text:p>
          </table:table-cell>
          <table:table-cell office:value-type="string" calcext:value-type="string">
            <text:p>MdAE &amp;</text:p>
          </table:table-cell>
          <table:table-cell office:value-type="string" calcext:value-type="string">
            <text:p>MdAPE &amp;</text:p>
          </table:table-cell>
          <table:table-cell table:style-name="ce1" office:value-type="string" calcext:value-type="string">
            <text:p><text:s/>SMAPE(%) &amp;</text:p>
          </table:table-cell>
          <table:table-cell table:style-name="ce1" office:value-type="string" calcext:value-type="string">
            <text:p><text:s/>SMdAPE(%) &amp;</text:p>
          </table:table-cell>
        </table:table-row>
        <table:table-row table:style-name="ro1">
          <table:table-cell office:value-type="string" calcext:value-type="string">
            <text:p><text:s/>@vrivas MEAN NO CONCURSO </text:p>
          </table:table-cell>
          <table:table-cell office:value-type="string" calcext:value-type="string">
            <text:p><text:s text:c="2"/></text:p>
          </table:table-cell>
          <table:table-cell table:formula="of:=COUNTIF([.D8:.AJ8];&quot;MIN&quot;)" office:value-type="float" office:value="0" calcext:value-type="float">
            <text:p>0</text:p>
          </table:table-cell>
          <table:table-cell office:value-type="string" calcext:value-type="string">
            <text:p><text:s/>ME</text:p>
          </table:table-cell>
          <table:table-cell office:value-type="float" office:value="1.218179" calcext:value-type="float">
            <text:p>1,218</text:p>
          </table:table-cell>
          <table:table-cell table:formula="of:=IF([.E8]=[.E12];CONCATENATE(&quot;\bf{$&quot;;ROUND([.E8];2);&quot;$}&quot;);CONCATENATE(&quot;$&quot;;ROUND([.E8];2);&quot;$&quot;))" office:value-type="string" office:string-value="$1,22$" calcext:value-type="string">
            <text:p>$1,22$</text:p>
          </table:table-cell>
          <table:table-cell office:value-type="string" calcext:value-type="string">
            <text:p><text:s/>MSE</text:p>
          </table:table-cell>
          <table:table-cell office:value-type="float" office:value="6178.445" calcext:value-type="float">
            <text:p>6178,445</text:p>
          </table:table-cell>
          <table:table-cell table:formula="of:=IF([.H8]=[.H12];CONCATENATE(&quot;\bf{$&quot;;ROUND([.H8];2);&quot;$}&quot;);CONCATENATE(&quot;$&quot;;ROUND([.H8];2);&quot;$&quot;))" office:value-type="string" office:string-value="$6178,45$" calcext:value-type="string">
            <text:p>$6178,45$</text:p>
          </table:table-cell>
          <table:table-cell office:value-type="string" calcext:value-type="string">
            <text:p><text:s/>RMSE</text:p>
          </table:table-cell>
          <table:table-cell office:value-type="float" office:value="78.60308" calcext:value-type="float">
            <text:p>78,603</text:p>
          </table:table-cell>
          <table:table-cell table:formula="of:=IF([.K8]=[.K12];CONCATENATE(&quot;\bf{$&quot;;ROUND([.K8];2);&quot;$}&quot;);CONCATENATE(&quot;$&quot;;ROUND([.K8];2);&quot;$&quot;))" office:value-type="string" office:string-value="$78,6$" calcext:value-type="string">
            <text:p>$78,6$</text:p>
          </table:table-cell>
          <table:table-cell office:value-type="string" calcext:value-type="string">
            <text:p><text:s/>MAE mean</text:p>
          </table:table-cell>
          <table:table-cell office:value-type="float" office:value="67.75306" calcext:value-type="float">
            <text:p>67,753</text:p>
          </table:table-cell>
          <table:table-cell table:formula="of:=IF([.N8]=[.N12];CONCATENATE(&quot;\bf{$&quot;;ROUND([.N8];2);&quot;$}&quot;);CONCATENATE(&quot;$&quot;;ROUND([.N8];2);&quot;$&quot;))" office:value-type="string" office:string-value="$67,75$" calcext:value-type="string">
            <text:p>$67,75$</text:p>
          </table:table-cell>
          <table:table-cell office:value-type="string" calcext:value-type="string">
            <text:p><text:s/>MPE</text:p>
          </table:table-cell>
          <table:table-cell office:value-type="float" office:value="1.173995" calcext:value-type="float">
            <text:p>1,174</text:p>
          </table:table-cell>
          <table:table-cell table:formula="of:=IF([.Q8]=[.Q12];CONCATENATE(&quot;\bf{$&quot;;ROUND([.Q8];2);&quot;$}&quot;);CONCATENATE(&quot;$&quot;;ROUND([.Q8];2);&quot;$&quot;))" office:value-type="string" office:string-value="$1,17$" calcext:value-type="string">
            <text:p>$1,17$</text:p>
          </table:table-cell>
          <table:table-cell office:value-type="string" calcext:value-type="string">
            <text:p><text:s/>MAPE (recalculado)</text:p>
          </table:table-cell>
          <table:table-cell office:value-type="float" office:value="198.6836" calcext:value-type="float">
            <text:p>198,684</text:p>
          </table:table-cell>
          <table:table-cell table:formula="of:=IF([.T8]=[.T12];CONCATENATE(&quot;\bf{$&quot;;ROUND([.T8];2);&quot;$}&quot;);CONCATENATE(&quot;$&quot;;ROUND([.T8];2);&quot;$&quot;))" office:value-type="string" office:string-value="$198,68$" calcext:value-type="string">
            <text:p>$198,68$</text:p>
          </table:table-cell>
          <table:table-cell office:value-type="string" calcext:value-type="string">
            <text:p><text:s/>MASE (recalculado)</text:p>
          </table:table-cell>
          <table:table-cell office:value-type="float" office:value="5.336426" calcext:value-type="float">
            <text:p>5,336</text:p>
          </table:table-cell>
          <table:table-cell table:formula="of:=IF([.W8]=[.W12];CONCATENATE(&quot;\bf{$&quot;;ROUND([.W8];2);&quot;$}&quot;);CONCATENATE(&quot;$&quot;;ROUND([.W8];2);&quot;$&quot;))" office:value-type="string" office:string-value="$5,34$" calcext:value-type="string">
            <text:p>$5,34$</text:p>
          </table:table-cell>
          <table:table-cell office:value-type="string" calcext:value-type="string">
            <text:p><text:s/>MdAE</text:p>
          </table:table-cell>
          <table:table-cell office:value-type="float" office:value="69.0389" calcext:value-type="float">
            <text:p>69,039</text:p>
          </table:table-cell>
          <table:table-cell table:formula="of:=IF([.Z8]=[.Z12];CONCATENATE(&quot;\bf{$&quot;;ROUND([.Z8];2);&quot;$}&quot;);CONCATENATE(&quot;$&quot;;ROUND([.Z8];2);&quot;$&quot;))" office:value-type="string" office:string-value="$69,04$" calcext:value-type="string">
            <text:p>$69,04$</text:p>
          </table:table-cell>
          <table:table-cell office:value-type="string" calcext:value-type="string">
            <text:p><text:s/>MdAPE</text:p>
          </table:table-cell>
          <table:table-cell office:value-type="float" office:value="58.18127" calcext:value-type="float">
            <text:p>58,181</text:p>
          </table:table-cell>
          <table:table-cell table:formula="of:=IF([.AC8]=[.AC12];CONCATENATE(&quot;\bf{$&quot;;ROUND([.AC8];2);&quot;$}&quot;);CONCATENATE(&quot;$&quot;;ROUND([.AC8];2);&quot;$&quot;))" office:value-type="string" office:string-value="$58,18$" calcext:value-type="string">
            <text:p>$58,18$</text:p>
          </table:table-cell>
          <table:table-cell office:value-type="string" calcext:value-type="string">
            <text:p><text:s/>sMAPE(%)</text:p>
          </table:table-cell>
          <table:table-cell office:value-type="float" office:value="75.76663" calcext:value-type="float">
            <text:p>75,767</text:p>
          </table:table-cell>
          <table:table-cell table:formula="of:=IF([.AF8]=[.AF12];CONCATENATE(&quot;\bf{$&quot;;ROUND([.AF8];2);&quot;$}&quot;);CONCATENATE(&quot;$&quot;;ROUND([.AF8];2);&quot;$&quot;))" office:value-type="string" office:string-value="$75,77$" calcext:value-type="string">
            <text:p>$75,77$</text:p>
          </table:table-cell>
          <table:table-cell office:value-type="string" calcext:value-type="string">
            <text:p><text:s/>sMdAPE(%)</text:p>
          </table:table-cell>
          <table:table-cell office:value-type="float" office:value="69.97817" calcext:value-type="float">
            <text:p>69,978</text:p>
          </table:table-cell>
          <table:table-cell table:formula="of:=IF([.AI8]=[.AI12];CONCATENATE(&quot;\bf{$&quot;;ROUND([.AI8];2);&quot;$}&quot;);CONCATENATE(&quot;$&quot;;ROUND([.AI8];2);&quot;$&quot;))" office:value-type="string" office:string-value="$69,98$" calcext:value-type="string">
            <text:p>$69,98$</text:p>
          </table:table-cell>
          <table:table-cell table:formula="of:=CONCATENATE([.AL8];[.AM8];[.AN8];[.AO8];[.AP8];[.AQ8];[.AR8];[.AS8];[.AT8];[.AU8];[.AV8];&quot;\\&quot;)" office:value-type="string" office:string-value="$1,22$ &amp; $6178,45$ &amp; $78,6$ &amp; $67,75$ &amp; $1,17$ &amp; $198,68$ &amp; $5,34$ &amp; $69,04$ &amp; $58,18$ &amp; $75,77$ &amp; $69,98$ &amp; \\" calcext:value-type="string">
            <text:p>$1,22$ &amp; $6178,45$ &amp; $78,6$ &amp; $67,75$ &amp; $1,17$ &amp; $198,68$ &amp; $5,34$ &amp; $69,04$ &amp; $58,18$ &amp; $75,77$ &amp; $69,98$ &amp; \\</text:p>
          </table:table-cell>
          <table:table-cell table:formula="of:=CONCATENATE([.F8];&quot; &amp; &quot;)" office:value-type="string" office:string-value="$1,22$ &amp; " calcext:value-type="string">
            <text:p>$1,22$ &amp; </text:p>
          </table:table-cell>
          <table:table-cell table:formula="of:=CONCATENATE([.I8];&quot; &amp; &quot;)" office:value-type="string" office:string-value="$6178,45$ &amp; " calcext:value-type="string">
            <text:p>$6178,45$ &amp; </text:p>
          </table:table-cell>
          <table:table-cell table:formula="of:=CONCATENATE([.L8];&quot; &amp; &quot;)" office:value-type="string" office:string-value="$78,6$ &amp; " calcext:value-type="string">
            <text:p>$78,6$ &amp; </text:p>
          </table:table-cell>
          <table:table-cell table:formula="of:=CONCATENATE([.O8];&quot; &amp; &quot;)" office:value-type="string" office:string-value="$67,75$ &amp; " calcext:value-type="string">
            <text:p>$67,75$ &amp; </text:p>
          </table:table-cell>
          <table:table-cell table:formula="of:=CONCATENATE([.R8];&quot; &amp; &quot;)" office:value-type="string" office:string-value="$1,17$ &amp; " calcext:value-type="string">
            <text:p>$1,17$ &amp; </text:p>
          </table:table-cell>
          <table:table-cell table:formula="of:=CONCATENATE([.U8];&quot; &amp; &quot;)" office:value-type="string" office:string-value="$198,68$ &amp; " calcext:value-type="string">
            <text:p>$198,68$ &amp; </text:p>
          </table:table-cell>
          <table:table-cell table:formula="of:=CONCATENATE([.X8];&quot; &amp; &quot;)" office:value-type="string" office:string-value="$5,34$ &amp; " calcext:value-type="string">
            <text:p>$5,34$ &amp; </text:p>
          </table:table-cell>
          <table:table-cell table:formula="of:=CONCATENATE([.AA8];&quot; &amp; &quot;)" office:value-type="string" office:string-value="$69,04$ &amp; " calcext:value-type="string">
            <text:p>$69,04$ &amp; </text:p>
          </table:table-cell>
          <table:table-cell table:formula="of:=CONCATENATE([.AD8];&quot; &amp; &quot;)" office:value-type="string" office:string-value="$58,18$ &amp; " calcext:value-type="string">
            <text:p>$58,18$ &amp; </text:p>
          </table:table-cell>
          <table:table-cell table:formula="of:=CONCATENATE([.AG8];&quot; &amp; &quot;)" office:value-type="string" office:string-value="$75,77$ &amp; " calcext:value-type="string">
            <text:p>$75,77$ &amp; </text:p>
          </table:table-cell>
          <table:table-cell table:formula="of:=CONCATENATE([.AJ8];&quot; &amp; &quot;)" office:value-type="string" office:string-value="$69,98$ &amp; " calcext:value-type="string">
            <text:p>$69,98$ &amp; </text:p>
          </table:table-cell>
        </table:table-row>
        <table:table-row table:style-name="ro1">
          <table:table-cell office:value-type="string" calcext:value-type="string">
            <text:p><text:s/>@vrivas ETS NO CONCURSO</text:p>
          </table:table-cell>
          <table:table-cell office:value-type="string" calcext:value-type="string">
            <text:p><text:s text:c="2"/></text:p>
          </table:table-cell>
          <table:table-cell table:formula="of:=COUNTIF([.D9:.AJ9];&quot;MIN&quot;)" office:value-type="float" office:value="0" calcext:value-type="float">
            <text:p>0</text:p>
          </table:table-cell>
          <table:table-cell office:value-type="string" calcext:value-type="string">
            <text:p><text:s/>ME</text:p>
          </table:table-cell>
          <table:table-cell office:value-type="float" office:value="0.03105039" calcext:value-type="float">
            <text:p>0,031</text:p>
          </table:table-cell>
          <table:table-cell table:formula="of:=IF([.E9]=[.E12];CONCATENATE(&quot;\bf{$&quot;;ROUND([.E9];2);&quot;$}&quot;);CONCATENATE(&quot;$&quot;;ROUND([.E9];2);&quot;$&quot;))" office:value-type="string" office:string-value="\bf{$0,03$}" calcext:value-type="string">
            <text:p>\bf{$0,03$}</text:p>
          </table:table-cell>
          <table:table-cell office:value-type="string" calcext:value-type="string">
            <text:p><text:s/>MSE</text:p>
          </table:table-cell>
          <table:table-cell office:value-type="float" office:value="255.6438" calcext:value-type="float">
            <text:p>255,644</text:p>
          </table:table-cell>
          <table:table-cell table:formula="of:=IF([.H9]=[.H12];CONCATENATE(&quot;\bf{$&quot;;ROUND([.H9];2);&quot;$}&quot;);CONCATENATE(&quot;$&quot;;ROUND([.H9];2);&quot;$&quot;))" office:value-type="string" office:string-value="$255,64$" calcext:value-type="string">
            <text:p>$255,64$</text:p>
          </table:table-cell>
          <table:table-cell office:value-type="string" calcext:value-type="string">
            <text:p><text:s/>RMSE</text:p>
          </table:table-cell>
          <table:table-cell office:value-type="float" office:value="15.98887" calcext:value-type="float">
            <text:p>15,989</text:p>
          </table:table-cell>
          <table:table-cell table:formula="of:=IF([.K9]=[.K12];CONCATENATE(&quot;\bf{$&quot;;ROUND([.K9];2);&quot;$}&quot;);CONCATENATE(&quot;$&quot;;ROUND([.K9];2);&quot;$&quot;))" office:value-type="string" office:string-value="$15,99$" calcext:value-type="string">
            <text:p>$15,99$</text:p>
          </table:table-cell>
          <table:table-cell office:value-type="string" calcext:value-type="string">
            <text:p><text:s/>MAE mean</text:p>
          </table:table-cell>
          <table:table-cell office:value-type="float" office:value="11.73187" calcext:value-type="float">
            <text:p>11,732</text:p>
          </table:table-cell>
          <table:table-cell table:formula="of:=IF([.N9]=[.N12];CONCATENATE(&quot;\bf{$&quot;;ROUND([.N9];2);&quot;$}&quot;);CONCATENATE(&quot;$&quot;;ROUND([.N9];2);&quot;$&quot;))" office:value-type="string" office:string-value="$11,73$" calcext:value-type="string">
            <text:p>$11,73$</text:p>
          </table:table-cell>
          <table:table-cell office:value-type="string" calcext:value-type="string">
            <text:p><text:s/>MPE</text:p>
          </table:table-cell>
          <table:table-cell office:value-type="float" office:value="-3.701686" calcext:value-type="float">
            <text:p>-3,702</text:p>
          </table:table-cell>
          <table:table-cell table:formula="of:=IF([.Q9]=[.Q12];CONCATENATE(&quot;\bf{$&quot;;ROUND([.Q9];2);&quot;$}&quot;);CONCATENATE(&quot;$&quot;;ROUND([.Q9];2);&quot;$&quot;))" office:value-type="string" office:string-value="\bf{$-3,7$}" calcext:value-type="string">
            <text:p>\bf{$-3,7$}</text:p>
          </table:table-cell>
          <table:table-cell office:value-type="string" calcext:value-type="string">
            <text:p><text:s/>MAPE (recalculado)</text:p>
          </table:table-cell>
          <table:table-cell office:value-type="float" office:value="18.2989" calcext:value-type="float">
            <text:p>18,299</text:p>
          </table:table-cell>
          <table:table-cell table:formula="of:=IF([.T9]=[.T12];CONCATENATE(&quot;\bf{$&quot;;ROUND([.T9];2);&quot;$}&quot;);CONCATENATE(&quot;$&quot;;ROUND([.T9];2);&quot;$&quot;))" office:value-type="string" office:string-value="\bf{$18,3$}" calcext:value-type="string">
            <text:p>\bf{$18,3$}</text:p>
          </table:table-cell>
          <table:table-cell office:value-type="string" calcext:value-type="string">
            <text:p><text:s/>MASE (recalculado)</text:p>
          </table:table-cell>
          <table:table-cell office:value-type="float" office:value="0.9240358" calcext:value-type="float">
            <text:p>0,924</text:p>
          </table:table-cell>
          <table:table-cell table:formula="of:=IF([.W9]=[.W12];CONCATENATE(&quot;\bf{$&quot;;ROUND([.W9];2);&quot;$}&quot;);CONCATENATE(&quot;$&quot;;ROUND([.W9];2);&quot;$&quot;))" office:value-type="string" office:string-value="$0,92$" calcext:value-type="string">
            <text:p>$0,92$</text:p>
          </table:table-cell>
          <table:table-cell office:value-type="string" calcext:value-type="string">
            <text:p><text:s/>MdAE</text:p>
          </table:table-cell>
          <table:table-cell office:value-type="float" office:value="9.209399" calcext:value-type="float">
            <text:p>9,209</text:p>
          </table:table-cell>
          <table:table-cell table:formula="of:=IF([.Z9]=[.Z12];CONCATENATE(&quot;\bf{$&quot;;ROUND([.Z9];2);&quot;$}&quot;);CONCATENATE(&quot;$&quot;;ROUND([.Z9];2);&quot;$&quot;))" office:value-type="string" office:string-value="$9,21$" calcext:value-type="string">
            <text:p>$9,21$</text:p>
          </table:table-cell>
          <table:table-cell office:value-type="string" calcext:value-type="string">
            <text:p><text:s/>MdAPE</text:p>
          </table:table-cell>
          <table:table-cell office:value-type="float" office:value="12.3817" calcext:value-type="float">
            <text:p>12,382</text:p>
          </table:table-cell>
          <table:table-cell table:formula="of:=IF([.AC9]=[.AC12];CONCATENATE(&quot;\bf{$&quot;;ROUND([.AC9];2);&quot;$}&quot;);CONCATENATE(&quot;$&quot;;ROUND([.AC9];2);&quot;$&quot;))" office:value-type="string" office:string-value="$12,38$" calcext:value-type="string">
            <text:p>$12,38$</text:p>
          </table:table-cell>
          <table:table-cell office:value-type="string" calcext:value-type="string">
            <text:p><text:s/>sMAPE(%)</text:p>
          </table:table-cell>
          <table:table-cell office:value-type="float" office:value="17.19621" calcext:value-type="float">
            <text:p>17,196</text:p>
          </table:table-cell>
          <table:table-cell table:formula="of:=IF([.AF9]=[.AF12];CONCATENATE(&quot;\bf{$&quot;;ROUND([.AF9];2);&quot;$}&quot;);CONCATENATE(&quot;$&quot;;ROUND([.AF9];2);&quot;$&quot;))" office:value-type="string" office:string-value="$17,2$" calcext:value-type="string">
            <text:p>$17,2$</text:p>
          </table:table-cell>
          <table:table-cell office:value-type="string" calcext:value-type="string">
            <text:p><text:s/>sMdAPE(%)</text:p>
          </table:table-cell>
          <table:table-cell office:value-type="float" office:value="12.52803" calcext:value-type="float">
            <text:p>12,528</text:p>
          </table:table-cell>
          <table:table-cell table:formula="of:=IF([.AI9]=[.AI12];CONCATENATE(&quot;\bf{$&quot;;ROUND([.AI9];2);&quot;$}&quot;);CONCATENATE(&quot;$&quot;;ROUND([.AI9];2);&quot;$&quot;))" office:value-type="string" office:string-value="$12,53$" calcext:value-type="string">
            <text:p>$12,53$</text:p>
          </table:table-cell>
          <table:table-cell table:formula="of:=CONCATENATE([.AL9];[.AM9];[.AN9];[.AO9];[.AP9];[.AQ9];[.AR9];[.AS9];[.AT9];[.AU9];[.AV9];&quot;\\&quot;)" office:value-type="string" office:string-value="\bf{$0,03$} &amp; $255,64$ &amp; $15,99$ &amp; $11,73$ &amp; \bf{$-3,7$} &amp; \bf{$18,3$} &amp; $0,92$ &amp; $9,21$ &amp; $12,38$ &amp; $17,2$ &amp; $12,53$ &amp; \\" calcext:value-type="string">
            <text:p>\bf{$0,03$} &amp; $255,64$ &amp; $15,99$ &amp; $11,73$ &amp; \bf{$-3,7$} &amp; \bf{$18,3$} &amp; $0,92$ &amp; $9,21$ &amp; $12,38$ &amp; $17,2$ &amp; $12,53$ &amp; \\</text:p>
          </table:table-cell>
          <table:table-cell table:formula="of:=CONCATENATE([.F9];&quot; &amp; &quot;)" office:value-type="string" office:string-value="\bf{$0,03$} &amp; " calcext:value-type="string">
            <text:p>\bf{$0,03$} &amp; </text:p>
          </table:table-cell>
          <table:table-cell table:formula="of:=CONCATENATE([.I9];&quot; &amp; &quot;)" office:value-type="string" office:string-value="$255,64$ &amp; " calcext:value-type="string">
            <text:p>$255,64$ &amp; </text:p>
          </table:table-cell>
          <table:table-cell table:formula="of:=CONCATENATE([.L9];&quot; &amp; &quot;)" office:value-type="string" office:string-value="$15,99$ &amp; " calcext:value-type="string">
            <text:p>$15,99$ &amp; </text:p>
          </table:table-cell>
          <table:table-cell table:formula="of:=CONCATENATE([.O9];&quot; &amp; &quot;)" office:value-type="string" office:string-value="$11,73$ &amp; " calcext:value-type="string">
            <text:p>$11,73$ &amp; </text:p>
          </table:table-cell>
          <table:table-cell table:formula="of:=CONCATENATE([.R9];&quot; &amp; &quot;)" office:value-type="string" office:string-value="\bf{$-3,7$} &amp; " calcext:value-type="string">
            <text:p>\bf{$-3,7$} &amp; </text:p>
          </table:table-cell>
          <table:table-cell table:formula="of:=CONCATENATE([.U9];&quot; &amp; &quot;)" office:value-type="string" office:string-value="\bf{$18,3$} &amp; " calcext:value-type="string">
            <text:p>\bf{$18,3$} &amp; </text:p>
          </table:table-cell>
          <table:table-cell table:formula="of:=CONCATENATE([.X9];&quot; &amp; &quot;)" office:value-type="string" office:string-value="$0,92$ &amp; " calcext:value-type="string">
            <text:p>$0,92$ &amp; </text:p>
          </table:table-cell>
          <table:table-cell table:formula="of:=CONCATENATE([.AA9];&quot; &amp; &quot;)" office:value-type="string" office:string-value="$9,21$ &amp; " calcext:value-type="string">
            <text:p>$9,21$ &amp; </text:p>
          </table:table-cell>
          <table:table-cell table:formula="of:=CONCATENATE([.AD9];&quot; &amp; &quot;)" office:value-type="string" office:string-value="$12,38$ &amp; " calcext:value-type="string">
            <text:p>$12,38$ &amp; </text:p>
          </table:table-cell>
          <table:table-cell table:formula="of:=CONCATENATE([.AG9];&quot; &amp; &quot;)" office:value-type="string" office:string-value="$17,2$ &amp; " calcext:value-type="string">
            <text:p>$17,2$ &amp; </text:p>
          </table:table-cell>
          <table:table-cell table:formula="of:=CONCATENATE([.AJ9];&quot; &amp; &quot;)" office:value-type="string" office:string-value="$12,53$ &amp; " calcext:value-type="string">
            <text:p>$12,53$ &amp; </text:p>
          </table:table-cell>
        </table:table-row>
        <table:table-row table:style-name="ro1">
          <table:table-cell office:value-type="string" calcext:value-type="string">
            <text:p><text:s/>@vrivas ARIMA NO CONCURSO </text:p>
          </table:table-cell>
          <table:table-cell office:value-type="string" calcext:value-type="string">
            <text:p><text:s text:c="2"/></text:p>
          </table:table-cell>
          <table:table-cell table:formula="of:=COUNTIF([.D10:.AJ10];&quot;MIN&quot;)" office:value-type="float" office:value="0" calcext:value-type="float">
            <text:p>0</text:p>
          </table:table-cell>
          <table:table-cell office:value-type="string" calcext:value-type="string">
            <text:p><text:s/>ME</text:p>
          </table:table-cell>
          <table:table-cell office:value-type="float" office:value="0.129572" calcext:value-type="float">
            <text:p>0,130</text:p>
          </table:table-cell>
          <table:table-cell table:formula="of:=IF([.E10]=[.E12];CONCATENATE(&quot;\bf{$&quot;;ROUND([.E10];2);&quot;$}&quot;);CONCATENATE(&quot;$&quot;;ROUND([.E10];2);&quot;$&quot;))" office:value-type="string" office:string-value="$0,13$" calcext:value-type="string">
            <text:p>$0,13$</text:p>
          </table:table-cell>
          <table:table-cell office:value-type="string" calcext:value-type="string">
            <text:p><text:s/>MSE</text:p>
          </table:table-cell>
          <table:table-cell office:value-type="float" office:value="245.378" calcext:value-type="float">
            <text:p>245,378</text:p>
          </table:table-cell>
          <table:table-cell table:formula="of:=IF([.H10]=[.H12];CONCATENATE(&quot;\bf{$&quot;;ROUND([.H10];2);&quot;$}&quot;);CONCATENATE(&quot;$&quot;;ROUND([.H10];2);&quot;$&quot;))" office:value-type="string" office:string-value="\bf{$245,38$}" calcext:value-type="string">
            <text:p>\bf{$245,38$}</text:p>
          </table:table-cell>
          <table:table-cell office:value-type="string" calcext:value-type="string">
            <text:p><text:s/>RMSE</text:p>
          </table:table-cell>
          <table:table-cell office:value-type="float" office:value="15.66454" calcext:value-type="float">
            <text:p>15,665</text:p>
          </table:table-cell>
          <table:table-cell table:formula="of:=IF([.K10]=[.K12];CONCATENATE(&quot;\bf{$&quot;;ROUND([.K10];2);&quot;$}&quot;);CONCATENATE(&quot;$&quot;;ROUND([.K10];2);&quot;$&quot;))" office:value-type="string" office:string-value="\bf{$15,66$}" calcext:value-type="string">
            <text:p>\bf{$15,66$}</text:p>
          </table:table-cell>
          <table:table-cell office:value-type="string" calcext:value-type="string">
            <text:p><text:s/>MAE mean</text:p>
          </table:table-cell>
          <table:table-cell office:value-type="float" office:value="11.50068" calcext:value-type="float">
            <text:p>11,501</text:p>
          </table:table-cell>
          <table:table-cell table:formula="of:=IF([.N10]=[.N12];CONCATENATE(&quot;\bf{$&quot;;ROUND([.N10];2);&quot;$}&quot;);CONCATENATE(&quot;$&quot;;ROUND([.N10];2);&quot;$&quot;))" office:value-type="string" office:string-value="\bf{$11,5$}" calcext:value-type="string">
            <text:p>\bf{$11,5$}</text:p>
          </table:table-cell>
          <table:table-cell office:value-type="string" calcext:value-type="string">
            <text:p><text:s/>MPE</text:p>
          </table:table-cell>
          <table:table-cell office:value-type="float" office:value="2.491568" calcext:value-type="float">
            <text:p>2,492</text:p>
          </table:table-cell>
          <table:table-cell table:formula="of:=IF([.Q10]=[.Q12];CONCATENATE(&quot;\bf{$&quot;;ROUND([.Q10];2);&quot;$}&quot;);CONCATENATE(&quot;$&quot;;ROUND([.Q10];2);&quot;$&quot;))" office:value-type="string" office:string-value="$2,49$" calcext:value-type="string">
            <text:p>$2,49$</text:p>
          </table:table-cell>
          <table:table-cell office:value-type="string" calcext:value-type="string">
            <text:p><text:s/>MAPE (recalculado)</text:p>
          </table:table-cell>
          <table:table-cell office:value-type="float" office:value="19.28047" calcext:value-type="float">
            <text:p>19,280</text:p>
          </table:table-cell>
          <table:table-cell table:formula="of:=IF([.T10]=[.T12];CONCATENATE(&quot;\bf{$&quot;;ROUND([.T10];2);&quot;$}&quot;);CONCATENATE(&quot;$&quot;;ROUND([.T10];2);&quot;$&quot;))" office:value-type="string" office:string-value="$19,28$" calcext:value-type="string">
            <text:p>$19,28$</text:p>
          </table:table-cell>
          <table:table-cell office:value-type="string" calcext:value-type="string">
            <text:p><text:s/>MASE (recalculado)</text:p>
          </table:table-cell>
          <table:table-cell office:value-type="float" office:value="0.9058271" calcext:value-type="float">
            <text:p>0,906</text:p>
          </table:table-cell>
          <table:table-cell table:formula="of:=IF([.W10]=[.W12];CONCATENATE(&quot;\bf{$&quot;;ROUND([.W10];2);&quot;$}&quot;);CONCATENATE(&quot;$&quot;;ROUND([.W10];2);&quot;$&quot;))" office:value-type="string" office:string-value="\bf{$0,91$}" calcext:value-type="string">
            <text:p>\bf{$0,91$}</text:p>
          </table:table-cell>
          <table:table-cell office:value-type="string" calcext:value-type="string">
            <text:p><text:s/>MdAE</text:p>
          </table:table-cell>
          <table:table-cell office:value-type="float" office:value="9.40285" calcext:value-type="float">
            <text:p>9,403</text:p>
          </table:table-cell>
          <table:table-cell table:formula="of:=IF([.Z10]=[.Z12];CONCATENATE(&quot;\bf{$&quot;;ROUND([.Z10];2);&quot;$}&quot;);CONCATENATE(&quot;$&quot;;ROUND([.Z10];2);&quot;$&quot;))" office:value-type="string" office:string-value="$9,4$" calcext:value-type="string">
            <text:p>$9,4$</text:p>
          </table:table-cell>
          <table:table-cell office:value-type="string" calcext:value-type="string">
            <text:p><text:s/>MdAPE</text:p>
          </table:table-cell>
          <table:table-cell office:value-type="float" office:value="11.28381" calcext:value-type="float">
            <text:p>11,284</text:p>
          </table:table-cell>
          <table:table-cell table:formula="of:=IF([.AC10]=[.AC12];CONCATENATE(&quot;\bf{$&quot;;ROUND([.AC10];2);&quot;$}&quot;);CONCATENATE(&quot;$&quot;;ROUND([.AC10];2);&quot;$&quot;))" office:value-type="string" office:string-value="\bf{$11,28$}" calcext:value-type="string">
            <text:p>\bf{$11,28$}</text:p>
          </table:table-cell>
          <table:table-cell office:value-type="string" calcext:value-type="string">
            <text:p><text:s/>sMAPE(%)</text:p>
          </table:table-cell>
          <table:table-cell office:value-type="float" office:value="16.17044" calcext:value-type="float">
            <text:p>16,170</text:p>
          </table:table-cell>
          <table:table-cell table:formula="of:=IF([.AF10]=[.AF12];CONCATENATE(&quot;\bf{$&quot;;ROUND([.AF10];2);&quot;$}&quot;);CONCATENATE(&quot;$&quot;;ROUND([.AF10];2);&quot;$&quot;))" office:value-type="string" office:string-value="\bf{$16,17$}" calcext:value-type="string">
            <text:p>\bf{$16,17$}</text:p>
          </table:table-cell>
          <table:table-cell office:value-type="string" calcext:value-type="string">
            <text:p><text:s/>sMdAPE(%)</text:p>
          </table:table-cell>
          <table:table-cell office:value-type="float" office:value="11.3554" calcext:value-type="float">
            <text:p>11,355</text:p>
          </table:table-cell>
          <table:table-cell table:formula="of:=IF([.AI10]=[.AI12];CONCATENATE(&quot;\bf{$&quot;;ROUND([.AI10];2);&quot;$}&quot;);CONCATENATE(&quot;$&quot;;ROUND([.AI10];2);&quot;$&quot;))" office:value-type="string" office:string-value="\bf{$11,36$}" calcext:value-type="string">
            <text:p>\bf{$11,36$}</text:p>
          </table:table-cell>
          <table:table-cell table:formula="of:=CONCATENATE([.AL10];[.AM10];[.AN10];[.AO10];[.AP10];[.AQ10];[.AR10];[.AS10];[.AT10];[.AU10];[.AV10];&quot;\\&quot;)" office:value-type="string" office:string-value="$0,13$ &amp; \bf{$245,38$} &amp; \bf{$15,66$} &amp; \bf{$11,5$} &amp; $2,49$ &amp; $19,28$ &amp; \bf{$0,91$} &amp; $9,4$ &amp; \bf{$11,28$} &amp; \bf{$16,17$} &amp; \bf{$11,36$} &amp; \\" calcext:value-type="string">
            <text:p>$0,13$ &amp; \bf{$245,38$} &amp; \bf{$15,66$} &amp; \bf{$11,5$} &amp; $2,49$ &amp; $19,28$ &amp; \bf{$0,91$} &amp; $9,4$ &amp; \bf{$11,28$} &amp; \bf{$16,17$} &amp; \bf{$11,36$} &amp; \\</text:p>
          </table:table-cell>
          <table:table-cell table:formula="of:=CONCATENATE([.F10];&quot; &amp; &quot;)" office:value-type="string" office:string-value="$0,13$ &amp; " calcext:value-type="string">
            <text:p>$0,13$ &amp; </text:p>
          </table:table-cell>
          <table:table-cell table:formula="of:=CONCATENATE([.I10];&quot; &amp; &quot;)" office:value-type="string" office:string-value="\bf{$245,38$} &amp; " calcext:value-type="string">
            <text:p>\bf{$245,38$} &amp; </text:p>
          </table:table-cell>
          <table:table-cell table:formula="of:=CONCATENATE([.L10];&quot; &amp; &quot;)" office:value-type="string" office:string-value="\bf{$15,66$} &amp; " calcext:value-type="string">
            <text:p>\bf{$15,66$} &amp; </text:p>
          </table:table-cell>
          <table:table-cell table:formula="of:=CONCATENATE([.O10];&quot; &amp; &quot;)" office:value-type="string" office:string-value="\bf{$11,5$} &amp; " calcext:value-type="string">
            <text:p>\bf{$11,5$} &amp; </text:p>
          </table:table-cell>
          <table:table-cell table:formula="of:=CONCATENATE([.R10];&quot; &amp; &quot;)" office:value-type="string" office:string-value="$2,49$ &amp; " calcext:value-type="string">
            <text:p>$2,49$ &amp; </text:p>
          </table:table-cell>
          <table:table-cell table:formula="of:=CONCATENATE([.U10];&quot; &amp; &quot;)" office:value-type="string" office:string-value="$19,28$ &amp; " calcext:value-type="string">
            <text:p>$19,28$ &amp; </text:p>
          </table:table-cell>
          <table:table-cell table:formula="of:=CONCATENATE([.X10];&quot; &amp; &quot;)" office:value-type="string" office:string-value="\bf{$0,91$} &amp; " calcext:value-type="string">
            <text:p>\bf{$0,91$} &amp; </text:p>
          </table:table-cell>
          <table:table-cell table:formula="of:=CONCATENATE([.AA10];&quot; &amp; &quot;)" office:value-type="string" office:string-value="$9,4$ &amp; " calcext:value-type="string">
            <text:p>$9,4$ &amp; </text:p>
          </table:table-cell>
          <table:table-cell table:formula="of:=CONCATENATE([.AD10];&quot; &amp; &quot;)" office:value-type="string" office:string-value="\bf{$11,28$} &amp; " calcext:value-type="string">
            <text:p>\bf{$11,28$} &amp; </text:p>
          </table:table-cell>
          <table:table-cell table:formula="of:=CONCATENATE([.AG10];&quot; &amp; &quot;)" office:value-type="string" office:string-value="\bf{$16,17$} &amp; " calcext:value-type="string">
            <text:p>\bf{$16,17$} &amp; </text:p>
          </table:table-cell>
          <table:table-cell table:formula="of:=CONCATENATE([.AJ10];&quot; &amp; &quot;)" office:value-type="string" office:string-value="\bf{$11,36$} &amp; " calcext:value-type="string">
            <text:p>\bf{$11,36$} &amp; </text:p>
          </table:table-cell>
        </table:table-row>
        <table:table-row table:style-name="ro1">
          <table:table-cell office:value-type="string" calcext:value-type="string">
            <text:p><text:s/>@vrivas THETA NO CONCURSO </text:p>
          </table:table-cell>
          <table:table-cell office:value-type="string" calcext:value-type="string">
            <text:p><text:s text:c="2"/></text:p>
          </table:table-cell>
          <table:table-cell table:formula="of:=COUNTIF([.D11:.AJ11];&quot;MIN&quot;)" office:value-type="float" office:value="0" calcext:value-type="float">
            <text:p>0</text:p>
          </table:table-cell>
          <table:table-cell office:value-type="string" calcext:value-type="string">
            <text:p><text:s/>ME</text:p>
          </table:table-cell>
          <table:table-cell office:value-type="float" office:value="0.2446557" calcext:value-type="float">
            <text:p>0,245</text:p>
          </table:table-cell>
          <table:table-cell table:formula="of:=IF([.E11]=[.E12];CONCATENATE(&quot;\bf{$&quot;;ROUND([.E11];2);&quot;$}&quot;);CONCATENATE(&quot;$&quot;;ROUND([.E11];2);&quot;$&quot;))" office:value-type="string" office:string-value="$0,24$" calcext:value-type="string">
            <text:p>$0,24$</text:p>
          </table:table-cell>
          <table:table-cell office:value-type="string" calcext:value-type="string">
            <text:p><text:s/>MSE</text:p>
          </table:table-cell>
          <table:table-cell office:value-type="float" office:value="295.7958" calcext:value-type="float">
            <text:p>295,796</text:p>
          </table:table-cell>
          <table:table-cell table:formula="of:=IF([.H11]=[.H12];CONCATENATE(&quot;\bf{$&quot;;ROUND([.H11];2);&quot;$}&quot;);CONCATENATE(&quot;$&quot;;ROUND([.H11];2);&quot;$&quot;))" office:value-type="string" office:string-value="$295,8$" calcext:value-type="string">
            <text:p>$295,8$</text:p>
          </table:table-cell>
          <table:table-cell office:value-type="string" calcext:value-type="string">
            <text:p><text:s/>RMSE</text:p>
          </table:table-cell>
          <table:table-cell office:value-type="float" office:value="17.19872" calcext:value-type="float">
            <text:p>17,199</text:p>
          </table:table-cell>
          <table:table-cell table:formula="of:=IF([.K11]=[.K12];CONCATENATE(&quot;\bf{$&quot;;ROUND([.K11];2);&quot;$}&quot;);CONCATENATE(&quot;$&quot;;ROUND([.K11];2);&quot;$&quot;))" office:value-type="string" office:string-value="$17,2$" calcext:value-type="string">
            <text:p>$17,2$</text:p>
          </table:table-cell>
          <table:table-cell office:value-type="string" calcext:value-type="string">
            <text:p><text:s/>MAE mean</text:p>
          </table:table-cell>
          <table:table-cell office:value-type="float" office:value="12.66979" calcext:value-type="float">
            <text:p>12,670</text:p>
          </table:table-cell>
          <table:table-cell table:formula="of:=IF([.N11]=[.N12];CONCATENATE(&quot;\bf{$&quot;;ROUND([.N11];2);&quot;$}&quot;);CONCATENATE(&quot;$&quot;;ROUND([.N11];2);&quot;$&quot;))" office:value-type="string" office:string-value="$12,67$" calcext:value-type="string">
            <text:p>$12,67$</text:p>
          </table:table-cell>
          <table:table-cell office:value-type="string" calcext:value-type="string">
            <text:p><text:s/>MPE</text:p>
          </table:table-cell>
          <table:table-cell office:value-type="float" office:value="-1.833993" calcext:value-type="float">
            <text:p>-1,834</text:p>
          </table:table-cell>
          <table:table-cell table:formula="of:=IF([.Q11]=[.Q12];CONCATENATE(&quot;\bf{$&quot;;ROUND([.Q11];2);&quot;$}&quot;);CONCATENATE(&quot;$&quot;;ROUND([.Q11];2);&quot;$&quot;))" office:value-type="string" office:string-value="$-1,83$" calcext:value-type="string">
            <text:p>$-1,83$</text:p>
          </table:table-cell>
          <table:table-cell office:value-type="string" calcext:value-type="string">
            <text:p><text:s/>MAPE (recalculado)</text:p>
          </table:table-cell>
          <table:table-cell office:value-type="float" office:value="19.75931" calcext:value-type="float">
            <text:p>19,759</text:p>
          </table:table-cell>
          <table:table-cell table:formula="of:=IF([.T11]=[.T12];CONCATENATE(&quot;\bf{$&quot;;ROUND([.T11];2);&quot;$}&quot;);CONCATENATE(&quot;$&quot;;ROUND([.T11];2);&quot;$&quot;))" office:value-type="string" office:string-value="$19,76$" calcext:value-type="string">
            <text:p>$19,76$</text:p>
          </table:table-cell>
          <table:table-cell office:value-type="string" calcext:value-type="string">
            <text:p><text:s/>MASE (recalculado)</text:p>
          </table:table-cell>
          <table:table-cell office:value-type="float" office:value="0.9979094" calcext:value-type="float">
            <text:p>0,998</text:p>
          </table:table-cell>
          <table:table-cell table:formula="of:=IF([.W11]=[.W12];CONCATENATE(&quot;\bf{$&quot;;ROUND([.W11];2);&quot;$}&quot;);CONCATENATE(&quot;$&quot;;ROUND([.W11];2);&quot;$&quot;))" office:value-type="string" office:string-value="$1$" calcext:value-type="string">
            <text:p>$1$</text:p>
          </table:table-cell>
          <table:table-cell office:value-type="string" calcext:value-type="string">
            <text:p><text:s/>MdAE</text:p>
          </table:table-cell>
          <table:table-cell office:value-type="float" office:value="9.057641" calcext:value-type="float">
            <text:p>9,058</text:p>
          </table:table-cell>
          <table:table-cell table:formula="of:=IF([.Z11]=[.Z12];CONCATENATE(&quot;\bf{$&quot;;ROUND([.Z11];2);&quot;$}&quot;);CONCATENATE(&quot;$&quot;;ROUND([.Z11];2);&quot;$&quot;))" office:value-type="string" office:string-value="\bf{$9,06$}" calcext:value-type="string">
            <text:p>\bf{$9,06$}</text:p>
          </table:table-cell>
          <table:table-cell office:value-type="string" calcext:value-type="string">
            <text:p><text:s/>MdAPE</text:p>
          </table:table-cell>
          <table:table-cell office:value-type="float" office:value="14.02235" calcext:value-type="float">
            <text:p>14,022</text:p>
          </table:table-cell>
          <table:table-cell table:formula="of:=IF([.AC11]=[.AC12];CONCATENATE(&quot;\bf{$&quot;;ROUND([.AC11];2);&quot;$}&quot;);CONCATENATE(&quot;$&quot;;ROUND([.AC11];2);&quot;$&quot;))" office:value-type="string" office:string-value="$14,02$" calcext:value-type="string">
            <text:p>$14,02$</text:p>
          </table:table-cell>
          <table:table-cell office:value-type="string" calcext:value-type="string">
            <text:p><text:s/>sMAPE(%)</text:p>
          </table:table-cell>
          <table:table-cell office:value-type="float" office:value="18.03003" calcext:value-type="float">
            <text:p>18,030</text:p>
          </table:table-cell>
          <table:table-cell table:formula="of:=IF([.AF11]=[.AF12];CONCATENATE(&quot;\bf{$&quot;;ROUND([.AF11];2);&quot;$}&quot;);CONCATENATE(&quot;$&quot;;ROUND([.AF11];2);&quot;$&quot;))" office:value-type="string" office:string-value="$18,03$" calcext:value-type="string">
            <text:p>$18,03$</text:p>
          </table:table-cell>
          <table:table-cell office:value-type="string" calcext:value-type="string">
            <text:p><text:s/>sMdAPE(%)</text:p>
          </table:table-cell>
          <table:table-cell office:value-type="float" office:value="13.82299" calcext:value-type="float">
            <text:p>13,823</text:p>
          </table:table-cell>
          <table:table-cell table:formula="of:=IF([.AI11]=[.AI12];CONCATENATE(&quot;\bf{$&quot;;ROUND([.AI11];2);&quot;$}&quot;);CONCATENATE(&quot;$&quot;;ROUND([.AI11];2);&quot;$&quot;))" office:value-type="string" office:string-value="$13,82$" calcext:value-type="string">
            <text:p>$13,82$</text:p>
          </table:table-cell>
          <table:table-cell table:formula="of:=CONCATENATE([.AL11];[.AM11];[.AN11];[.AO11];[.AP11];[.AQ11];[.AR11];[.AS11];[.AT11];[.AU11];[.AV11];&quot;\\&quot;)" office:value-type="string" office:string-value="$0,24$ &amp; $295,8$ &amp; $17,2$ &amp; $12,67$ &amp; $-1,83$ &amp; $19,76$ &amp; $1$ &amp; \bf{$9,06$} &amp; $14,02$ &amp; $18,03$ &amp; $13,82$ &amp; \\" calcext:value-type="string">
            <text:p>$0,24$ &amp; $295,8$ &amp; $17,2$ &amp; $12,67$ &amp; $-1,83$ &amp; $19,76$ &amp; $1$ &amp; \bf{$9,06$} &amp; $14,02$ &amp; $18,03$ &amp; $13,82$ &amp; \\</text:p>
          </table:table-cell>
          <table:table-cell table:formula="of:=CONCATENATE([.F11];&quot; &amp; &quot;)" office:value-type="string" office:string-value="$0,24$ &amp; " calcext:value-type="string">
            <text:p>$0,24$ &amp; </text:p>
          </table:table-cell>
          <table:table-cell table:formula="of:=CONCATENATE([.I11];&quot; &amp; &quot;)" office:value-type="string" office:string-value="$295,8$ &amp; " calcext:value-type="string">
            <text:p>$295,8$ &amp; </text:p>
          </table:table-cell>
          <table:table-cell table:formula="of:=CONCATENATE([.L11];&quot; &amp; &quot;)" office:value-type="string" office:string-value="$17,2$ &amp; " calcext:value-type="string">
            <text:p>$17,2$ &amp; </text:p>
          </table:table-cell>
          <table:table-cell table:formula="of:=CONCATENATE([.O11];&quot; &amp; &quot;)" office:value-type="string" office:string-value="$12,67$ &amp; " calcext:value-type="string">
            <text:p>$12,67$ &amp; </text:p>
          </table:table-cell>
          <table:table-cell table:formula="of:=CONCATENATE([.R11];&quot; &amp; &quot;)" office:value-type="string" office:string-value="$-1,83$ &amp; " calcext:value-type="string">
            <text:p>$-1,83$ &amp; </text:p>
          </table:table-cell>
          <table:table-cell table:formula="of:=CONCATENATE([.U11];&quot; &amp; &quot;)" office:value-type="string" office:string-value="$19,76$ &amp; " calcext:value-type="string">
            <text:p>$19,76$ &amp; </text:p>
          </table:table-cell>
          <table:table-cell table:formula="of:=CONCATENATE([.X11];&quot; &amp; &quot;)" office:value-type="string" office:string-value="$1$ &amp; " calcext:value-type="string">
            <text:p>$1$ &amp; </text:p>
          </table:table-cell>
          <table:table-cell table:formula="of:=CONCATENATE([.AA11];&quot; &amp; &quot;)" office:value-type="string" office:string-value="\bf{$9,06$} &amp; " calcext:value-type="string">
            <text:p>\bf{$9,06$} &amp; </text:p>
          </table:table-cell>
          <table:table-cell table:formula="of:=CONCATENATE([.AD11];&quot; &amp; &quot;)" office:value-type="string" office:string-value="$14,02$ &amp; " calcext:value-type="string">
            <text:p>$14,02$ &amp; </text:p>
          </table:table-cell>
          <table:table-cell table:formula="of:=CONCATENATE([.AG11];&quot; &amp; &quot;)" office:value-type="string" office:string-value="$18,03$ &amp; " calcext:value-type="string">
            <text:p>$18,03$ &amp; </text:p>
          </table:table-cell>
          <table:table-cell table:formula="of:=CONCATENATE([.AJ11];&quot; &amp; &quot;)" office:value-type="string" office:string-value="$13,82$ &amp; " calcext:value-type="string">
            <text:p>$13,82$ &amp; </text:p>
          </table:table-cell>
        </table:table-row>
        <table:table-row table:style-name="ro1">
          <table:table-cell table:number-columns-repeated="4"/>
          <table:table-cell table:formula="of:=MIN([.E8:.E11])" office:value-type="float" office:value="0.03105039" calcext:value-type="float">
            <text:p>0,031</text:p>
          </table:table-cell>
          <table:table-cell table:number-columns-repeated="2"/>
          <table:table-cell table:formula="of:=MIN([.H8:.H11])" office:value-type="float" office:value="245.378" calcext:value-type="float">
            <text:p>245,378</text:p>
          </table:table-cell>
          <table:table-cell table:number-columns-repeated="2"/>
          <table:table-cell table:formula="of:=MIN([.K8:.K11])" office:value-type="float" office:value="15.66454" calcext:value-type="float">
            <text:p>15,665</text:p>
          </table:table-cell>
          <table:table-cell table:number-columns-repeated="2"/>
          <table:table-cell table:formula="of:=MIN([.N8:.N11])" office:value-type="float" office:value="11.50068" calcext:value-type="float">
            <text:p>11,501</text:p>
          </table:table-cell>
          <table:table-cell table:number-columns-repeated="2"/>
          <table:table-cell table:formula="of:=MIN([.Q8:.Q11])" office:value-type="float" office:value="-3.701686" calcext:value-type="float">
            <text:p>-3,702</text:p>
          </table:table-cell>
          <table:table-cell table:number-columns-repeated="2"/>
          <table:table-cell table:formula="of:=MIN([.T8:.T11])" office:value-type="float" office:value="18.2989" calcext:value-type="float">
            <text:p>18,299</text:p>
          </table:table-cell>
          <table:table-cell table:number-columns-repeated="2"/>
          <table:table-cell table:formula="of:=MIN([.W8:.W11])" office:value-type="float" office:value="0.9058271" calcext:value-type="float">
            <text:p>0,906</text:p>
          </table:table-cell>
          <table:table-cell table:number-columns-repeated="2"/>
          <table:table-cell table:formula="of:=MIN([.Z8:.Z11])" office:value-type="float" office:value="9.057641" calcext:value-type="float">
            <text:p>9,058</text:p>
          </table:table-cell>
          <table:table-cell table:number-columns-repeated="2"/>
          <table:table-cell table:formula="of:=MIN([.AC8:.AC11])" office:value-type="float" office:value="11.28381" calcext:value-type="float">
            <text:p>11,284</text:p>
          </table:table-cell>
          <table:table-cell table:number-columns-repeated="2"/>
          <table:table-cell table:formula="of:=MIN([.AF8:.AF11])" office:value-type="float" office:value="16.17044" calcext:value-type="float">
            <text:p>16,170</text:p>
          </table:table-cell>
          <table:table-cell table:number-columns-repeated="2"/>
          <table:table-cell table:formula="of:=MIN([.AI8:.AI11])" office:value-type="float" office:value="11.3554" calcext:value-type="float">
            <text:p>11,355</text:p>
          </table:table-cell>
          <table:table-cell table:number-columns-repeated="2"/>
          <table:table-cell table:formula="of:=CONCATENATE([.F12];&quot; &amp; &quot;)" office:value-type="string" office:string-value=" &amp; " calcext:value-type="string">
            <text:p><text:s/>&amp; </text:p>
          </table:table-cell>
          <table:table-cell table:formula="of:=CONCATENATE([.I12];&quot; &amp; &quot;)" office:value-type="string" office:string-value=" &amp; " calcext:value-type="string">
            <text:p><text:s/>&amp; </text:p>
          </table:table-cell>
          <table:table-cell table:formula="of:=CONCATENATE([.L12];&quot; &amp; &quot;)" office:value-type="string" office:string-value=" &amp; " calcext:value-type="string">
            <text:p><text:s/>&amp; </text:p>
          </table:table-cell>
          <table:table-cell table:formula="of:=CONCATENATE([.O12];&quot; &amp; &quot;)" office:value-type="string" office:string-value=" &amp; " calcext:value-type="string">
            <text:p><text:s/>&amp; </text:p>
          </table:table-cell>
          <table:table-cell table:formula="of:=CONCATENATE([.R12];&quot; &amp; &quot;)" office:value-type="string" office:string-value=" &amp; " calcext:value-type="string">
            <text:p><text:s/>&amp; </text:p>
          </table:table-cell>
          <table:table-cell table:formula="of:=CONCATENATE([.U12];&quot; &amp; &quot;)" office:value-type="string" office:string-value=" &amp; " calcext:value-type="string">
            <text:p><text:s/>&amp; </text:p>
          </table:table-cell>
          <table:table-cell table:formula="of:=CONCATENATE([.X12];&quot; &amp; &quot;)" office:value-type="string" office:string-value=" &amp; " calcext:value-type="string">
            <text:p><text:s/>&amp; </text:p>
          </table:table-cell>
          <table:table-cell table:formula="of:=CONCATENATE([.AA12];&quot; &amp; &quot;)" office:value-type="string" office:string-value=" &amp; " calcext:value-type="string">
            <text:p><text:s/>&amp; </text:p>
          </table:table-cell>
          <table:table-cell table:formula="of:=CONCATENATE([.AD12];&quot; &amp; &quot;)" office:value-type="string" office:string-value=" &amp; " calcext:value-type="string">
            <text:p><text:s/>&amp; </text:p>
          </table:table-cell>
          <table:table-cell table:formula="of:=CONCATENATE([.AG12];&quot; &amp; &quot;)" office:value-type="string" office:string-value=" &amp; " calcext:value-type="string">
            <text:p><text:s/>&amp; </text:p>
          </table:table-cell>
          <table:table-cell table:formula="of:=CONCATENATE([.AJ12];&quot; &amp; &quot;)" office:value-type="string" office:string-value=" &amp; " calcext:value-type="string">
            <text:p><text:s/>&amp; </text:p>
          </table:table-cell>
        </table:table-row>
        <table:table-row table:style-name="ro1">
          <table:table-cell office:value-type="string" calcext:value-type="string">
            <text:p><text:s/>@vrivas NO_Concurso <text:s text:c="32"/>DGT_1031</text:p>
          </table:table-cell>
          <table:table-cell table:number-columns-repeated="35"/>
          <table:table-cell table:formula="of:=CONCATENATE([.AL13];[.AM13];[.AN13];[.AO13];[.AP13];[.AQ13];[.AR13];[.AS13];[.AT13];[.AU13];[.AV13];&quot;\\&quot;)" office:value-type="string" office:string-value="ME &amp;MSE &amp;RMSE &amp;MAE &amp;MPE &amp;MAPE &amp;MASE &amp;MdAE &amp;MdAPE &amp; SMAPE(%) &amp; SMdAPE(%) &amp;\\" calcext:value-type="string">
            <text:p>ME &amp;MSE &amp;RMSE &amp;MAE &amp;MPE &amp;MAPE &amp;MASE &amp;MdAE &amp;MdAPE &amp; SMAPE(%) &amp; SMdAPE(%) &amp;\\</text:p>
          </table:table-cell>
          <table:table-cell office:value-type="string" calcext:value-type="string">
            <text:p>ME &amp;</text:p>
          </table:table-cell>
          <table:table-cell office:value-type="string" calcext:value-type="string">
            <text:p>MSE &amp;</text:p>
          </table:table-cell>
          <table:table-cell office:value-type="string" calcext:value-type="string">
            <text:p>RMSE &amp;</text:p>
          </table:table-cell>
          <table:table-cell office:value-type="string" calcext:value-type="string">
            <text:p>MAE &amp;</text:p>
          </table:table-cell>
          <table:table-cell office:value-type="string" calcext:value-type="string">
            <text:p>MPE &amp;</text:p>
          </table:table-cell>
          <table:table-cell office:value-type="string" calcext:value-type="string">
            <text:p>MAPE &amp;</text:p>
          </table:table-cell>
          <table:table-cell office:value-type="string" calcext:value-type="string">
            <text:p>MASE &amp;</text:p>
          </table:table-cell>
          <table:table-cell office:value-type="string" calcext:value-type="string">
            <text:p>MdAE &amp;</text:p>
          </table:table-cell>
          <table:table-cell office:value-type="string" calcext:value-type="string">
            <text:p>MdAPE &amp;</text:p>
          </table:table-cell>
          <table:table-cell table:style-name="ce1" office:value-type="string" calcext:value-type="string">
            <text:p><text:s/>SMAPE(%) &amp;</text:p>
          </table:table-cell>
          <table:table-cell table:style-name="ce1" office:value-type="string" calcext:value-type="string">
            <text:p><text:s/>SMdAPE(%) &amp;</text:p>
          </table:table-cell>
        </table:table-row>
        <table:table-row table:style-name="ro1">
          <table:table-cell office:value-type="string" calcext:value-type="string">
            <text:p><text:s/>@vrivas MEAN NO CONCURSO </text:p>
          </table:table-cell>
          <table:table-cell office:value-type="string" calcext:value-type="string">
            <text:p><text:s text:c="2"/></text:p>
          </table:table-cell>
          <table:table-cell table:formula="of:=COUNTIF([.D14:.AJ14];&quot;MIN&quot;)" office:value-type="float" office:value="0" calcext:value-type="float">
            <text:p>0</text:p>
          </table:table-cell>
          <table:table-cell office:value-type="string" calcext:value-type="string">
            <text:p><text:s/>ME</text:p>
          </table:table-cell>
          <table:table-cell office:value-type="float" office:value="-4.074308" calcext:value-type="float">
            <text:p>-4,074</text:p>
          </table:table-cell>
          <table:table-cell table:formula="of:=IF([.E14]=[.E18];CONCATENATE(&quot;\bf{$&quot;;ROUND([.E14];2);&quot;$}&quot;);CONCATENATE(&quot;$&quot;;ROUND([.E14];2);&quot;$&quot;))" office:value-type="string" office:string-value="\bf{$-4,07$}" calcext:value-type="string">
            <text:p>\bf{$-4,07$}</text:p>
          </table:table-cell>
          <table:table-cell office:value-type="string" calcext:value-type="string">
            <text:p><text:s/>MSE</text:p>
          </table:table-cell>
          <table:table-cell office:value-type="float" office:value="1352.467" calcext:value-type="float">
            <text:p>1352,467</text:p>
          </table:table-cell>
          <table:table-cell table:formula="of:=IF([.H14]=[.H18];CONCATENATE(&quot;\bf{$&quot;;ROUND([.H14];2);&quot;$}&quot;);CONCATENATE(&quot;$&quot;;ROUND([.H14];2);&quot;$&quot;))" office:value-type="string" office:string-value="$1352,47$" calcext:value-type="string">
            <text:p>$1352,47$</text:p>
          </table:table-cell>
          <table:table-cell office:value-type="string" calcext:value-type="string">
            <text:p><text:s/>RMSE</text:p>
          </table:table-cell>
          <table:table-cell office:value-type="float" office:value="36.7759" calcext:value-type="float">
            <text:p>36,776</text:p>
          </table:table-cell>
          <table:table-cell table:formula="of:=IF([.K14]=[.K18];CONCATENATE(&quot;\bf{$&quot;;ROUND([.K14];2);&quot;$}&quot;);CONCATENATE(&quot;$&quot;;ROUND([.K14];2);&quot;$&quot;))" office:value-type="string" office:string-value="$36,78$" calcext:value-type="string">
            <text:p>$36,78$</text:p>
          </table:table-cell>
          <table:table-cell office:value-type="string" calcext:value-type="string">
            <text:p><text:s/>MAE mean</text:p>
          </table:table-cell>
          <table:table-cell office:value-type="float" office:value="30.39183" calcext:value-type="float">
            <text:p>30,392</text:p>
          </table:table-cell>
          <table:table-cell table:formula="of:=IF([.N14]=[.N18];CONCATENATE(&quot;\bf{$&quot;;ROUND([.N14];2);&quot;$}&quot;);CONCATENATE(&quot;$&quot;;ROUND([.N14];2);&quot;$&quot;))" office:value-type="string" office:string-value="$30,39$" calcext:value-type="string">
            <text:p>$30,39$</text:p>
          </table:table-cell>
          <table:table-cell office:value-type="string" calcext:value-type="string">
            <text:p><text:s/>MPE</text:p>
          </table:table-cell>
          <table:table-cell office:value-type="float" office:value="-10.55081" calcext:value-type="float">
            <text:p>-10,551</text:p>
          </table:table-cell>
          <table:table-cell table:formula="of:=IF([.Q14]=[.Q18];CONCATENATE(&quot;\bf{$&quot;;ROUND([.Q14];2);&quot;$}&quot;);CONCATENATE(&quot;$&quot;;ROUND([.Q14];2);&quot;$&quot;))" office:value-type="string" office:string-value="\bf{$-10,55$}" calcext:value-type="string">
            <text:p>\bf{$-10,55$}</text:p>
          </table:table-cell>
          <table:table-cell office:value-type="string" calcext:value-type="string">
            <text:p><text:s/>MAPE (recalculado)</text:p>
          </table:table-cell>
          <table:table-cell office:value-type="float" office:value="324.4881" calcext:value-type="float">
            <text:p>324,488</text:p>
          </table:table-cell>
          <table:table-cell table:formula="of:=IF([.T14]=[.T18];CONCATENATE(&quot;\bf{$&quot;;ROUND([.T14];2);&quot;$}&quot;);CONCATENATE(&quot;$&quot;;ROUND([.T14];2);&quot;$&quot;))" office:value-type="string" office:string-value="$324,49$" calcext:value-type="string">
            <text:p>$324,49$</text:p>
          </table:table-cell>
          <table:table-cell office:value-type="string" calcext:value-type="string">
            <text:p><text:s/>MASE (recalculado)</text:p>
          </table:table-cell>
          <table:table-cell office:value-type="float" office:value="3.927496" calcext:value-type="float">
            <text:p>3,927</text:p>
          </table:table-cell>
          <table:table-cell table:formula="of:=IF([.W14]=[.W18];CONCATENATE(&quot;\bf{$&quot;;ROUND([.W14];2);&quot;$}&quot;);CONCATENATE(&quot;$&quot;;ROUND([.W14];2);&quot;$&quot;))" office:value-type="string" office:string-value="$3,93$" calcext:value-type="string">
            <text:p>$3,93$</text:p>
          </table:table-cell>
          <table:table-cell office:value-type="string" calcext:value-type="string">
            <text:p><text:s/>MdAE</text:p>
          </table:table-cell>
          <table:table-cell office:value-type="float" office:value="27.67313" calcext:value-type="float">
            <text:p>27,673</text:p>
          </table:table-cell>
          <table:table-cell table:formula="of:=IF([.Z14]=[.Z18];CONCATENATE(&quot;\bf{$&quot;;ROUND([.Z14];2);&quot;$}&quot;);CONCATENATE(&quot;$&quot;;ROUND([.Z14];2);&quot;$&quot;))" office:value-type="string" office:string-value="$27,67$" calcext:value-type="string">
            <text:p>$27,67$</text:p>
          </table:table-cell>
          <table:table-cell office:value-type="string" calcext:value-type="string">
            <text:p><text:s/>MdAPE</text:p>
          </table:table-cell>
          <table:table-cell office:value-type="float" office:value="60.53865" calcext:value-type="float">
            <text:p>60,539</text:p>
          </table:table-cell>
          <table:table-cell table:formula="of:=IF([.AC14]=[.AC18];CONCATENATE(&quot;\bf{$&quot;;ROUND([.AC14];2);&quot;$}&quot;);CONCATENATE(&quot;$&quot;;ROUND([.AC14];2);&quot;$&quot;))" office:value-type="string" office:string-value="$60,54$" calcext:value-type="string">
            <text:p>$60,54$</text:p>
          </table:table-cell>
          <table:table-cell office:value-type="string" calcext:value-type="string">
            <text:p><text:s/>sMAPE(%)</text:p>
          </table:table-cell>
          <table:table-cell office:value-type="float" office:value="82.43942" calcext:value-type="float">
            <text:p>82,439</text:p>
          </table:table-cell>
          <table:table-cell table:formula="of:=IF([.AF14]=[.AF18];CONCATENATE(&quot;\bf{$&quot;;ROUND([.AF14];2);&quot;$}&quot;);CONCATENATE(&quot;$&quot;;ROUND([.AF14];2);&quot;$&quot;))" office:value-type="string" office:string-value="$82,44$" calcext:value-type="string">
            <text:p>$82,44$</text:p>
          </table:table-cell>
          <table:table-cell office:value-type="string" calcext:value-type="string">
            <text:p><text:s/>sMdAPE(%)</text:p>
          </table:table-cell>
          <table:table-cell office:value-type="float" office:value="76.6063" calcext:value-type="float">
            <text:p>76,606</text:p>
          </table:table-cell>
          <table:table-cell table:formula="of:=IF([.AI14]=[.AI18];CONCATENATE(&quot;\bf{$&quot;;ROUND([.AI14];2);&quot;$}&quot;);CONCATENATE(&quot;$&quot;;ROUND([.AI14];2);&quot;$&quot;))" office:value-type="string" office:string-value="$76,61$" calcext:value-type="string">
            <text:p>$76,61$</text:p>
          </table:table-cell>
          <table:table-cell table:formula="of:=CONCATENATE([.AL14];[.AM14];[.AN14];[.AO14];[.AP14];[.AQ14];[.AR14];[.AS14];[.AT14];[.AU14];[.AV14];&quot;\\&quot;)" office:value-type="string" office:string-value="\bf{$-4,07$} &amp; $1352,47$ &amp; $36,78$ &amp; $30,39$ &amp; \bf{$-10,55$} &amp; $324,49$ &amp; $3,93$ &amp; $27,67$ &amp; $60,54$ &amp; $82,44$ &amp; $76,61$ &amp; \\" calcext:value-type="string">
            <text:p>\bf{$-4,07$} &amp; $1352,47$ &amp; $36,78$ &amp; $30,39$ &amp; \bf{$-10,55$} &amp; $324,49$ &amp; $3,93$ &amp; $27,67$ &amp; $60,54$ &amp; $82,44$ &amp; $76,61$ &amp; \\</text:p>
          </table:table-cell>
          <table:table-cell table:formula="of:=CONCATENATE([.F14];&quot; &amp; &quot;)" office:value-type="string" office:string-value="\bf{$-4,07$} &amp; " calcext:value-type="string">
            <text:p>\bf{$-4,07$} &amp; </text:p>
          </table:table-cell>
          <table:table-cell table:formula="of:=CONCATENATE([.I14];&quot; &amp; &quot;)" office:value-type="string" office:string-value="$1352,47$ &amp; " calcext:value-type="string">
            <text:p>$1352,47$ &amp; </text:p>
          </table:table-cell>
          <table:table-cell table:formula="of:=CONCATENATE([.L14];&quot; &amp; &quot;)" office:value-type="string" office:string-value="$36,78$ &amp; " calcext:value-type="string">
            <text:p>$36,78$ &amp; </text:p>
          </table:table-cell>
          <table:table-cell table:formula="of:=CONCATENATE([.O14];&quot; &amp; &quot;)" office:value-type="string" office:string-value="$30,39$ &amp; " calcext:value-type="string">
            <text:p>$30,39$ &amp; </text:p>
          </table:table-cell>
          <table:table-cell table:formula="of:=CONCATENATE([.R14];&quot; &amp; &quot;)" office:value-type="string" office:string-value="\bf{$-10,55$} &amp; " calcext:value-type="string">
            <text:p>\bf{$-10,55$} &amp; </text:p>
          </table:table-cell>
          <table:table-cell table:formula="of:=CONCATENATE([.U14];&quot; &amp; &quot;)" office:value-type="string" office:string-value="$324,49$ &amp; " calcext:value-type="string">
            <text:p>$324,49$ &amp; </text:p>
          </table:table-cell>
          <table:table-cell table:formula="of:=CONCATENATE([.X14];&quot; &amp; &quot;)" office:value-type="string" office:string-value="$3,93$ &amp; " calcext:value-type="string">
            <text:p>$3,93$ &amp; </text:p>
          </table:table-cell>
          <table:table-cell table:formula="of:=CONCATENATE([.AA14];&quot; &amp; &quot;)" office:value-type="string" office:string-value="$27,67$ &amp; " calcext:value-type="string">
            <text:p>$27,67$ &amp; </text:p>
          </table:table-cell>
          <table:table-cell table:formula="of:=CONCATENATE([.AD14];&quot; &amp; &quot;)" office:value-type="string" office:string-value="$60,54$ &amp; " calcext:value-type="string">
            <text:p>$60,54$ &amp; </text:p>
          </table:table-cell>
          <table:table-cell table:formula="of:=CONCATENATE([.AG14];&quot; &amp; &quot;)" office:value-type="string" office:string-value="$82,44$ &amp; " calcext:value-type="string">
            <text:p>$82,44$ &amp; </text:p>
          </table:table-cell>
          <table:table-cell table:formula="of:=CONCATENATE([.AJ14];&quot; &amp; &quot;)" office:value-type="string" office:string-value="$76,61$ &amp; " calcext:value-type="string">
            <text:p>$76,61$ &amp; </text:p>
          </table:table-cell>
        </table:table-row>
        <table:table-row table:style-name="ro1">
          <table:table-cell office:value-type="string" calcext:value-type="string">
            <text:p><text:s/>@vrivas ETS NO CONCURSO</text:p>
          </table:table-cell>
          <table:table-cell office:value-type="string" calcext:value-type="string">
            <text:p><text:s text:c="2"/></text:p>
          </table:table-cell>
          <table:table-cell table:formula="of:=COUNTIF([.D15:.AJ15];&quot;MIN&quot;)" office:value-type="float" office:value="0" calcext:value-type="float">
            <text:p>0</text:p>
          </table:table-cell>
          <table:table-cell office:value-type="string" calcext:value-type="string">
            <text:p><text:s/>ME</text:p>
          </table:table-cell>
          <table:table-cell office:value-type="float" office:value="0.07004713" calcext:value-type="float">
            <text:p>0,070</text:p>
          </table:table-cell>
          <table:table-cell table:formula="of:=IF([.E15]=[.E18];CONCATENATE(&quot;\bf{$&quot;;ROUND([.E15];2);&quot;$}&quot;);CONCATENATE(&quot;$&quot;;ROUND([.E15];2);&quot;$&quot;))" office:value-type="string" office:string-value="$0,07$" calcext:value-type="string">
            <text:p>$0,07$</text:p>
          </table:table-cell>
          <table:table-cell office:value-type="string" calcext:value-type="string">
            <text:p><text:s/>MSE</text:p>
          </table:table-cell>
          <table:table-cell office:value-type="float" office:value="91.61537" calcext:value-type="float">
            <text:p>91,615</text:p>
          </table:table-cell>
          <table:table-cell table:formula="of:=IF([.H15]=[.H18];CONCATENATE(&quot;\bf{$&quot;;ROUND([.H15];2);&quot;$}&quot;);CONCATENATE(&quot;$&quot;;ROUND([.H15];2);&quot;$&quot;))" office:value-type="string" office:string-value="$91,62$" calcext:value-type="string">
            <text:p>$91,62$</text:p>
          </table:table-cell>
          <table:table-cell office:value-type="string" calcext:value-type="string">
            <text:p><text:s/>RMSE</text:p>
          </table:table-cell>
          <table:table-cell office:value-type="float" office:value="9.571592" calcext:value-type="float">
            <text:p>9,572</text:p>
          </table:table-cell>
          <table:table-cell table:formula="of:=IF([.K15]=[.K18];CONCATENATE(&quot;\bf{$&quot;;ROUND([.K15];2);&quot;$}&quot;);CONCATENATE(&quot;$&quot;;ROUND([.K15];2);&quot;$&quot;))" office:value-type="string" office:string-value="$9,57$" calcext:value-type="string">
            <text:p>$9,57$</text:p>
          </table:table-cell>
          <table:table-cell office:value-type="string" calcext:value-type="string">
            <text:p><text:s/>MAE mean</text:p>
          </table:table-cell>
          <table:table-cell office:value-type="float" office:value="6.947308" calcext:value-type="float">
            <text:p>6,947</text:p>
          </table:table-cell>
          <table:table-cell table:formula="of:=IF([.N15]=[.N18];CONCATENATE(&quot;\bf{$&quot;;ROUND([.N15];2);&quot;$}&quot;);CONCATENATE(&quot;$&quot;;ROUND([.N15];2);&quot;$&quot;))" office:value-type="string" office:string-value="$6,95$" calcext:value-type="string">
            <text:p>$6,95$</text:p>
          </table:table-cell>
          <table:table-cell office:value-type="string" calcext:value-type="string">
            <text:p><text:s/>MPE</text:p>
          </table:table-cell>
          <table:table-cell office:value-type="float" office:value="-9.373132" calcext:value-type="float">
            <text:p>-9,373</text:p>
          </table:table-cell>
          <table:table-cell table:formula="of:=IF([.Q15]=[.Q18];CONCATENATE(&quot;\bf{$&quot;;ROUND([.Q15];2);&quot;$}&quot;);CONCATENATE(&quot;$&quot;;ROUND([.Q15];2);&quot;$&quot;))" office:value-type="string" office:string-value="$-9,37$" calcext:value-type="string">
            <text:p>$-9,37$</text:p>
          </table:table-cell>
          <table:table-cell office:value-type="string" calcext:value-type="string">
            <text:p><text:s/>MAPE (recalculado)</text:p>
          </table:table-cell>
          <table:table-cell office:value-type="float" office:value="33.24126" calcext:value-type="float">
            <text:p>33,241</text:p>
          </table:table-cell>
          <table:table-cell table:formula="of:=IF([.T15]=[.T18];CONCATENATE(&quot;\bf{$&quot;;ROUND([.T15];2);&quot;$}&quot;);CONCATENATE(&quot;$&quot;;ROUND([.T15];2);&quot;$&quot;))" office:value-type="string" office:string-value="\bf{$33,24$}" calcext:value-type="string">
            <text:p>\bf{$33,24$}</text:p>
          </table:table-cell>
          <table:table-cell office:value-type="string" calcext:value-type="string">
            <text:p><text:s/>MASE (recalculado)</text:p>
          </table:table-cell>
          <table:table-cell office:value-type="float" office:value="0.8977915" calcext:value-type="float">
            <text:p>0,898</text:p>
          </table:table-cell>
          <table:table-cell table:formula="of:=IF([.W15]=[.W18];CONCATENATE(&quot;\bf{$&quot;;ROUND([.W15];2);&quot;$}&quot;);CONCATENATE(&quot;$&quot;;ROUND([.W15];2);&quot;$&quot;))" office:value-type="string" office:string-value="$0,9$" calcext:value-type="string">
            <text:p>$0,9$</text:p>
          </table:table-cell>
          <table:table-cell office:value-type="string" calcext:value-type="string">
            <text:p><text:s/>MdAE</text:p>
          </table:table-cell>
          <table:table-cell office:value-type="float" office:value="5.03925" calcext:value-type="float">
            <text:p>5,039</text:p>
          </table:table-cell>
          <table:table-cell table:formula="of:=IF([.Z15]=[.Z18];CONCATENATE(&quot;\bf{$&quot;;ROUND([.Z15];2);&quot;$}&quot;);CONCATENATE(&quot;$&quot;;ROUND([.Z15];2);&quot;$&quot;))" office:value-type="string" office:string-value="$5,04$" calcext:value-type="string">
            <text:p>$5,04$</text:p>
          </table:table-cell>
          <table:table-cell office:value-type="string" calcext:value-type="string">
            <text:p><text:s/>MdAPE</text:p>
          </table:table-cell>
          <table:table-cell office:value-type="float" office:value="18.43475" calcext:value-type="float">
            <text:p>18,435</text:p>
          </table:table-cell>
          <table:table-cell table:formula="of:=IF([.AC15]=[.AC18];CONCATENATE(&quot;\bf{$&quot;;ROUND([.AC15];2);&quot;$}&quot;);CONCATENATE(&quot;$&quot;;ROUND([.AC15];2);&quot;$&quot;))" office:value-type="string" office:string-value="\bf{$18,43$}" calcext:value-type="string">
            <text:p>\bf{$18,43$}</text:p>
          </table:table-cell>
          <table:table-cell office:value-type="string" calcext:value-type="string">
            <text:p><text:s/>sMAPE(%)</text:p>
          </table:table-cell>
          <table:table-cell office:value-type="float" office:value="27.24238" calcext:value-type="float">
            <text:p>27,242</text:p>
          </table:table-cell>
          <table:table-cell table:formula="of:=IF([.AF15]=[.AF18];CONCATENATE(&quot;\bf{$&quot;;ROUND([.AF15];2);&quot;$}&quot;);CONCATENATE(&quot;$&quot;;ROUND([.AF15];2);&quot;$&quot;))" office:value-type="string" office:string-value="$27,24$" calcext:value-type="string">
            <text:p>$27,24$</text:p>
          </table:table-cell>
          <table:table-cell office:value-type="string" calcext:value-type="string">
            <text:p><text:s/>sMdAPE(%)</text:p>
          </table:table-cell>
          <table:table-cell office:value-type="float" office:value="18.4699" calcext:value-type="float">
            <text:p>18,470</text:p>
          </table:table-cell>
          <table:table-cell table:formula="of:=IF([.AI15]=[.AI18];CONCATENATE(&quot;\bf{$&quot;;ROUND([.AI15];2);&quot;$}&quot;);CONCATENATE(&quot;$&quot;;ROUND([.AI15];2);&quot;$&quot;))" office:value-type="string" office:string-value="\bf{$18,47$}" calcext:value-type="string">
            <text:p>\bf{$18,47$}</text:p>
          </table:table-cell>
          <table:table-cell table:formula="of:=CONCATENATE([.AL15];[.AM15];[.AN15];[.AO15];[.AP15];[.AQ15];[.AR15];[.AS15];[.AT15];[.AU15];[.AV15];&quot;\\&quot;)" office:value-type="string" office:string-value="$0,07$ &amp; $91,62$ &amp; $9,57$ &amp; $6,95$ &amp; $-9,37$ &amp; \bf{$33,24$} &amp; $0,9$ &amp; $5,04$ &amp; \bf{$18,43$} &amp; $27,24$ &amp; \bf{$18,47$} &amp; \\" calcext:value-type="string">
            <text:p>$0,07$ &amp; $91,62$ &amp; $9,57$ &amp; $6,95$ &amp; $-9,37$ &amp; \bf{$33,24$} &amp; $0,9$ &amp; $5,04$ &amp; \bf{$18,43$} &amp; $27,24$ &amp; \bf{$18,47$} &amp; \\</text:p>
          </table:table-cell>
          <table:table-cell table:formula="of:=CONCATENATE([.F15];&quot; &amp; &quot;)" office:value-type="string" office:string-value="$0,07$ &amp; " calcext:value-type="string">
            <text:p>$0,07$ &amp; </text:p>
          </table:table-cell>
          <table:table-cell table:formula="of:=CONCATENATE([.I15];&quot; &amp; &quot;)" office:value-type="string" office:string-value="$91,62$ &amp; " calcext:value-type="string">
            <text:p>$91,62$ &amp; </text:p>
          </table:table-cell>
          <table:table-cell table:formula="of:=CONCATENATE([.L15];&quot; &amp; &quot;)" office:value-type="string" office:string-value="$9,57$ &amp; " calcext:value-type="string">
            <text:p>$9,57$ &amp; </text:p>
          </table:table-cell>
          <table:table-cell table:formula="of:=CONCATENATE([.O15];&quot; &amp; &quot;)" office:value-type="string" office:string-value="$6,95$ &amp; " calcext:value-type="string">
            <text:p>$6,95$ &amp; </text:p>
          </table:table-cell>
          <table:table-cell table:formula="of:=CONCATENATE([.R15];&quot; &amp; &quot;)" office:value-type="string" office:string-value="$-9,37$ &amp; " calcext:value-type="string">
            <text:p>$-9,37$ &amp; </text:p>
          </table:table-cell>
          <table:table-cell table:formula="of:=CONCATENATE([.U15];&quot; &amp; &quot;)" office:value-type="string" office:string-value="\bf{$33,24$} &amp; " calcext:value-type="string">
            <text:p>\bf{$33,24$} &amp; </text:p>
          </table:table-cell>
          <table:table-cell table:formula="of:=CONCATENATE([.X15];&quot; &amp; &quot;)" office:value-type="string" office:string-value="$0,9$ &amp; " calcext:value-type="string">
            <text:p>$0,9$ &amp; </text:p>
          </table:table-cell>
          <table:table-cell table:formula="of:=CONCATENATE([.AA15];&quot; &amp; &quot;)" office:value-type="string" office:string-value="$5,04$ &amp; " calcext:value-type="string">
            <text:p>$5,04$ &amp; </text:p>
          </table:table-cell>
          <table:table-cell table:formula="of:=CONCATENATE([.AD15];&quot; &amp; &quot;)" office:value-type="string" office:string-value="\bf{$18,43$} &amp; " calcext:value-type="string">
            <text:p>\bf{$18,43$} &amp; </text:p>
          </table:table-cell>
          <table:table-cell table:formula="of:=CONCATENATE([.AG15];&quot; &amp; &quot;)" office:value-type="string" office:string-value="$27,24$ &amp; " calcext:value-type="string">
            <text:p>$27,24$ &amp; </text:p>
          </table:table-cell>
          <table:table-cell table:formula="of:=CONCATENATE([.AJ15];&quot; &amp; &quot;)" office:value-type="string" office:string-value="\bf{$18,47$} &amp; " calcext:value-type="string">
            <text:p>\bf{$18,47$} &amp; </text:p>
          </table:table-cell>
        </table:table-row>
        <table:table-row table:style-name="ro1">
          <table:table-cell office:value-type="string" calcext:value-type="string">
            <text:p><text:s/>@vrivas ARIMA NO CONCURSO </text:p>
          </table:table-cell>
          <table:table-cell office:value-type="string" calcext:value-type="string">
            <text:p><text:s text:c="2"/></text:p>
          </table:table-cell>
          <table:table-cell table:formula="of:=COUNTIF([.D16:.AJ16];&quot;MIN&quot;)" office:value-type="float" office:value="0" calcext:value-type="float">
            <text:p>0</text:p>
          </table:table-cell>
          <table:table-cell office:value-type="string" calcext:value-type="string">
            <text:p><text:s/>ME</text:p>
          </table:table-cell>
          <table:table-cell office:value-type="float" office:value="-0.189316" calcext:value-type="float">
            <text:p>-0,189</text:p>
          </table:table-cell>
          <table:table-cell table:formula="of:=IF([.E16]=[.E18];CONCATENATE(&quot;\bf{$&quot;;ROUND([.E16];2);&quot;$}&quot;);CONCATENATE(&quot;$&quot;;ROUND([.E16];2);&quot;$&quot;))" office:value-type="string" office:string-value="$-0,19$" calcext:value-type="string">
            <text:p>$-0,19$</text:p>
          </table:table-cell>
          <table:table-cell office:value-type="string" calcext:value-type="string">
            <text:p><text:s/>MSE</text:p>
          </table:table-cell>
          <table:table-cell office:value-type="float" office:value="89.58795" calcext:value-type="float">
            <text:p>89,588</text:p>
          </table:table-cell>
          <table:table-cell table:formula="of:=IF([.H16]=[.H18];CONCATENATE(&quot;\bf{$&quot;;ROUND([.H16];2);&quot;$}&quot;);CONCATENATE(&quot;$&quot;;ROUND([.H16];2);&quot;$&quot;))" office:value-type="string" office:string-value="\bf{$89,59$}" calcext:value-type="string">
            <text:p>\bf{$89,59$}</text:p>
          </table:table-cell>
          <table:table-cell office:value-type="string" calcext:value-type="string">
            <text:p><text:s/>RMSE</text:p>
          </table:table-cell>
          <table:table-cell office:value-type="float" office:value="9.465091" calcext:value-type="float">
            <text:p>9,465</text:p>
          </table:table-cell>
          <table:table-cell table:formula="of:=IF([.K16]=[.K18];CONCATENATE(&quot;\bf{$&quot;;ROUND([.K16];2);&quot;$}&quot;);CONCATENATE(&quot;$&quot;;ROUND([.K16];2);&quot;$&quot;))" office:value-type="string" office:string-value="\bf{$9,47$}" calcext:value-type="string">
            <text:p>\bf{$9,47$}</text:p>
          </table:table-cell>
          <table:table-cell office:value-type="string" calcext:value-type="string">
            <text:p><text:s/>MAE mean</text:p>
          </table:table-cell>
          <table:table-cell office:value-type="float" office:value="6.915457" calcext:value-type="float">
            <text:p>6,915</text:p>
          </table:table-cell>
          <table:table-cell table:formula="of:=IF([.N16]=[.N18];CONCATENATE(&quot;\bf{$&quot;;ROUND([.N16];2);&quot;$}&quot;);CONCATENATE(&quot;$&quot;;ROUND([.N16];2);&quot;$&quot;))" office:value-type="string" office:string-value="\bf{$6,92$}" calcext:value-type="string">
            <text:p>\bf{$6,92$}</text:p>
          </table:table-cell>
          <table:table-cell office:value-type="string" calcext:value-type="string">
            <text:p><text:s/>MPE</text:p>
          </table:table-cell>
          <table:table-cell office:value-type="float" office:value="2.76964" calcext:value-type="float">
            <text:p>2,770</text:p>
          </table:table-cell>
          <table:table-cell table:formula="of:=IF([.Q16]=[.Q18];CONCATENATE(&quot;\bf{$&quot;;ROUND([.Q16];2);&quot;$}&quot;);CONCATENATE(&quot;$&quot;;ROUND([.Q16];2);&quot;$&quot;))" office:value-type="string" office:string-value="$2,77$" calcext:value-type="string">
            <text:p>$2,77$</text:p>
          </table:table-cell>
          <table:table-cell office:value-type="string" calcext:value-type="string">
            <text:p><text:s/>MAPE (recalculado)</text:p>
          </table:table-cell>
          <table:table-cell office:value-type="float" office:value="42.46046" calcext:value-type="float">
            <text:p>42,460</text:p>
          </table:table-cell>
          <table:table-cell table:formula="of:=IF([.T16]=[.T18];CONCATENATE(&quot;\bf{$&quot;;ROUND([.T16];2);&quot;$}&quot;);CONCATENATE(&quot;$&quot;;ROUND([.T16];2);&quot;$&quot;))" office:value-type="string" office:string-value="$42,46$" calcext:value-type="string">
            <text:p>$42,46$</text:p>
          </table:table-cell>
          <table:table-cell office:value-type="string" calcext:value-type="string">
            <text:p><text:s/>MASE (recalculado)</text:p>
          </table:table-cell>
          <table:table-cell office:value-type="float" office:value="0.8936755" calcext:value-type="float">
            <text:p>0,894</text:p>
          </table:table-cell>
          <table:table-cell table:formula="of:=IF([.W16]=[.W18];CONCATENATE(&quot;\bf{$&quot;;ROUND([.W16];2);&quot;$}&quot;);CONCATENATE(&quot;$&quot;;ROUND([.W16];2);&quot;$&quot;))" office:value-type="string" office:string-value="\bf{$0,89$}" calcext:value-type="string">
            <text:p>\bf{$0,89$}</text:p>
          </table:table-cell>
          <table:table-cell office:value-type="string" calcext:value-type="string">
            <text:p><text:s/>MdAE</text:p>
          </table:table-cell>
          <table:table-cell office:value-type="float" office:value="4.915823" calcext:value-type="float">
            <text:p>4,916</text:p>
          </table:table-cell>
          <table:table-cell table:formula="of:=IF([.Z16]=[.Z18];CONCATENATE(&quot;\bf{$&quot;;ROUND([.Z16];2);&quot;$}&quot;);CONCATENATE(&quot;$&quot;;ROUND([.Z16];2);&quot;$&quot;))" office:value-type="string" office:string-value="\bf{$4,92$}" calcext:value-type="string">
            <text:p>\bf{$4,92$}</text:p>
          </table:table-cell>
          <table:table-cell office:value-type="string" calcext:value-type="string">
            <text:p><text:s/>MdAPE</text:p>
          </table:table-cell>
          <table:table-cell office:value-type="float" office:value="18.90541" calcext:value-type="float">
            <text:p>18,905</text:p>
          </table:table-cell>
          <table:table-cell table:formula="of:=IF([.AC16]=[.AC18];CONCATENATE(&quot;\bf{$&quot;;ROUND([.AC16];2);&quot;$}&quot;);CONCATENATE(&quot;$&quot;;ROUND([.AC16];2);&quot;$&quot;))" office:value-type="string" office:string-value="$18,91$" calcext:value-type="string">
            <text:p>$18,91$</text:p>
          </table:table-cell>
          <table:table-cell office:value-type="string" calcext:value-type="string">
            <text:p><text:s/>sMAPE(%)</text:p>
          </table:table-cell>
          <table:table-cell office:value-type="float" office:value="26.96921" calcext:value-type="float">
            <text:p>26,969</text:p>
          </table:table-cell>
          <table:table-cell table:formula="of:=IF([.AF16]=[.AF18];CONCATENATE(&quot;\bf{$&quot;;ROUND([.AF16];2);&quot;$}&quot;);CONCATENATE(&quot;$&quot;;ROUND([.AF16];2);&quot;$&quot;))" office:value-type="string" office:string-value="\bf{$26,97$}" calcext:value-type="string">
            <text:p>\bf{$26,97$}</text:p>
          </table:table-cell>
          <table:table-cell office:value-type="string" calcext:value-type="string">
            <text:p><text:s/>sMdAPE(%)</text:p>
          </table:table-cell>
          <table:table-cell office:value-type="float" office:value="19.69247" calcext:value-type="float">
            <text:p>19,692</text:p>
          </table:table-cell>
          <table:table-cell table:formula="of:=IF([.AI16]=[.AI18];CONCATENATE(&quot;\bf{$&quot;;ROUND([.AI16];2);&quot;$}&quot;);CONCATENATE(&quot;$&quot;;ROUND([.AI16];2);&quot;$&quot;))" office:value-type="string" office:string-value="$19,69$" calcext:value-type="string">
            <text:p>$19,69$</text:p>
          </table:table-cell>
          <table:table-cell table:formula="of:=CONCATENATE([.AL16];[.AM16];[.AN16];[.AO16];[.AP16];[.AQ16];[.AR16];[.AS16];[.AT16];[.AU16];[.AV16];&quot;\\&quot;)" office:value-type="string" office:string-value="$-0,19$ &amp; \bf{$89,59$} &amp; \bf{$9,47$} &amp; \bf{$6,92$} &amp; $2,77$ &amp; $42,46$ &amp; \bf{$0,89$} &amp; \bf{$4,92$} &amp; $18,91$ &amp; \bf{$26,97$} &amp; $19,69$ &amp; \\" calcext:value-type="string">
            <text:p>$-0,19$ &amp; \bf{$89,59$} &amp; \bf{$9,47$} &amp; \bf{$6,92$} &amp; $2,77$ &amp; $42,46$ &amp; \bf{$0,89$} &amp; \bf{$4,92$} &amp; $18,91$ &amp; \bf{$26,97$} &amp; $19,69$ &amp; \\</text:p>
          </table:table-cell>
          <table:table-cell table:formula="of:=CONCATENATE([.F16];&quot; &amp; &quot;)" office:value-type="string" office:string-value="$-0,19$ &amp; " calcext:value-type="string">
            <text:p>$-0,19$ &amp; </text:p>
          </table:table-cell>
          <table:table-cell table:formula="of:=CONCATENATE([.I16];&quot; &amp; &quot;)" office:value-type="string" office:string-value="\bf{$89,59$} &amp; " calcext:value-type="string">
            <text:p>\bf{$89,59$} &amp; </text:p>
          </table:table-cell>
          <table:table-cell table:formula="of:=CONCATENATE([.L16];&quot; &amp; &quot;)" office:value-type="string" office:string-value="\bf{$9,47$} &amp; " calcext:value-type="string">
            <text:p>\bf{$9,47$} &amp; </text:p>
          </table:table-cell>
          <table:table-cell table:formula="of:=CONCATENATE([.O16];&quot; &amp; &quot;)" office:value-type="string" office:string-value="\bf{$6,92$} &amp; " calcext:value-type="string">
            <text:p>\bf{$6,92$} &amp; </text:p>
          </table:table-cell>
          <table:table-cell table:formula="of:=CONCATENATE([.R16];&quot; &amp; &quot;)" office:value-type="string" office:string-value="$2,77$ &amp; " calcext:value-type="string">
            <text:p>$2,77$ &amp; </text:p>
          </table:table-cell>
          <table:table-cell table:formula="of:=CONCATENATE([.U16];&quot; &amp; &quot;)" office:value-type="string" office:string-value="$42,46$ &amp; " calcext:value-type="string">
            <text:p>$42,46$ &amp; </text:p>
          </table:table-cell>
          <table:table-cell table:formula="of:=CONCATENATE([.X16];&quot; &amp; &quot;)" office:value-type="string" office:string-value="\bf{$0,89$} &amp; " calcext:value-type="string">
            <text:p>\bf{$0,89$} &amp; </text:p>
          </table:table-cell>
          <table:table-cell table:formula="of:=CONCATENATE([.AA16];&quot; &amp; &quot;)" office:value-type="string" office:string-value="\bf{$4,92$} &amp; " calcext:value-type="string">
            <text:p>\bf{$4,92$} &amp; </text:p>
          </table:table-cell>
          <table:table-cell table:formula="of:=CONCATENATE([.AD16];&quot; &amp; &quot;)" office:value-type="string" office:string-value="$18,91$ &amp; " calcext:value-type="string">
            <text:p>$18,91$ &amp; </text:p>
          </table:table-cell>
          <table:table-cell table:formula="of:=CONCATENATE([.AG16];&quot; &amp; &quot;)" office:value-type="string" office:string-value="\bf{$26,97$} &amp; " calcext:value-type="string">
            <text:p>\bf{$26,97$} &amp; </text:p>
          </table:table-cell>
          <table:table-cell table:formula="of:=CONCATENATE([.AJ16];&quot; &amp; &quot;)" office:value-type="string" office:string-value="$19,69$ &amp; " calcext:value-type="string">
            <text:p>$19,69$ &amp; </text:p>
          </table:table-cell>
        </table:table-row>
        <table:table-row table:style-name="ro1">
          <table:table-cell office:value-type="string" calcext:value-type="string">
            <text:p><text:s/>@vrivas THETA NO CONCURSO </text:p>
          </table:table-cell>
          <table:table-cell office:value-type="string" calcext:value-type="string">
            <text:p><text:s text:c="2"/></text:p>
          </table:table-cell>
          <table:table-cell table:formula="of:=COUNTIF([.D17:.AJ17];&quot;MIN&quot;)" office:value-type="float" office:value="0" calcext:value-type="float">
            <text:p>0</text:p>
          </table:table-cell>
          <table:table-cell office:value-type="string" calcext:value-type="string">
            <text:p><text:s/>ME</text:p>
          </table:table-cell>
          <table:table-cell office:value-type="float" office:value="0.138238" calcext:value-type="float">
            <text:p>0,138</text:p>
          </table:table-cell>
          <table:table-cell table:formula="of:=IF([.E17]=[.E18];CONCATENATE(&quot;\bf{$&quot;;ROUND([.E17];2);&quot;$}&quot;);CONCATENATE(&quot;$&quot;;ROUND([.E17];2);&quot;$&quot;))" office:value-type="string" office:string-value="$0,14$" calcext:value-type="string">
            <text:p>$0,14$</text:p>
          </table:table-cell>
          <table:table-cell office:value-type="string" calcext:value-type="string">
            <text:p><text:s/>MSE</text:p>
          </table:table-cell>
          <table:table-cell office:value-type="float" office:value="102.4785" calcext:value-type="float">
            <text:p>102,479</text:p>
          </table:table-cell>
          <table:table-cell table:formula="of:=IF([.H17]=[.H18];CONCATENATE(&quot;\bf{$&quot;;ROUND([.H17];2);&quot;$}&quot;);CONCATENATE(&quot;$&quot;;ROUND([.H17];2);&quot;$&quot;))" office:value-type="string" office:string-value="$102,48$" calcext:value-type="string">
            <text:p>$102,48$</text:p>
          </table:table-cell>
          <table:table-cell office:value-type="string" calcext:value-type="string">
            <text:p><text:s/>RMSE</text:p>
          </table:table-cell>
          <table:table-cell office:value-type="float" office:value="10.12317" calcext:value-type="float">
            <text:p>10,123</text:p>
          </table:table-cell>
          <table:table-cell table:formula="of:=IF([.K17]=[.K18];CONCATENATE(&quot;\bf{$&quot;;ROUND([.K17];2);&quot;$}&quot;);CONCATENATE(&quot;$&quot;;ROUND([.K17];2);&quot;$&quot;))" office:value-type="string" office:string-value="$10,12$" calcext:value-type="string">
            <text:p>$10,12$</text:p>
          </table:table-cell>
          <table:table-cell office:value-type="string" calcext:value-type="string">
            <text:p><text:s/>MAE mean</text:p>
          </table:table-cell>
          <table:table-cell office:value-type="float" office:value="7.3824" calcext:value-type="float">
            <text:p>7,382</text:p>
          </table:table-cell>
          <table:table-cell table:formula="of:=IF([.N17]=[.N18];CONCATENATE(&quot;\bf{$&quot;;ROUND([.N17];2);&quot;$}&quot;);CONCATENATE(&quot;$&quot;;ROUND([.N17];2);&quot;$&quot;))" office:value-type="string" office:string-value="$7,38$" calcext:value-type="string">
            <text:p>$7,38$</text:p>
          </table:table-cell>
          <table:table-cell office:value-type="string" calcext:value-type="string">
            <text:p><text:s/>MPE</text:p>
          </table:table-cell>
          <table:table-cell office:value-type="float" office:value="-6.318079" calcext:value-type="float">
            <text:p>-6,318</text:p>
          </table:table-cell>
          <table:table-cell table:formula="of:=IF([.Q17]=[.Q18];CONCATENATE(&quot;\bf{$&quot;;ROUND([.Q17];2);&quot;$}&quot;);CONCATENATE(&quot;$&quot;;ROUND([.Q17];2);&quot;$&quot;))" office:value-type="string" office:string-value="$-6,32$" calcext:value-type="string">
            <text:p>$-6,32$</text:p>
          </table:table-cell>
          <table:table-cell office:value-type="string" calcext:value-type="string">
            <text:p><text:s/>MAPE (recalculado)</text:p>
          </table:table-cell>
          <table:table-cell office:value-type="float" office:value="36.48126" calcext:value-type="float">
            <text:p>36,481</text:p>
          </table:table-cell>
          <table:table-cell table:formula="of:=IF([.T17]=[.T18];CONCATENATE(&quot;\bf{$&quot;;ROUND([.T17];2);&quot;$}&quot;);CONCATENATE(&quot;$&quot;;ROUND([.T17];2);&quot;$&quot;))" office:value-type="string" office:string-value="$36,48$" calcext:value-type="string">
            <text:p>$36,48$</text:p>
          </table:table-cell>
          <table:table-cell office:value-type="string" calcext:value-type="string">
            <text:p><text:s/>MASE (recalculado)</text:p>
          </table:table-cell>
          <table:table-cell office:value-type="float" office:value="0.9540179" calcext:value-type="float">
            <text:p>0,954</text:p>
          </table:table-cell>
          <table:table-cell table:formula="of:=IF([.W17]=[.W18];CONCATENATE(&quot;\bf{$&quot;;ROUND([.W17];2);&quot;$}&quot;);CONCATENATE(&quot;$&quot;;ROUND([.W17];2);&quot;$&quot;))" office:value-type="string" office:string-value="$0,95$" calcext:value-type="string">
            <text:p>$0,95$</text:p>
          </table:table-cell>
          <table:table-cell office:value-type="string" calcext:value-type="string">
            <text:p><text:s/>MdAE</text:p>
          </table:table-cell>
          <table:table-cell office:value-type="float" office:value="5.382958" calcext:value-type="float">
            <text:p>5,383</text:p>
          </table:table-cell>
          <table:table-cell table:formula="of:=IF([.Z17]=[.Z18];CONCATENATE(&quot;\bf{$&quot;;ROUND([.Z17];2);&quot;$}&quot;);CONCATENATE(&quot;$&quot;;ROUND([.Z17];2);&quot;$&quot;))" office:value-type="string" office:string-value="$5,38$" calcext:value-type="string">
            <text:p>$5,38$</text:p>
          </table:table-cell>
          <table:table-cell office:value-type="string" calcext:value-type="string">
            <text:p><text:s/>MdAPE</text:p>
          </table:table-cell>
          <table:table-cell office:value-type="float" office:value="20.51064" calcext:value-type="float">
            <text:p>20,511</text:p>
          </table:table-cell>
          <table:table-cell table:formula="of:=IF([.AC17]=[.AC18];CONCATENATE(&quot;\bf{$&quot;;ROUND([.AC17];2);&quot;$}&quot;);CONCATENATE(&quot;$&quot;;ROUND([.AC17];2);&quot;$&quot;))" office:value-type="string" office:string-value="$20,51$" calcext:value-type="string">
            <text:p>$20,51$</text:p>
          </table:table-cell>
          <table:table-cell office:value-type="string" calcext:value-type="string">
            <text:p><text:s/>sMAPE(%)</text:p>
          </table:table-cell>
          <table:table-cell office:value-type="float" office:value="28.26749" calcext:value-type="float">
            <text:p>28,267</text:p>
          </table:table-cell>
          <table:table-cell table:formula="of:=IF([.AF17]=[.AF18];CONCATENATE(&quot;\bf{$&quot;;ROUND([.AF17];2);&quot;$}&quot;);CONCATENATE(&quot;$&quot;;ROUND([.AF17];2);&quot;$&quot;))" office:value-type="string" office:string-value="$28,27$" calcext:value-type="string">
            <text:p>$28,27$</text:p>
          </table:table-cell>
          <table:table-cell office:value-type="string" calcext:value-type="string">
            <text:p><text:s/>sMdAPE(%)</text:p>
          </table:table-cell>
          <table:table-cell office:value-type="float" office:value="20.75524" calcext:value-type="float">
            <text:p>20,755</text:p>
          </table:table-cell>
          <table:table-cell table:formula="of:=IF([.AI17]=[.AI18];CONCATENATE(&quot;\bf{$&quot;;ROUND([.AI17];2);&quot;$}&quot;);CONCATENATE(&quot;$&quot;;ROUND([.AI17];2);&quot;$&quot;))" office:value-type="string" office:string-value="$20,76$" calcext:value-type="string">
            <text:p>$20,76$</text:p>
          </table:table-cell>
          <table:table-cell table:formula="of:=CONCATENATE([.AL17];[.AM17];[.AN17];[.AO17];[.AP17];[.AQ17];[.AR17];[.AS17];[.AT17];[.AU17];[.AV17];&quot;\\&quot;)" office:value-type="string" office:string-value="$0,14$ &amp; $102,48$ &amp; $10,12$ &amp; $7,38$ &amp; $-6,32$ &amp; $36,48$ &amp; $0,95$ &amp; $5,38$ &amp; $20,51$ &amp; $28,27$ &amp; $20,76$ &amp; \\" calcext:value-type="string">
            <text:p>$0,14$ &amp; $102,48$ &amp; $10,12$ &amp; $7,38$ &amp; $-6,32$ &amp; $36,48$ &amp; $0,95$ &amp; $5,38$ &amp; $20,51$ &amp; $28,27$ &amp; $20,76$ &amp; \\</text:p>
          </table:table-cell>
          <table:table-cell table:formula="of:=CONCATENATE([.F17];&quot; &amp; &quot;)" office:value-type="string" office:string-value="$0,14$ &amp; " calcext:value-type="string">
            <text:p>$0,14$ &amp; </text:p>
          </table:table-cell>
          <table:table-cell table:formula="of:=CONCATENATE([.I17];&quot; &amp; &quot;)" office:value-type="string" office:string-value="$102,48$ &amp; " calcext:value-type="string">
            <text:p>$102,48$ &amp; </text:p>
          </table:table-cell>
          <table:table-cell table:formula="of:=CONCATENATE([.L17];&quot; &amp; &quot;)" office:value-type="string" office:string-value="$10,12$ &amp; " calcext:value-type="string">
            <text:p>$10,12$ &amp; </text:p>
          </table:table-cell>
          <table:table-cell table:formula="of:=CONCATENATE([.O17];&quot; &amp; &quot;)" office:value-type="string" office:string-value="$7,38$ &amp; " calcext:value-type="string">
            <text:p>$7,38$ &amp; </text:p>
          </table:table-cell>
          <table:table-cell table:formula="of:=CONCATENATE([.R17];&quot; &amp; &quot;)" office:value-type="string" office:string-value="$-6,32$ &amp; " calcext:value-type="string">
            <text:p>$-6,32$ &amp; </text:p>
          </table:table-cell>
          <table:table-cell table:formula="of:=CONCATENATE([.U17];&quot; &amp; &quot;)" office:value-type="string" office:string-value="$36,48$ &amp; " calcext:value-type="string">
            <text:p>$36,48$ &amp; </text:p>
          </table:table-cell>
          <table:table-cell table:formula="of:=CONCATENATE([.X17];&quot; &amp; &quot;)" office:value-type="string" office:string-value="$0,95$ &amp; " calcext:value-type="string">
            <text:p>$0,95$ &amp; </text:p>
          </table:table-cell>
          <table:table-cell table:formula="of:=CONCATENATE([.AA17];&quot; &amp; &quot;)" office:value-type="string" office:string-value="$5,38$ &amp; " calcext:value-type="string">
            <text:p>$5,38$ &amp; </text:p>
          </table:table-cell>
          <table:table-cell table:formula="of:=CONCATENATE([.AD17];&quot; &amp; &quot;)" office:value-type="string" office:string-value="$20,51$ &amp; " calcext:value-type="string">
            <text:p>$20,51$ &amp; </text:p>
          </table:table-cell>
          <table:table-cell table:formula="of:=CONCATENATE([.AG17];&quot; &amp; &quot;)" office:value-type="string" office:string-value="$28,27$ &amp; " calcext:value-type="string">
            <text:p>$28,27$ &amp; </text:p>
          </table:table-cell>
          <table:table-cell table:formula="of:=CONCATENATE([.AJ17];&quot; &amp; &quot;)" office:value-type="string" office:string-value="$20,76$ &amp; " calcext:value-type="string">
            <text:p>$20,76$ &amp; </text:p>
          </table:table-cell>
        </table:table-row>
        <table:table-row table:style-name="ro1">
          <table:table-cell table:number-columns-repeated="4"/>
          <table:table-cell table:formula="of:=MIN([.E14:.E17])" office:value-type="float" office:value="-4.074308" calcext:value-type="float">
            <text:p>-4,074</text:p>
          </table:table-cell>
          <table:table-cell table:number-columns-repeated="2"/>
          <table:table-cell table:formula="of:=MIN([.H14:.H17])" office:value-type="float" office:value="89.58795" calcext:value-type="float">
            <text:p>89,588</text:p>
          </table:table-cell>
          <table:table-cell table:number-columns-repeated="2"/>
          <table:table-cell table:formula="of:=MIN([.K14:.K17])" office:value-type="float" office:value="9.465091" calcext:value-type="float">
            <text:p>9,465</text:p>
          </table:table-cell>
          <table:table-cell table:number-columns-repeated="2"/>
          <table:table-cell table:formula="of:=MIN([.N14:.N17])" office:value-type="float" office:value="6.915457" calcext:value-type="float">
            <text:p>6,915</text:p>
          </table:table-cell>
          <table:table-cell table:number-columns-repeated="2"/>
          <table:table-cell table:formula="of:=MIN([.Q14:.Q17])" office:value-type="float" office:value="-10.55081" calcext:value-type="float">
            <text:p>-10,551</text:p>
          </table:table-cell>
          <table:table-cell table:number-columns-repeated="2"/>
          <table:table-cell table:formula="of:=MIN([.T14:.T17])" office:value-type="float" office:value="33.24126" calcext:value-type="float">
            <text:p>33,241</text:p>
          </table:table-cell>
          <table:table-cell table:number-columns-repeated="2"/>
          <table:table-cell table:formula="of:=MIN([.W14:.W17])" office:value-type="float" office:value="0.8936755" calcext:value-type="float">
            <text:p>0,894</text:p>
          </table:table-cell>
          <table:table-cell table:number-columns-repeated="2"/>
          <table:table-cell table:formula="of:=MIN([.Z14:.Z17])" office:value-type="float" office:value="4.915823" calcext:value-type="float">
            <text:p>4,916</text:p>
          </table:table-cell>
          <table:table-cell table:number-columns-repeated="2"/>
          <table:table-cell table:formula="of:=MIN([.AC14:.AC17])" office:value-type="float" office:value="18.43475" calcext:value-type="float">
            <text:p>18,435</text:p>
          </table:table-cell>
          <table:table-cell table:number-columns-repeated="2"/>
          <table:table-cell table:formula="of:=MIN([.AF14:.AF17])" office:value-type="float" office:value="26.96921" calcext:value-type="float">
            <text:p>26,969</text:p>
          </table:table-cell>
          <table:table-cell table:number-columns-repeated="2"/>
          <table:table-cell table:formula="of:=MIN([.AI14:.AI17])" office:value-type="float" office:value="18.4699" calcext:value-type="float">
            <text:p>18,470</text:p>
          </table:table-cell>
          <table:table-cell table:number-columns-repeated="2"/>
          <table:table-cell table:formula="of:=CONCATENATE([.F18];&quot; &amp; &quot;)" office:value-type="string" office:string-value=" &amp; " calcext:value-type="string">
            <text:p><text:s/>&amp; </text:p>
          </table:table-cell>
          <table:table-cell table:formula="of:=CONCATENATE([.I18];&quot; &amp; &quot;)" office:value-type="string" office:string-value=" &amp; " calcext:value-type="string">
            <text:p><text:s/>&amp; </text:p>
          </table:table-cell>
          <table:table-cell table:formula="of:=CONCATENATE([.L18];&quot; &amp; &quot;)" office:value-type="string" office:string-value=" &amp; " calcext:value-type="string">
            <text:p><text:s/>&amp; </text:p>
          </table:table-cell>
          <table:table-cell table:formula="of:=CONCATENATE([.O18];&quot; &amp; &quot;)" office:value-type="string" office:string-value=" &amp; " calcext:value-type="string">
            <text:p><text:s/>&amp; </text:p>
          </table:table-cell>
          <table:table-cell table:formula="of:=CONCATENATE([.R18];&quot; &amp; &quot;)" office:value-type="string" office:string-value=" &amp; " calcext:value-type="string">
            <text:p><text:s/>&amp; </text:p>
          </table:table-cell>
          <table:table-cell table:formula="of:=CONCATENATE([.U18];&quot; &amp; &quot;)" office:value-type="string" office:string-value=" &amp; " calcext:value-type="string">
            <text:p><text:s/>&amp; </text:p>
          </table:table-cell>
          <table:table-cell table:formula="of:=CONCATENATE([.X18];&quot; &amp; &quot;)" office:value-type="string" office:string-value=" &amp; " calcext:value-type="string">
            <text:p><text:s/>&amp; </text:p>
          </table:table-cell>
          <table:table-cell table:formula="of:=CONCATENATE([.AA18];&quot; &amp; &quot;)" office:value-type="string" office:string-value=" &amp; " calcext:value-type="string">
            <text:p><text:s/>&amp; </text:p>
          </table:table-cell>
          <table:table-cell table:formula="of:=CONCATENATE([.AD18];&quot; &amp; &quot;)" office:value-type="string" office:string-value=" &amp; " calcext:value-type="string">
            <text:p><text:s/>&amp; </text:p>
          </table:table-cell>
          <table:table-cell table:formula="of:=CONCATENATE([.AG18];&quot; &amp; &quot;)" office:value-type="string" office:string-value=" &amp; " calcext:value-type="string">
            <text:p><text:s/>&amp; </text:p>
          </table:table-cell>
          <table:table-cell table:formula="of:=CONCATENATE([.AJ18];&quot; &amp; &quot;)" office:value-type="string" office:string-value=" &amp; " calcext:value-type="string">
            <text:p><text:s/>&amp; </text:p>
          </table:table-cell>
        </table:table-row>
        <table:table-row table:style-name="ro1">
          <table:table-cell office:value-type="string" calcext:value-type="string">
            <text:p><text:s/>@vrivas NO_Concurso <text:s text:c="32"/>DGT_1051</text:p>
          </table:table-cell>
          <table:table-cell table:number-columns-repeated="35"/>
          <table:table-cell table:formula="of:=CONCATENATE([.AL19];[.AM19];[.AN19];[.AO19];[.AP19];[.AQ19];[.AR19];[.AS19];[.AT19];[.AU19];[.AV19];&quot;\\&quot;)" office:value-type="string" office:string-value="ME &amp;MSE &amp;RMSE &amp;MAE &amp;MPE &amp;MAPE &amp;MASE &amp;MdAE &amp;MdAPE &amp; SMAPE(%) &amp; SMdAPE(%) &amp;\\" calcext:value-type="string">
            <text:p>ME &amp;MSE &amp;RMSE &amp;MAE &amp;MPE &amp;MAPE &amp;MASE &amp;MdAE &amp;MdAPE &amp; SMAPE(%) &amp; SMdAPE(%) &amp;\\</text:p>
          </table:table-cell>
          <table:table-cell office:value-type="string" calcext:value-type="string">
            <text:p>ME &amp;</text:p>
          </table:table-cell>
          <table:table-cell office:value-type="string" calcext:value-type="string">
            <text:p>MSE &amp;</text:p>
          </table:table-cell>
          <table:table-cell office:value-type="string" calcext:value-type="string">
            <text:p>RMSE &amp;</text:p>
          </table:table-cell>
          <table:table-cell office:value-type="string" calcext:value-type="string">
            <text:p>MAE &amp;</text:p>
          </table:table-cell>
          <table:table-cell office:value-type="string" calcext:value-type="string">
            <text:p>MPE &amp;</text:p>
          </table:table-cell>
          <table:table-cell office:value-type="string" calcext:value-type="string">
            <text:p>MAPE &amp;</text:p>
          </table:table-cell>
          <table:table-cell office:value-type="string" calcext:value-type="string">
            <text:p>MASE &amp;</text:p>
          </table:table-cell>
          <table:table-cell office:value-type="string" calcext:value-type="string">
            <text:p>MdAE &amp;</text:p>
          </table:table-cell>
          <table:table-cell office:value-type="string" calcext:value-type="string">
            <text:p>MdAPE &amp;</text:p>
          </table:table-cell>
          <table:table-cell table:style-name="ce1" office:value-type="string" calcext:value-type="string">
            <text:p><text:s/>SMAPE(%) &amp;</text:p>
          </table:table-cell>
          <table:table-cell table:style-name="ce1" office:value-type="string" calcext:value-type="string">
            <text:p><text:s/>SMdAPE(%) &amp;</text:p>
          </table:table-cell>
        </table:table-row>
        <table:table-row table:style-name="ro1">
          <table:table-cell office:value-type="string" calcext:value-type="string">
            <text:p><text:s/>@vrivas MEAN NO CONCURSO </text:p>
          </table:table-cell>
          <table:table-cell office:value-type="string" calcext:value-type="string">
            <text:p><text:s text:c="2"/></text:p>
          </table:table-cell>
          <table:table-cell table:formula="of:=COUNTIF([.D20:.AJ20];&quot;MIN&quot;)" office:value-type="float" office:value="0" calcext:value-type="float">
            <text:p>0</text:p>
          </table:table-cell>
          <table:table-cell office:value-type="string" calcext:value-type="string">
            <text:p><text:s/>ME</text:p>
          </table:table-cell>
          <table:table-cell office:value-type="float" office:value="9.274314" calcext:value-type="float">
            <text:p>9,274</text:p>
          </table:table-cell>
          <table:table-cell table:formula="of:=IF([.E20]=[.E24];CONCATENATE(&quot;\bf{$&quot;;ROUND([.E20];2);&quot;$}&quot;);CONCATENATE(&quot;$&quot;;ROUND([.E20];2);&quot;$&quot;))" office:value-type="string" office:string-value="$9,27$" calcext:value-type="string">
            <text:p>$9,27$</text:p>
          </table:table-cell>
          <table:table-cell office:value-type="string" calcext:value-type="string">
            <text:p><text:s/>MSE</text:p>
          </table:table-cell>
          <table:table-cell office:value-type="float" office:value="13990.68" calcext:value-type="float">
            <text:p>13990,680</text:p>
          </table:table-cell>
          <table:table-cell table:formula="of:=IF([.H20]=[.H24];CONCATENATE(&quot;\bf{$&quot;;ROUND([.H20];2);&quot;$}&quot;);CONCATENATE(&quot;$&quot;;ROUND([.H20];2);&quot;$&quot;))" office:value-type="string" office:string-value="$13990,68$" calcext:value-type="string">
            <text:p>$13990,68$</text:p>
          </table:table-cell>
          <table:table-cell office:value-type="string" calcext:value-type="string">
            <text:p><text:s/>RMSE</text:p>
          </table:table-cell>
          <table:table-cell office:value-type="float" office:value="118.2822" calcext:value-type="float">
            <text:p>118,282</text:p>
          </table:table-cell>
          <table:table-cell table:formula="of:=IF([.K20]=[.K24];CONCATENATE(&quot;\bf{$&quot;;ROUND([.K20];2);&quot;$}&quot;);CONCATENATE(&quot;$&quot;;ROUND([.K20];2);&quot;$&quot;))" office:value-type="string" office:string-value="$118,28$" calcext:value-type="string">
            <text:p>$118,28$</text:p>
          </table:table-cell>
          <table:table-cell office:value-type="string" calcext:value-type="string">
            <text:p><text:s/>MAE mean</text:p>
          </table:table-cell>
          <table:table-cell office:value-type="float" office:value="99.08267" calcext:value-type="float">
            <text:p>99,083</text:p>
          </table:table-cell>
          <table:table-cell table:formula="of:=IF([.N20]=[.N24];CONCATENATE(&quot;\bf{$&quot;;ROUND([.N20];2);&quot;$}&quot;);CONCATENATE(&quot;$&quot;;ROUND([.N20];2);&quot;$&quot;))" office:value-type="string" office:string-value="$99,08$" calcext:value-type="string">
            <text:p>$99,08$</text:p>
          </table:table-cell>
          <table:table-cell office:value-type="string" calcext:value-type="string">
            <text:p><text:s/>MPE</text:p>
          </table:table-cell>
          <table:table-cell office:value-type="float" office:value="5.860874" calcext:value-type="float">
            <text:p>5,861</text:p>
          </table:table-cell>
          <table:table-cell table:formula="of:=IF([.Q20]=[.Q24];CONCATENATE(&quot;\bf{$&quot;;ROUND([.Q20];2);&quot;$}&quot;);CONCATENATE(&quot;$&quot;;ROUND([.Q20];2);&quot;$&quot;))" office:value-type="string" office:string-value="$5,86$" calcext:value-type="string">
            <text:p>$5,86$</text:p>
          </table:table-cell>
          <table:table-cell office:value-type="string" calcext:value-type="string">
            <text:p><text:s/>MAPE (recalculado)</text:p>
          </table:table-cell>
          <table:table-cell office:value-type="string" calcext:value-type="string">
            <text:p><text:s text:c="2"/>Inf </text:p>
          </table:table-cell>
          <table:table-cell table:formula="of:=IF([.T20]=[.T24];CONCATENATE(&quot;\bf{$&quot;;ROUND([.T20];2);&quot;$}&quot;);CONCATENATE(&quot;$&quot;;ROUND([.T20];2);&quot;$&quot;))" office:value-type="string" office:string-value="" calcext:value-type="error">
            <text:p>#VALUE!</text:p>
          </table:table-cell>
          <table:table-cell office:value-type="string" calcext:value-type="string">
            <text:p><text:s/>MASE (recalculado)</text:p>
          </table:table-cell>
          <table:table-cell office:value-type="float" office:value="5.488628" calcext:value-type="float">
            <text:p>5,489</text:p>
          </table:table-cell>
          <table:table-cell table:formula="of:=IF([.W20]=[.W24];CONCATENATE(&quot;\bf{$&quot;;ROUND([.W20];2);&quot;$}&quot;);CONCATENATE(&quot;$&quot;;ROUND([.W20];2);&quot;$&quot;))" office:value-type="string" office:string-value="$5,49$" calcext:value-type="string">
            <text:p>$5,49$</text:p>
          </table:table-cell>
          <table:table-cell office:value-type="string" calcext:value-type="string">
            <text:p><text:s/>MdAE</text:p>
          </table:table-cell>
          <table:table-cell office:value-type="float" office:value="100.0274" calcext:value-type="float">
            <text:p>100,027</text:p>
          </table:table-cell>
          <table:table-cell table:formula="of:=IF([.Z20]=[.Z24];CONCATENATE(&quot;\bf{$&quot;;ROUND([.Z20];2);&quot;$}&quot;);CONCATENATE(&quot;$&quot;;ROUND([.Z20];2);&quot;$&quot;))" office:value-type="string" office:string-value="$100,03$" calcext:value-type="string">
            <text:p>$100,03$</text:p>
          </table:table-cell>
          <table:table-cell office:value-type="string" calcext:value-type="string">
            <text:p><text:s/>MdAPE</text:p>
          </table:table-cell>
          <table:table-cell office:value-type="float" office:value="56.12976" calcext:value-type="float">
            <text:p>56,130</text:p>
          </table:table-cell>
          <table:table-cell table:formula="of:=IF([.AC20]=[.AC24];CONCATENATE(&quot;\bf{$&quot;;ROUND([.AC20];2);&quot;$}&quot;);CONCATENATE(&quot;$&quot;;ROUND([.AC20];2);&quot;$&quot;))" office:value-type="string" office:string-value="$56,13$" calcext:value-type="string">
            <text:p>$56,13$</text:p>
          </table:table-cell>
          <table:table-cell office:value-type="string" calcext:value-type="string">
            <text:p><text:s/>sMAPE(%)</text:p>
          </table:table-cell>
          <table:table-cell office:value-type="float" office:value="76.08182" calcext:value-type="float">
            <text:p>76,082</text:p>
          </table:table-cell>
          <table:table-cell table:formula="of:=IF([.AF20]=[.AF24];CONCATENATE(&quot;\bf{$&quot;;ROUND([.AF20];2);&quot;$}&quot;);CONCATENATE(&quot;$&quot;;ROUND([.AF20];2);&quot;$&quot;))" office:value-type="string" office:string-value="$76,08$" calcext:value-type="string">
            <text:p>$76,08$</text:p>
          </table:table-cell>
          <table:table-cell office:value-type="string" calcext:value-type="string">
            <text:p><text:s/>sMdAPE(%)</text:p>
          </table:table-cell>
          <table:table-cell office:value-type="float" office:value="66.77891" calcext:value-type="float">
            <text:p>66,779</text:p>
          </table:table-cell>
          <table:table-cell table:formula="of:=IF([.AI20]=[.AI24];CONCATENATE(&quot;\bf{$&quot;;ROUND([.AI20];2);&quot;$}&quot;);CONCATENATE(&quot;$&quot;;ROUND([.AI20];2);&quot;$&quot;))" office:value-type="string" office:string-value="$66,78$" calcext:value-type="string">
            <text:p>$66,78$</text:p>
          </table:table-cell>
          <table:table-cell table:formula="of:=CONCATENATE([.AL20];[.AM20];[.AN20];[.AO20];[.AP20];[.AQ20];[.AR20];[.AS20];[.AT20];[.AU20];[.AV20];&quot;\\&quot;)" office:value-type="string" office:string-value="$9,27$ &amp; $13990,68$ &amp; $118,28$ &amp; $99,08$ &amp; $5,86$ &amp; N/A &amp;$5,49$ &amp; $100,03$ &amp; $56,13$ &amp; $76,08$ &amp; $66,78$ &amp; \\" calcext:value-type="string">
            <text:p>$9,27$ &amp; $13990,68$ &amp; $118,28$ &amp; $99,08$ &amp; $5,86$ &amp; N/A &amp;$5,49$ &amp; $100,03$ &amp; $56,13$ &amp; $76,08$ &amp; $66,78$ &amp; \\</text:p>
          </table:table-cell>
          <table:table-cell table:formula="of:=CONCATENATE([.F20];&quot; &amp; &quot;)" office:value-type="string" office:string-value="$9,27$ &amp; " calcext:value-type="string">
            <text:p>$9,27$ &amp; </text:p>
          </table:table-cell>
          <table:table-cell table:formula="of:=CONCATENATE([.I20];&quot; &amp; &quot;)" office:value-type="string" office:string-value="$13990,68$ &amp; " calcext:value-type="string">
            <text:p>$13990,68$ &amp; </text:p>
          </table:table-cell>
          <table:table-cell table:formula="of:=CONCATENATE([.L20];&quot; &amp; &quot;)" office:value-type="string" office:string-value="$118,28$ &amp; " calcext:value-type="string">
            <text:p>$118,28$ &amp; </text:p>
          </table:table-cell>
          <table:table-cell table:formula="of:=CONCATENATE([.O20];&quot; &amp; &quot;)" office:value-type="string" office:string-value="$99,08$ &amp; " calcext:value-type="string">
            <text:p>$99,08$ &amp; </text:p>
          </table:table-cell>
          <table:table-cell table:formula="of:=CONCATENATE([.R20];&quot; &amp; &quot;)" office:value-type="string" office:string-value="$5,86$ &amp; " calcext:value-type="string">
            <text:p>$5,86$ &amp; </text:p>
          </table:table-cell>
          <table:table-cell office:value-type="string" calcext:value-type="string">
            <text:p>N/A &amp;</text:p>
          </table:table-cell>
          <table:table-cell table:formula="of:=CONCATENATE([.X20];&quot; &amp; &quot;)" office:value-type="string" office:string-value="$5,49$ &amp; " calcext:value-type="string">
            <text:p>$5,49$ &amp; </text:p>
          </table:table-cell>
          <table:table-cell table:formula="of:=CONCATENATE([.AA20];&quot; &amp; &quot;)" office:value-type="string" office:string-value="$100,03$ &amp; " calcext:value-type="string">
            <text:p>$100,03$ &amp; </text:p>
          </table:table-cell>
          <table:table-cell table:formula="of:=CONCATENATE([.AD20];&quot; &amp; &quot;)" office:value-type="string" office:string-value="$56,13$ &amp; " calcext:value-type="string">
            <text:p>$56,13$ &amp; </text:p>
          </table:table-cell>
          <table:table-cell table:formula="of:=CONCATENATE([.AG20];&quot; &amp; &quot;)" office:value-type="string" office:string-value="$76,08$ &amp; " calcext:value-type="string">
            <text:p>$76,08$ &amp; </text:p>
          </table:table-cell>
          <table:table-cell table:formula="of:=CONCATENATE([.AJ20];&quot; &amp; &quot;)" office:value-type="string" office:string-value="$66,78$ &amp; " calcext:value-type="string">
            <text:p>$66,78$ &amp; </text:p>
          </table:table-cell>
        </table:table-row>
        <table:table-row table:style-name="ro1">
          <table:table-cell office:value-type="string" calcext:value-type="string">
            <text:p><text:s/>@vrivas ETS NO CONCURSO</text:p>
          </table:table-cell>
          <table:table-cell office:value-type="string" calcext:value-type="string">
            <text:p><text:s text:c="2"/></text:p>
          </table:table-cell>
          <table:table-cell table:formula="of:=COUNTIF([.D21:.AJ21];&quot;MIN&quot;)" office:value-type="float" office:value="0" calcext:value-type="float">
            <text:p>0</text:p>
          </table:table-cell>
          <table:table-cell office:value-type="string" calcext:value-type="string">
            <text:p><text:s/>ME</text:p>
          </table:table-cell>
          <table:table-cell office:value-type="float" office:value="-0.06019336" calcext:value-type="float">
            <text:p>-0,060</text:p>
          </table:table-cell>
          <table:table-cell table:formula="of:=IF([.E21]=[.E24];CONCATENATE(&quot;\bf{$&quot;;ROUND([.E21];2);&quot;$}&quot;);CONCATENATE(&quot;$&quot;;ROUND([.E21];2);&quot;$&quot;))" office:value-type="string" office:string-value="\bf{$-0,06$}" calcext:value-type="string">
            <text:p>\bf{$-0,06$}</text:p>
          </table:table-cell>
          <table:table-cell office:value-type="string" calcext:value-type="string">
            <text:p><text:s/>MSE</text:p>
          </table:table-cell>
          <table:table-cell office:value-type="float" office:value="802.9275" calcext:value-type="float">
            <text:p>802,928</text:p>
          </table:table-cell>
          <table:table-cell table:formula="of:=IF([.H21]=[.H24];CONCATENATE(&quot;\bf{$&quot;;ROUND([.H21];2);&quot;$}&quot;);CONCATENATE(&quot;$&quot;;ROUND([.H21];2);&quot;$&quot;))" office:value-type="string" office:string-value="$802,93$" calcext:value-type="string">
            <text:p>$802,93$</text:p>
          </table:table-cell>
          <table:table-cell office:value-type="string" calcext:value-type="string">
            <text:p><text:s/>RMSE</text:p>
          </table:table-cell>
          <table:table-cell office:value-type="float" office:value="28.33598" calcext:value-type="float">
            <text:p>28,336</text:p>
          </table:table-cell>
          <table:table-cell table:formula="of:=IF([.K21]=[.K24];CONCATENATE(&quot;\bf{$&quot;;ROUND([.K21];2);&quot;$}&quot;);CONCATENATE(&quot;$&quot;;ROUND([.K21];2);&quot;$&quot;))" office:value-type="string" office:string-value="$28,34$" calcext:value-type="string">
            <text:p>$28,34$</text:p>
          </table:table-cell>
          <table:table-cell office:value-type="string" calcext:value-type="string">
            <text:p><text:s/>MAE mean</text:p>
          </table:table-cell>
          <table:table-cell office:value-type="float" office:value="17.84755" calcext:value-type="float">
            <text:p>17,848</text:p>
          </table:table-cell>
          <table:table-cell table:formula="of:=IF([.N21]=[.N24];CONCATENATE(&quot;\bf{$&quot;;ROUND([.N21];2);&quot;$}&quot;);CONCATENATE(&quot;$&quot;;ROUND([.N21];2);&quot;$&quot;))" office:value-type="string" office:string-value="$17,85$" calcext:value-type="string">
            <text:p>$17,85$</text:p>
          </table:table-cell>
          <table:table-cell office:value-type="string" calcext:value-type="string">
            <text:p><text:s/>MPE</text:p>
          </table:table-cell>
          <table:table-cell office:value-type="float" office:value="3.955514" calcext:value-type="float">
            <text:p>3,956</text:p>
          </table:table-cell>
          <table:table-cell table:formula="of:=IF([.Q21]=[.Q24];CONCATENATE(&quot;\bf{$&quot;;ROUND([.Q21];2);&quot;$}&quot;);CONCATENATE(&quot;$&quot;;ROUND([.Q21];2);&quot;$&quot;))" office:value-type="string" office:string-value="\bf{$3,96$}" calcext:value-type="string">
            <text:p>\bf{$3,96$}</text:p>
          </table:table-cell>
          <table:table-cell office:value-type="string" calcext:value-type="string">
            <text:p><text:s/>MAPE (recalculado)</text:p>
          </table:table-cell>
          <table:table-cell office:value-type="string" calcext:value-type="string">
            <text:p><text:s text:c="2"/>Inf </text:p>
          </table:table-cell>
          <table:table-cell table:formula="of:=IF([.T21]=[.T24];CONCATENATE(&quot;\bf{$&quot;;ROUND([.T21];2);&quot;$}&quot;);CONCATENATE(&quot;$&quot;;ROUND([.T21];2);&quot;$&quot;))" office:value-type="string" office:string-value="" calcext:value-type="error">
            <text:p>#VALUE!</text:p>
          </table:table-cell>
          <table:table-cell office:value-type="string" calcext:value-type="string">
            <text:p><text:s/>MASE (recalculado)</text:p>
          </table:table-cell>
          <table:table-cell office:value-type="float" office:value="0.9886548" calcext:value-type="float">
            <text:p>0,989</text:p>
          </table:table-cell>
          <table:table-cell table:formula="of:=IF([.W21]=[.W24];CONCATENATE(&quot;\bf{$&quot;;ROUND([.W21];2);&quot;$}&quot;);CONCATENATE(&quot;$&quot;;ROUND([.W21];2);&quot;$&quot;))" office:value-type="string" office:string-value="$0,99$" calcext:value-type="string">
            <text:p>$0,99$</text:p>
          </table:table-cell>
          <table:table-cell office:value-type="string" calcext:value-type="string">
            <text:p><text:s/>MdAE</text:p>
          </table:table-cell>
          <table:table-cell office:value-type="float" office:value="11.715" calcext:value-type="float">
            <text:p>11,715</text:p>
          </table:table-cell>
          <table:table-cell table:formula="of:=IF([.Z21]=[.Z24];CONCATENATE(&quot;\bf{$&quot;;ROUND([.Z21];2);&quot;$}&quot;);CONCATENATE(&quot;$&quot;;ROUND([.Z21];2);&quot;$&quot;))" office:value-type="string" office:string-value="$11,72$" calcext:value-type="string">
            <text:p>$11,72$</text:p>
          </table:table-cell>
          <table:table-cell office:value-type="string" calcext:value-type="string">
            <text:p><text:s/>MdAPE</text:p>
          </table:table-cell>
          <table:table-cell office:value-type="float" office:value="12.14964" calcext:value-type="float">
            <text:p>12,150</text:p>
          </table:table-cell>
          <table:table-cell table:formula="of:=IF([.AC21]=[.AC24];CONCATENATE(&quot;\bf{$&quot;;ROUND([.AC21];2);&quot;$}&quot;);CONCATENATE(&quot;$&quot;;ROUND([.AC21];2);&quot;$&quot;))" office:value-type="string" office:string-value="$12,15$" calcext:value-type="string">
            <text:p>$12,15$</text:p>
          </table:table-cell>
          <table:table-cell office:value-type="string" calcext:value-type="string">
            <text:p><text:s/>sMAPE(%)</text:p>
          </table:table-cell>
          <table:table-cell office:value-type="float" office:value="14.41834" calcext:value-type="float">
            <text:p>14,418</text:p>
          </table:table-cell>
          <table:table-cell table:formula="of:=IF([.AF21]=[.AF24];CONCATENATE(&quot;\bf{$&quot;;ROUND([.AF21];2);&quot;$}&quot;);CONCATENATE(&quot;$&quot;;ROUND([.AF21];2);&quot;$&quot;))" office:value-type="string" office:string-value="\bf{$14,42$}" calcext:value-type="string">
            <text:p>\bf{$14,42$}</text:p>
          </table:table-cell>
          <table:table-cell office:value-type="string" calcext:value-type="string">
            <text:p><text:s/>sMdAPE(%)</text:p>
          </table:table-cell>
          <table:table-cell office:value-type="float" office:value="11.23516" calcext:value-type="float">
            <text:p>11,235</text:p>
          </table:table-cell>
          <table:table-cell table:formula="of:=IF([.AI21]=[.AI24];CONCATENATE(&quot;\bf{$&quot;;ROUND([.AI21];2);&quot;$}&quot;);CONCATENATE(&quot;$&quot;;ROUND([.AI21];2);&quot;$&quot;))" office:value-type="string" office:string-value="$11,24$" calcext:value-type="string">
            <text:p>$11,24$</text:p>
          </table:table-cell>
          <table:table-cell table:formula="of:=CONCATENATE([.AL21];[.AM21];[.AN21];[.AO21];[.AP21];[.AQ21];[.AR21];[.AS21];[.AT21];[.AU21];[.AV21];&quot;\\&quot;)" office:value-type="string" office:string-value="\bf{$-0,06$} &amp; $802,93$ &amp; $28,34$ &amp; $17,85$ &amp; \bf{$3,96$} &amp; N/A &amp;$0,99$ &amp; $11,72$ &amp; $12,15$ &amp; \bf{$14,42$} &amp; $11,24$ &amp; \\" calcext:value-type="string">
            <text:p>\bf{$-0,06$} &amp; $802,93$ &amp; $28,34$ &amp; $17,85$ &amp; \bf{$3,96$} &amp; N/A &amp;$0,99$ &amp; $11,72$ &amp; $12,15$ &amp; \bf{$14,42$} &amp; $11,24$ &amp; \\</text:p>
          </table:table-cell>
          <table:table-cell table:formula="of:=CONCATENATE([.F21];&quot; &amp; &quot;)" office:value-type="string" office:string-value="\bf{$-0,06$} &amp; " calcext:value-type="string">
            <text:p>\bf{$-0,06$} &amp; </text:p>
          </table:table-cell>
          <table:table-cell table:formula="of:=CONCATENATE([.I21];&quot; &amp; &quot;)" office:value-type="string" office:string-value="$802,93$ &amp; " calcext:value-type="string">
            <text:p>$802,93$ &amp; </text:p>
          </table:table-cell>
          <table:table-cell table:formula="of:=CONCATENATE([.L21];&quot; &amp; &quot;)" office:value-type="string" office:string-value="$28,34$ &amp; " calcext:value-type="string">
            <text:p>$28,34$ &amp; </text:p>
          </table:table-cell>
          <table:table-cell table:formula="of:=CONCATENATE([.O21];&quot; &amp; &quot;)" office:value-type="string" office:string-value="$17,85$ &amp; " calcext:value-type="string">
            <text:p>$17,85$ &amp; </text:p>
          </table:table-cell>
          <table:table-cell table:formula="of:=CONCATENATE([.R21];&quot; &amp; &quot;)" office:value-type="string" office:string-value="\bf{$3,96$} &amp; " calcext:value-type="string">
            <text:p>\bf{$3,96$} &amp; </text:p>
          </table:table-cell>
          <table:table-cell office:value-type="string" calcext:value-type="string">
            <text:p>N/A &amp;</text:p>
          </table:table-cell>
          <table:table-cell table:formula="of:=CONCATENATE([.X21];&quot; &amp; &quot;)" office:value-type="string" office:string-value="$0,99$ &amp; " calcext:value-type="string">
            <text:p>$0,99$ &amp; </text:p>
          </table:table-cell>
          <table:table-cell table:formula="of:=CONCATENATE([.AA21];&quot; &amp; &quot;)" office:value-type="string" office:string-value="$11,72$ &amp; " calcext:value-type="string">
            <text:p>$11,72$ &amp; </text:p>
          </table:table-cell>
          <table:table-cell table:formula="of:=CONCATENATE([.AD21];&quot; &amp; &quot;)" office:value-type="string" office:string-value="$12,15$ &amp; " calcext:value-type="string">
            <text:p>$12,15$ &amp; </text:p>
          </table:table-cell>
          <table:table-cell table:formula="of:=CONCATENATE([.AG21];&quot; &amp; &quot;)" office:value-type="string" office:string-value="\bf{$14,42$} &amp; " calcext:value-type="string">
            <text:p>\bf{$14,42$} &amp; </text:p>
          </table:table-cell>
          <table:table-cell table:formula="of:=CONCATENATE([.AJ21];&quot; &amp; &quot;)" office:value-type="string" office:string-value="$11,24$ &amp; " calcext:value-type="string">
            <text:p>$11,24$ &amp; </text:p>
          </table:table-cell>
        </table:table-row>
        <table:table-row table:style-name="ro1">
          <table:table-cell office:value-type="string" calcext:value-type="string">
            <text:p><text:s/>@vrivas ARIMA NO CONCURSO </text:p>
          </table:table-cell>
          <table:table-cell office:value-type="string" calcext:value-type="string">
            <text:p><text:s text:c="2"/></text:p>
          </table:table-cell>
          <table:table-cell table:formula="of:=COUNTIF([.D22:.AJ22];&quot;MIN&quot;)" office:value-type="float" office:value="0" calcext:value-type="float">
            <text:p>0</text:p>
          </table:table-cell>
          <table:table-cell office:value-type="string" calcext:value-type="string">
            <text:p><text:s/>ME</text:p>
          </table:table-cell>
          <table:table-cell office:value-type="float" office:value="0.2570792" calcext:value-type="float">
            <text:p>0,257</text:p>
          </table:table-cell>
          <table:table-cell table:formula="of:=IF([.E22]=[.E24];CONCATENATE(&quot;\bf{$&quot;;ROUND([.E22];2);&quot;$}&quot;);CONCATENATE(&quot;$&quot;;ROUND([.E22];2);&quot;$&quot;))" office:value-type="string" office:string-value="$0,26$" calcext:value-type="string">
            <text:p>$0,26$</text:p>
          </table:table-cell>
          <table:table-cell office:value-type="string" calcext:value-type="string">
            <text:p><text:s/>MSE</text:p>
          </table:table-cell>
          <table:table-cell office:value-type="float" office:value="739.3095" calcext:value-type="float">
            <text:p>739,310</text:p>
          </table:table-cell>
          <table:table-cell table:formula="of:=IF([.H22]=[.H24];CONCATENATE(&quot;\bf{$&quot;;ROUND([.H22];2);&quot;$}&quot;);CONCATENATE(&quot;$&quot;;ROUND([.H22];2);&quot;$&quot;))" office:value-type="string" office:string-value="\bf{$739,31$}" calcext:value-type="string">
            <text:p>\bf{$739,31$}</text:p>
          </table:table-cell>
          <table:table-cell office:value-type="string" calcext:value-type="string">
            <text:p><text:s/>RMSE</text:p>
          </table:table-cell>
          <table:table-cell office:value-type="float" office:value="27.19025" calcext:value-type="float">
            <text:p>27,190</text:p>
          </table:table-cell>
          <table:table-cell table:formula="of:=IF([.K22]=[.K24];CONCATENATE(&quot;\bf{$&quot;;ROUND([.K22];2);&quot;$}&quot;);CONCATENATE(&quot;$&quot;;ROUND([.K22];2);&quot;$&quot;))" office:value-type="string" office:string-value="\bf{$27,19$}" calcext:value-type="string">
            <text:p>\bf{$27,19$}</text:p>
          </table:table-cell>
          <table:table-cell office:value-type="string" calcext:value-type="string">
            <text:p><text:s/>MAE mean</text:p>
          </table:table-cell>
          <table:table-cell office:value-type="float" office:value="17.06437" calcext:value-type="float">
            <text:p>17,064</text:p>
          </table:table-cell>
          <table:table-cell table:formula="of:=IF([.N22]=[.N24];CONCATENATE(&quot;\bf{$&quot;;ROUND([.N22];2);&quot;$}&quot;);CONCATENATE(&quot;$&quot;;ROUND([.N22];2);&quot;$&quot;))" office:value-type="string" office:string-value="\bf{$17,06$}" calcext:value-type="string">
            <text:p>\bf{$17,06$}</text:p>
          </table:table-cell>
          <table:table-cell office:value-type="string" calcext:value-type="string">
            <text:p><text:s/>MPE</text:p>
          </table:table-cell>
          <table:table-cell office:value-type="float" office:value="17.60794" calcext:value-type="float">
            <text:p>17,608</text:p>
          </table:table-cell>
          <table:table-cell table:formula="of:=IF([.Q22]=[.Q24];CONCATENATE(&quot;\bf{$&quot;;ROUND([.Q22];2);&quot;$}&quot;);CONCATENATE(&quot;$&quot;;ROUND([.Q22];2);&quot;$&quot;))" office:value-type="string" office:string-value="$17,61$" calcext:value-type="string">
            <text:p>$17,61$</text:p>
          </table:table-cell>
          <table:table-cell office:value-type="string" calcext:value-type="string">
            <text:p><text:s/>MAPE (recalculado)</text:p>
          </table:table-cell>
          <table:table-cell office:value-type="string" calcext:value-type="string">
            <text:p><text:s text:c="2"/>Inf </text:p>
          </table:table-cell>
          <table:table-cell table:formula="of:=IF([.T22]=[.T24];CONCATENATE(&quot;\bf{$&quot;;ROUND([.T22];2);&quot;$}&quot;);CONCATENATE(&quot;$&quot;;ROUND([.T22];2);&quot;$&quot;))" office:value-type="string" office:string-value="" calcext:value-type="error">
            <text:p>#VALUE!</text:p>
          </table:table-cell>
          <table:table-cell office:value-type="string" calcext:value-type="string">
            <text:p><text:s/>MASE (recalculado)</text:p>
          </table:table-cell>
          <table:table-cell office:value-type="float" office:value="0.9452712" calcext:value-type="float">
            <text:p>0,945</text:p>
          </table:table-cell>
          <table:table-cell table:formula="of:=IF([.W22]=[.W24];CONCATENATE(&quot;\bf{$&quot;;ROUND([.W22];2);&quot;$}&quot;);CONCATENATE(&quot;$&quot;;ROUND([.W22];2);&quot;$&quot;))" office:value-type="string" office:string-value="\bf{$0,95$}" calcext:value-type="string">
            <text:p>\bf{$0,95$}</text:p>
          </table:table-cell>
          <table:table-cell office:value-type="string" calcext:value-type="string">
            <text:p><text:s/>MdAE</text:p>
          </table:table-cell>
          <table:table-cell office:value-type="float" office:value="10.51918" calcext:value-type="float">
            <text:p>10,519</text:p>
          </table:table-cell>
          <table:table-cell table:formula="of:=IF([.Z22]=[.Z24];CONCATENATE(&quot;\bf{$&quot;;ROUND([.Z22];2);&quot;$}&quot;);CONCATENATE(&quot;$&quot;;ROUND([.Z22];2);&quot;$&quot;))" office:value-type="string" office:string-value="\bf{$10,52$}" calcext:value-type="string">
            <text:p>\bf{$10,52$}</text:p>
          </table:table-cell>
          <table:table-cell office:value-type="string" calcext:value-type="string">
            <text:p><text:s/>MdAPE</text:p>
          </table:table-cell>
          <table:table-cell office:value-type="float" office:value="11.56243" calcext:value-type="float">
            <text:p>11,562</text:p>
          </table:table-cell>
          <table:table-cell table:formula="of:=IF([.AC22]=[.AC24];CONCATENATE(&quot;\bf{$&quot;;ROUND([.AC22];2);&quot;$}&quot;);CONCATENATE(&quot;$&quot;;ROUND([.AC22];2);&quot;$&quot;))" office:value-type="string" office:string-value="\bf{$11,56$}" calcext:value-type="string">
            <text:p>\bf{$11,56$}</text:p>
          </table:table-cell>
          <table:table-cell office:value-type="string" calcext:value-type="string">
            <text:p><text:s/>sMAPE(%)</text:p>
          </table:table-cell>
          <table:table-cell office:value-type="float" office:value="16.15062" calcext:value-type="float">
            <text:p>16,151</text:p>
          </table:table-cell>
          <table:table-cell table:formula="of:=IF([.AF22]=[.AF24];CONCATENATE(&quot;\bf{$&quot;;ROUND([.AF22];2);&quot;$}&quot;);CONCATENATE(&quot;$&quot;;ROUND([.AF22];2);&quot;$&quot;))" office:value-type="string" office:string-value="$16,15$" calcext:value-type="string">
            <text:p>$16,15$</text:p>
          </table:table-cell>
          <table:table-cell office:value-type="string" calcext:value-type="string">
            <text:p><text:s/>sMdAPE(%)</text:p>
          </table:table-cell>
          <table:table-cell office:value-type="float" office:value="10.68594" calcext:value-type="float">
            <text:p>10,686</text:p>
          </table:table-cell>
          <table:table-cell table:formula="of:=IF([.AI22]=[.AI24];CONCATENATE(&quot;\bf{$&quot;;ROUND([.AI22];2);&quot;$}&quot;);CONCATENATE(&quot;$&quot;;ROUND([.AI22];2);&quot;$&quot;))" office:value-type="string" office:string-value="\bf{$10,69$}" calcext:value-type="string">
            <text:p>\bf{$10,69$}</text:p>
          </table:table-cell>
          <table:table-cell table:formula="of:=CONCATENATE([.AL22];[.AM22];[.AN22];[.AO22];[.AP22];[.AQ22];[.AR22];[.AS22];[.AT22];[.AU22];[.AV22];&quot;\\&quot;)" office:value-type="string" office:string-value="$0,26$ &amp; \bf{$739,31$} &amp; \bf{$27,19$} &amp; \bf{$17,06$} &amp; $17,61$ &amp; N/A &amp;\bf{$0,95$} &amp; \bf{$10,52$} &amp; \bf{$11,56$} &amp; $16,15$ &amp; \bf{$10,69$} &amp; \\" calcext:value-type="string">
            <text:p>$0,26$ &amp; \bf{$739,31$} &amp; \bf{$27,19$} &amp; \bf{$17,06$} &amp; $17,61$ &amp; N/A &amp;\bf{$0,95$} &amp; \bf{$10,52$} &amp; \bf{$11,56$} &amp; $16,15$ &amp; \bf{$10,69$} &amp; \\</text:p>
          </table:table-cell>
          <table:table-cell table:formula="of:=CONCATENATE([.F22];&quot; &amp; &quot;)" office:value-type="string" office:string-value="$0,26$ &amp; " calcext:value-type="string">
            <text:p>$0,26$ &amp; </text:p>
          </table:table-cell>
          <table:table-cell table:formula="of:=CONCATENATE([.I22];&quot; &amp; &quot;)" office:value-type="string" office:string-value="\bf{$739,31$} &amp; " calcext:value-type="string">
            <text:p>\bf{$739,31$} &amp; </text:p>
          </table:table-cell>
          <table:table-cell table:formula="of:=CONCATENATE([.L22];&quot; &amp; &quot;)" office:value-type="string" office:string-value="\bf{$27,19$} &amp; " calcext:value-type="string">
            <text:p>\bf{$27,19$} &amp; </text:p>
          </table:table-cell>
          <table:table-cell table:formula="of:=CONCATENATE([.O22];&quot; &amp; &quot;)" office:value-type="string" office:string-value="\bf{$17,06$} &amp; " calcext:value-type="string">
            <text:p>\bf{$17,06$} &amp; </text:p>
          </table:table-cell>
          <table:table-cell table:formula="of:=CONCATENATE([.R22];&quot; &amp; &quot;)" office:value-type="string" office:string-value="$17,61$ &amp; " calcext:value-type="string">
            <text:p>$17,61$ &amp; </text:p>
          </table:table-cell>
          <table:table-cell office:value-type="string" calcext:value-type="string">
            <text:p>N/A &amp;</text:p>
          </table:table-cell>
          <table:table-cell table:formula="of:=CONCATENATE([.X22];&quot; &amp; &quot;)" office:value-type="string" office:string-value="\bf{$0,95$} &amp; " calcext:value-type="string">
            <text:p>\bf{$0,95$} &amp; </text:p>
          </table:table-cell>
          <table:table-cell table:formula="of:=CONCATENATE([.AA22];&quot; &amp; &quot;)" office:value-type="string" office:string-value="\bf{$10,52$} &amp; " calcext:value-type="string">
            <text:p>\bf{$10,52$} &amp; </text:p>
          </table:table-cell>
          <table:table-cell table:formula="of:=CONCATENATE([.AD22];&quot; &amp; &quot;)" office:value-type="string" office:string-value="\bf{$11,56$} &amp; " calcext:value-type="string">
            <text:p>\bf{$11,56$} &amp; </text:p>
          </table:table-cell>
          <table:table-cell table:formula="of:=CONCATENATE([.AG22];&quot; &amp; &quot;)" office:value-type="string" office:string-value="$16,15$ &amp; " calcext:value-type="string">
            <text:p>$16,15$ &amp; </text:p>
          </table:table-cell>
          <table:table-cell table:formula="of:=CONCATENATE([.AJ22];&quot; &amp; &quot;)" office:value-type="string" office:string-value="\bf{$10,69$} &amp; " calcext:value-type="string">
            <text:p>\bf{$10,69$} &amp; </text:p>
          </table:table-cell>
        </table:table-row>
        <table:table-row table:style-name="ro1">
          <table:table-cell office:value-type="string" calcext:value-type="string">
            <text:p><text:s/>@vrivas THETA NO CONCURSO </text:p>
          </table:table-cell>
          <table:table-cell office:value-type="string" calcext:value-type="string">
            <text:p><text:s text:c="2"/></text:p>
          </table:table-cell>
          <table:table-cell table:formula="of:=COUNTIF([.D23:.AJ23];&quot;MIN&quot;)" office:value-type="float" office:value="0" calcext:value-type="float">
            <text:p>0</text:p>
          </table:table-cell>
          <table:table-cell office:value-type="string" calcext:value-type="string">
            <text:p><text:s/>ME</text:p>
          </table:table-cell>
          <table:table-cell office:value-type="float" office:value="0.1249933" calcext:value-type="float">
            <text:p>0,125</text:p>
          </table:table-cell>
          <table:table-cell table:formula="of:=IF([.E23]=[.E24];CONCATENATE(&quot;\bf{$&quot;;ROUND([.E23];2);&quot;$}&quot;);CONCATENATE(&quot;$&quot;;ROUND([.E23];2);&quot;$&quot;))" office:value-type="string" office:string-value="$0,12$" calcext:value-type="string">
            <text:p>$0,12$</text:p>
          </table:table-cell>
          <table:table-cell office:value-type="string" calcext:value-type="string">
            <text:p><text:s/>MSE</text:p>
          </table:table-cell>
          <table:table-cell office:value-type="float" office:value="789.6028" calcext:value-type="float">
            <text:p>789,603</text:p>
          </table:table-cell>
          <table:table-cell table:formula="of:=IF([.H23]=[.H24];CONCATENATE(&quot;\bf{$&quot;;ROUND([.H23];2);&quot;$}&quot;);CONCATENATE(&quot;$&quot;;ROUND([.H23];2);&quot;$&quot;))" office:value-type="string" office:string-value="$789,6$" calcext:value-type="string">
            <text:p>$789,6$</text:p>
          </table:table-cell>
          <table:table-cell office:value-type="string" calcext:value-type="string">
            <text:p><text:s/>RMSE</text:p>
          </table:table-cell>
          <table:table-cell office:value-type="float" office:value="28.09987" calcext:value-type="float">
            <text:p>28,100</text:p>
          </table:table-cell>
          <table:table-cell table:formula="of:=IF([.K23]=[.K24];CONCATENATE(&quot;\bf{$&quot;;ROUND([.K23];2);&quot;$}&quot;);CONCATENATE(&quot;$&quot;;ROUND([.K23];2);&quot;$&quot;))" office:value-type="string" office:string-value="$28,1$" calcext:value-type="string">
            <text:p>$28,1$</text:p>
          </table:table-cell>
          <table:table-cell office:value-type="string" calcext:value-type="string">
            <text:p><text:s/>MAE mean</text:p>
          </table:table-cell>
          <table:table-cell office:value-type="float" office:value="18.17751" calcext:value-type="float">
            <text:p>18,178</text:p>
          </table:table-cell>
          <table:table-cell table:formula="of:=IF([.N23]=[.N24];CONCATENATE(&quot;\bf{$&quot;;ROUND([.N23];2);&quot;$}&quot;);CONCATENATE(&quot;$&quot;;ROUND([.N23];2);&quot;$&quot;))" office:value-type="string" office:string-value="$18,18$" calcext:value-type="string">
            <text:p>$18,18$</text:p>
          </table:table-cell>
          <table:table-cell office:value-type="string" calcext:value-type="string">
            <text:p><text:s/>MPE</text:p>
          </table:table-cell>
          <table:table-cell office:value-type="float" office:value="38500.8" calcext:value-type="float">
            <text:p>38500,800</text:p>
          </table:table-cell>
          <table:table-cell table:formula="of:=IF([.Q23]=[.Q24];CONCATENATE(&quot;\bf{$&quot;;ROUND([.Q23];2);&quot;$}&quot;);CONCATENATE(&quot;$&quot;;ROUND([.Q23];2);&quot;$&quot;))" office:value-type="string" office:string-value="$38500,8$" calcext:value-type="string">
            <text:p>$38500,8$</text:p>
          </table:table-cell>
          <table:table-cell office:value-type="string" calcext:value-type="string">
            <text:p><text:s/>MAPE (recalculado)</text:p>
          </table:table-cell>
          <table:table-cell office:value-type="string" calcext:value-type="string">
            <text:p><text:s text:c="2"/>Inf </text:p>
          </table:table-cell>
          <table:table-cell table:formula="of:=IF([.T23]=[.T24];CONCATENATE(&quot;\bf{$&quot;;ROUND([.T23];2);&quot;$}&quot;);CONCATENATE(&quot;$&quot;;ROUND([.T23];2);&quot;$&quot;))" office:value-type="string" office:string-value="" calcext:value-type="error">
            <text:p>#VALUE!</text:p>
          </table:table-cell>
          <table:table-cell office:value-type="string" calcext:value-type="string">
            <text:p><text:s/>MASE (recalculado)</text:p>
          </table:table-cell>
          <table:table-cell office:value-type="float" office:value="1.006933" calcext:value-type="float">
            <text:p>1,007</text:p>
          </table:table-cell>
          <table:table-cell table:formula="of:=IF([.W23]=[.W24];CONCATENATE(&quot;\bf{$&quot;;ROUND([.W23];2);&quot;$}&quot;);CONCATENATE(&quot;$&quot;;ROUND([.W23];2);&quot;$&quot;))" office:value-type="string" office:string-value="$1,01$" calcext:value-type="string">
            <text:p>$1,01$</text:p>
          </table:table-cell>
          <table:table-cell office:value-type="string" calcext:value-type="string">
            <text:p><text:s/>MdAE</text:p>
          </table:table-cell>
          <table:table-cell office:value-type="float" office:value="10.88361" calcext:value-type="float">
            <text:p>10,884</text:p>
          </table:table-cell>
          <table:table-cell table:formula="of:=IF([.Z23]=[.Z24];CONCATENATE(&quot;\bf{$&quot;;ROUND([.Z23];2);&quot;$}&quot;);CONCATENATE(&quot;$&quot;;ROUND([.Z23];2);&quot;$&quot;))" office:value-type="string" office:string-value="$10,88$" calcext:value-type="string">
            <text:p>$10,88$</text:p>
          </table:table-cell>
          <table:table-cell office:value-type="string" calcext:value-type="string">
            <text:p><text:s/>MdAPE</text:p>
          </table:table-cell>
          <table:table-cell office:value-type="float" office:value="12.55066" calcext:value-type="float">
            <text:p>12,551</text:p>
          </table:table-cell>
          <table:table-cell table:formula="of:=IF([.AC23]=[.AC24];CONCATENATE(&quot;\bf{$&quot;;ROUND([.AC23];2);&quot;$}&quot;);CONCATENATE(&quot;$&quot;;ROUND([.AC23];2);&quot;$&quot;))" office:value-type="string" office:string-value="$12,55$" calcext:value-type="string">
            <text:p>$12,55$</text:p>
          </table:table-cell>
          <table:table-cell office:value-type="string" calcext:value-type="string">
            <text:p><text:s/>sMAPE(%)</text:p>
          </table:table-cell>
          <table:table-cell office:value-type="float" office:value="21.29538" calcext:value-type="float">
            <text:p>21,295</text:p>
          </table:table-cell>
          <table:table-cell table:formula="of:=IF([.AF23]=[.AF24];CONCATENATE(&quot;\bf{$&quot;;ROUND([.AF23];2);&quot;$}&quot;);CONCATENATE(&quot;$&quot;;ROUND([.AF23];2);&quot;$&quot;))" office:value-type="string" office:string-value="$21,3$" calcext:value-type="string">
            <text:p>$21,3$</text:p>
          </table:table-cell>
          <table:table-cell office:value-type="string" calcext:value-type="string">
            <text:p><text:s/>sMdAPE(%)</text:p>
          </table:table-cell>
          <table:table-cell office:value-type="float" office:value="12.99797" calcext:value-type="float">
            <text:p>12,998</text:p>
          </table:table-cell>
          <table:table-cell table:formula="of:=IF([.AI23]=[.AI24];CONCATENATE(&quot;\bf{$&quot;;ROUND([.AI23];2);&quot;$}&quot;);CONCATENATE(&quot;$&quot;;ROUND([.AI23];2);&quot;$&quot;))" office:value-type="string" office:string-value="$13$" calcext:value-type="string">
            <text:p>$13$</text:p>
          </table:table-cell>
          <table:table-cell table:formula="of:=CONCATENATE([.AL23];[.AM23];[.AN23];[.AO23];[.AP23];[.AQ23];[.AR23];[.AS23];[.AT23];[.AU23];[.AV23];&quot;\\&quot;)" office:value-type="string" office:string-value="$0,12$ &amp; $789,6$ &amp; $28,1$ &amp; $18,18$ &amp; $38500,8$ &amp; N/A &amp;$1,01$ &amp; $10,88$ &amp; $12,55$ &amp; $21,3$ &amp; $13$ &amp; \\" calcext:value-type="string">
            <text:p>$0,12$ &amp; $789,6$ &amp; $28,1$ &amp; $18,18$ &amp; $38500,8$ &amp; N/A &amp;$1,01$ &amp; $10,88$ &amp; $12,55$ &amp; $21,3$ &amp; $13$ &amp; \\</text:p>
          </table:table-cell>
          <table:table-cell table:formula="of:=CONCATENATE([.F23];&quot; &amp; &quot;)" office:value-type="string" office:string-value="$0,12$ &amp; " calcext:value-type="string">
            <text:p>$0,12$ &amp; </text:p>
          </table:table-cell>
          <table:table-cell table:formula="of:=CONCATENATE([.I23];&quot; &amp; &quot;)" office:value-type="string" office:string-value="$789,6$ &amp; " calcext:value-type="string">
            <text:p>$789,6$ &amp; </text:p>
          </table:table-cell>
          <table:table-cell table:formula="of:=CONCATENATE([.L23];&quot; &amp; &quot;)" office:value-type="string" office:string-value="$28,1$ &amp; " calcext:value-type="string">
            <text:p>$28,1$ &amp; </text:p>
          </table:table-cell>
          <table:table-cell table:formula="of:=CONCATENATE([.O23];&quot; &amp; &quot;)" office:value-type="string" office:string-value="$18,18$ &amp; " calcext:value-type="string">
            <text:p>$18,18$ &amp; </text:p>
          </table:table-cell>
          <table:table-cell table:formula="of:=CONCATENATE([.R23];&quot; &amp; &quot;)" office:value-type="string" office:string-value="$38500,8$ &amp; " calcext:value-type="string">
            <text:p>$38500,8$ &amp; </text:p>
          </table:table-cell>
          <table:table-cell office:value-type="string" calcext:value-type="string">
            <text:p>N/A &amp;</text:p>
          </table:table-cell>
          <table:table-cell table:formula="of:=CONCATENATE([.X23];&quot; &amp; &quot;)" office:value-type="string" office:string-value="$1,01$ &amp; " calcext:value-type="string">
            <text:p>$1,01$ &amp; </text:p>
          </table:table-cell>
          <table:table-cell table:formula="of:=CONCATENATE([.AA23];&quot; &amp; &quot;)" office:value-type="string" office:string-value="$10,88$ &amp; " calcext:value-type="string">
            <text:p>$10,88$ &amp; </text:p>
          </table:table-cell>
          <table:table-cell table:formula="of:=CONCATENATE([.AD23];&quot; &amp; &quot;)" office:value-type="string" office:string-value="$12,55$ &amp; " calcext:value-type="string">
            <text:p>$12,55$ &amp; </text:p>
          </table:table-cell>
          <table:table-cell table:formula="of:=CONCATENATE([.AG23];&quot; &amp; &quot;)" office:value-type="string" office:string-value="$21,3$ &amp; " calcext:value-type="string">
            <text:p>$21,3$ &amp; </text:p>
          </table:table-cell>
          <table:table-cell table:formula="of:=CONCATENATE([.AJ23];&quot; &amp; &quot;)" office:value-type="string" office:string-value="$13$ &amp; " calcext:value-type="string">
            <text:p>$13$ &amp; </text:p>
          </table:table-cell>
        </table:table-row>
        <table:table-row table:style-name="ro1">
          <table:table-cell table:number-columns-repeated="4"/>
          <table:table-cell table:formula="of:=MIN([.E20:.E23])" office:value-type="float" office:value="-0.06019336" calcext:value-type="float">
            <text:p>-0,060</text:p>
          </table:table-cell>
          <table:table-cell table:number-columns-repeated="2"/>
          <table:table-cell table:formula="of:=MIN([.H20:.H23])" office:value-type="float" office:value="739.3095" calcext:value-type="float">
            <text:p>739,310</text:p>
          </table:table-cell>
          <table:table-cell table:number-columns-repeated="2"/>
          <table:table-cell table:formula="of:=MIN([.K20:.K23])" office:value-type="float" office:value="27.19025" calcext:value-type="float">
            <text:p>27,190</text:p>
          </table:table-cell>
          <table:table-cell table:number-columns-repeated="2"/>
          <table:table-cell table:formula="of:=MIN([.N20:.N23])" office:value-type="float" office:value="17.06437" calcext:value-type="float">
            <text:p>17,064</text:p>
          </table:table-cell>
          <table:table-cell table:number-columns-repeated="2"/>
          <table:table-cell table:formula="of:=MIN([.Q20:.Q23])" office:value-type="float" office:value="3.955514" calcext:value-type="float">
            <text:p>3,956</text:p>
          </table:table-cell>
          <table:table-cell table:number-columns-repeated="2"/>
          <table:table-cell table:formula="of:=MIN([.T20:.T23])" office:value-type="float" office:value="0" calcext:value-type="float">
            <text:p>0,000</text:p>
          </table:table-cell>
          <table:table-cell table:number-columns-repeated="2"/>
          <table:table-cell table:formula="of:=MIN([.W20:.W23])" office:value-type="float" office:value="0.9452712" calcext:value-type="float">
            <text:p>0,945</text:p>
          </table:table-cell>
          <table:table-cell table:number-columns-repeated="2"/>
          <table:table-cell table:formula="of:=MIN([.Z20:.Z23])" office:value-type="float" office:value="10.51918" calcext:value-type="float">
            <text:p>10,519</text:p>
          </table:table-cell>
          <table:table-cell table:number-columns-repeated="2"/>
          <table:table-cell table:formula="of:=MIN([.AC20:.AC23])" office:value-type="float" office:value="11.56243" calcext:value-type="float">
            <text:p>11,562</text:p>
          </table:table-cell>
          <table:table-cell table:number-columns-repeated="2"/>
          <table:table-cell table:formula="of:=MIN([.AF20:.AF23])" office:value-type="float" office:value="14.41834" calcext:value-type="float">
            <text:p>14,418</text:p>
          </table:table-cell>
          <table:table-cell table:number-columns-repeated="2"/>
          <table:table-cell table:formula="of:=MIN([.AI20:.AI23])" office:value-type="float" office:value="10.68594" calcext:value-type="float">
            <text:p>10,686</text:p>
          </table:table-cell>
          <table:table-cell table:number-columns-repeated="2"/>
          <table:table-cell table:formula="of:=CONCATENATE([.F24];&quot; &amp; &quot;)" office:value-type="string" office:string-value=" &amp; " calcext:value-type="string">
            <text:p><text:s/>&amp; </text:p>
          </table:table-cell>
          <table:table-cell table:formula="of:=CONCATENATE([.I24];&quot; &amp; &quot;)" office:value-type="string" office:string-value=" &amp; " calcext:value-type="string">
            <text:p><text:s/>&amp; </text:p>
          </table:table-cell>
          <table:table-cell table:formula="of:=CONCATENATE([.L24];&quot; &amp; &quot;)" office:value-type="string" office:string-value=" &amp; " calcext:value-type="string">
            <text:p><text:s/>&amp; </text:p>
          </table:table-cell>
          <table:table-cell table:formula="of:=CONCATENATE([.O24];&quot; &amp; &quot;)" office:value-type="string" office:string-value=" &amp; " calcext:value-type="string">
            <text:p><text:s/>&amp; </text:p>
          </table:table-cell>
          <table:table-cell table:formula="of:=CONCATENATE([.R24];&quot; &amp; &quot;)" office:value-type="string" office:string-value=" &amp; " calcext:value-type="string">
            <text:p><text:s/>&amp; </text:p>
          </table:table-cell>
          <table:table-cell table:formula="of:=CONCATENATE([.U24];&quot; &amp; &quot;)" office:value-type="string" office:string-value=" &amp; " calcext:value-type="string">
            <text:p><text:s/>&amp; </text:p>
          </table:table-cell>
          <table:table-cell table:formula="of:=CONCATENATE([.X24];&quot; &amp; &quot;)" office:value-type="string" office:string-value=" &amp; " calcext:value-type="string">
            <text:p><text:s/>&amp; </text:p>
          </table:table-cell>
          <table:table-cell table:formula="of:=CONCATENATE([.AA24];&quot; &amp; &quot;)" office:value-type="string" office:string-value=" &amp; " calcext:value-type="string">
            <text:p><text:s/>&amp; </text:p>
          </table:table-cell>
          <table:table-cell table:formula="of:=CONCATENATE([.AD24];&quot; &amp; &quot;)" office:value-type="string" office:string-value=" &amp; " calcext:value-type="string">
            <text:p><text:s/>&amp; </text:p>
          </table:table-cell>
          <table:table-cell table:formula="of:=CONCATENATE([.AG24];&quot; &amp; &quot;)" office:value-type="string" office:string-value=" &amp; " calcext:value-type="string">
            <text:p><text:s/>&amp; </text:p>
          </table:table-cell>
          <table:table-cell table:formula="of:=CONCATENATE([.AJ24];&quot; &amp; &quot;)" office:value-type="string" office:string-value=" &amp; " calcext:value-type="string">
            <text:p><text:s/>&amp; </text:p>
          </table:table-cell>
        </table:table-row>
        <table:table-row table:style-name="ro1">
          <table:table-cell office:value-type="string" calcext:value-type="string">
            <text:p><text:s/>@vrivas NO_Concurso <text:s text:c="32"/>DGT_1061</text:p>
          </table:table-cell>
          <table:table-cell table:number-columns-repeated="35"/>
          <table:table-cell table:formula="of:=CONCATENATE([.AL25];[.AM25];[.AN25];[.AO25];[.AP25];[.AQ25];[.AR25];[.AS25];[.AT25];[.AU25];[.AV25];&quot;\\&quot;)" office:value-type="string" office:string-value="ME &amp;MSE &amp;RMSE &amp;MAE &amp;MPE &amp;MAPE &amp;MASE &amp;MdAE &amp;MdAPE &amp; SMAPE(%) &amp; SMdAPE(%) &amp;\\" calcext:value-type="string">
            <text:p>ME &amp;MSE &amp;RMSE &amp;MAE &amp;MPE &amp;MAPE &amp;MASE &amp;MdAE &amp;MdAPE &amp; SMAPE(%) &amp; SMdAPE(%) &amp;\\</text:p>
          </table:table-cell>
          <table:table-cell office:value-type="string" calcext:value-type="string">
            <text:p>ME &amp;</text:p>
          </table:table-cell>
          <table:table-cell office:value-type="string" calcext:value-type="string">
            <text:p>MSE &amp;</text:p>
          </table:table-cell>
          <table:table-cell office:value-type="string" calcext:value-type="string">
            <text:p>RMSE &amp;</text:p>
          </table:table-cell>
          <table:table-cell office:value-type="string" calcext:value-type="string">
            <text:p>MAE &amp;</text:p>
          </table:table-cell>
          <table:table-cell office:value-type="string" calcext:value-type="string">
            <text:p>MPE &amp;</text:p>
          </table:table-cell>
          <table:table-cell office:value-type="string" calcext:value-type="string">
            <text:p>MAPE &amp;</text:p>
          </table:table-cell>
          <table:table-cell office:value-type="string" calcext:value-type="string">
            <text:p>MASE &amp;</text:p>
          </table:table-cell>
          <table:table-cell office:value-type="string" calcext:value-type="string">
            <text:p>MdAE &amp;</text:p>
          </table:table-cell>
          <table:table-cell office:value-type="string" calcext:value-type="string">
            <text:p>MdAPE &amp;</text:p>
          </table:table-cell>
          <table:table-cell table:style-name="ce1" office:value-type="string" calcext:value-type="string">
            <text:p><text:s/>SMAPE(%) &amp;</text:p>
          </table:table-cell>
          <table:table-cell table:style-name="ce1" office:value-type="string" calcext:value-type="string">
            <text:p><text:s/>SMdAPE(%) &amp;</text:p>
          </table:table-cell>
        </table:table-row>
        <table:table-row table:style-name="ro1">
          <table:table-cell office:value-type="string" calcext:value-type="string">
            <text:p><text:s/>@vrivas MEAN NO CONCURSO </text:p>
          </table:table-cell>
          <table:table-cell office:value-type="string" calcext:value-type="string">
            <text:p><text:s text:c="2"/></text:p>
          </table:table-cell>
          <table:table-cell table:formula="of:=COUNTIF([.D26:.AJ26];&quot;MIN&quot;)" office:value-type="float" office:value="0" calcext:value-type="float">
            <text:p>0</text:p>
          </table:table-cell>
          <table:table-cell office:value-type="string" calcext:value-type="string">
            <text:p><text:s/>ME</text:p>
          </table:table-cell>
          <table:table-cell office:value-type="float" office:value="11.04961" calcext:value-type="float">
            <text:p>11,050</text:p>
          </table:table-cell>
          <table:table-cell table:formula="of:=IF([.E26]=[.E30];CONCATENATE(&quot;\bf{$&quot;;ROUND([.E26];2);&quot;$}&quot;);CONCATENATE(&quot;$&quot;;ROUND([.E26];2);&quot;$&quot;))" office:value-type="string" office:string-value="$11,05$" calcext:value-type="string">
            <text:p>$11,05$</text:p>
          </table:table-cell>
          <table:table-cell office:value-type="string" calcext:value-type="string">
            <text:p><text:s/>MSE</text:p>
          </table:table-cell>
          <table:table-cell office:value-type="float" office:value="1493.668" calcext:value-type="float">
            <text:p>1493,668</text:p>
          </table:table-cell>
          <table:table-cell table:formula="of:=IF([.H26]=[.H30];CONCATENATE(&quot;\bf{$&quot;;ROUND([.H26];2);&quot;$}&quot;);CONCATENATE(&quot;$&quot;;ROUND([.H26];2);&quot;$&quot;))" office:value-type="string" office:string-value="$1493,67$" calcext:value-type="string">
            <text:p>$1493,67$</text:p>
          </table:table-cell>
          <table:table-cell office:value-type="string" calcext:value-type="string">
            <text:p><text:s/>RMSE</text:p>
          </table:table-cell>
          <table:table-cell office:value-type="float" office:value="38.648" calcext:value-type="float">
            <text:p>38,648</text:p>
          </table:table-cell>
          <table:table-cell table:formula="of:=IF([.K26]=[.K30];CONCATENATE(&quot;\bf{$&quot;;ROUND([.K26];2);&quot;$}&quot;);CONCATENATE(&quot;$&quot;;ROUND([.K26];2);&quot;$&quot;))" office:value-type="string" office:string-value="$38,65$" calcext:value-type="string">
            <text:p>$38,65$</text:p>
          </table:table-cell>
          <table:table-cell office:value-type="string" calcext:value-type="string">
            <text:p><text:s/>MAE mean</text:p>
          </table:table-cell>
          <table:table-cell office:value-type="float" office:value="33.09093" calcext:value-type="float">
            <text:p>33,091</text:p>
          </table:table-cell>
          <table:table-cell table:formula="of:=IF([.N26]=[.N30];CONCATENATE(&quot;\bf{$&quot;;ROUND([.N26];2);&quot;$}&quot;);CONCATENATE(&quot;$&quot;;ROUND([.N26];2);&quot;$&quot;))" office:value-type="string" office:string-value="$33,09$" calcext:value-type="string">
            <text:p>$33,09$</text:p>
          </table:table-cell>
          <table:table-cell office:value-type="string" calcext:value-type="string">
            <text:p><text:s/>MPE</text:p>
          </table:table-cell>
          <table:table-cell office:value-type="float" office:value="19.73852" calcext:value-type="float">
            <text:p>19,739</text:p>
          </table:table-cell>
          <table:table-cell table:formula="of:=IF([.Q26]=[.Q30];CONCATENATE(&quot;\bf{$&quot;;ROUND([.Q26];2);&quot;$}&quot;);CONCATENATE(&quot;$&quot;;ROUND([.Q26];2);&quot;$&quot;))" office:value-type="string" office:string-value="$19,74$" calcext:value-type="string">
            <text:p>$19,74$</text:p>
          </table:table-cell>
          <table:table-cell office:value-type="string" calcext:value-type="string">
            <text:p><text:s/>MAPE (recalculado)</text:p>
          </table:table-cell>
          <table:table-cell office:value-type="string" calcext:value-type="string">
            <text:p><text:s text:c="2"/>Inf </text:p>
          </table:table-cell>
          <table:table-cell table:formula="of:=IF([.T26]=[.T30];CONCATENATE(&quot;\bf{$&quot;;ROUND([.T26];2);&quot;$}&quot;);CONCATENATE(&quot;$&quot;;ROUND([.T26];2);&quot;$&quot;))" office:value-type="string" office:string-value="" calcext:value-type="error">
            <text:p>#VALUE!</text:p>
          </table:table-cell>
          <table:table-cell office:value-type="string" calcext:value-type="string">
            <text:p><text:s/>MASE (recalculado)</text:p>
          </table:table-cell>
          <table:table-cell office:value-type="float" office:value="3.780124" calcext:value-type="float">
            <text:p>3,780</text:p>
          </table:table-cell>
          <table:table-cell table:formula="of:=IF([.W26]=[.W30];CONCATENATE(&quot;\bf{$&quot;;ROUND([.W26];2);&quot;$}&quot;);CONCATENATE(&quot;$&quot;;ROUND([.W26];2);&quot;$&quot;))" office:value-type="string" office:string-value="$3,78$" calcext:value-type="string">
            <text:p>$3,78$</text:p>
          </table:table-cell>
          <table:table-cell office:value-type="string" calcext:value-type="string">
            <text:p><text:s/>MdAE</text:p>
          </table:table-cell>
          <table:table-cell office:value-type="float" office:value="33.64929" calcext:value-type="float">
            <text:p>33,649</text:p>
          </table:table-cell>
          <table:table-cell table:formula="of:=IF([.Z26]=[.Z30];CONCATENATE(&quot;\bf{$&quot;;ROUND([.Z26];2);&quot;$}&quot;);CONCATENATE(&quot;$&quot;;ROUND([.Z26];2);&quot;$&quot;))" office:value-type="string" office:string-value="$33,65$" calcext:value-type="string">
            <text:p>$33,65$</text:p>
          </table:table-cell>
          <table:table-cell office:value-type="string" calcext:value-type="string">
            <text:p><text:s/>MdAPE</text:p>
          </table:table-cell>
          <table:table-cell office:value-type="float" office:value="60.82625" calcext:value-type="float">
            <text:p>60,826</text:p>
          </table:table-cell>
          <table:table-cell table:formula="of:=IF([.AC26]=[.AC30];CONCATENATE(&quot;\bf{$&quot;;ROUND([.AC26];2);&quot;$}&quot;);CONCATENATE(&quot;$&quot;;ROUND([.AC26];2);&quot;$&quot;))" office:value-type="string" office:string-value="$60,83$" calcext:value-type="string">
            <text:p>$60,83$</text:p>
          </table:table-cell>
          <table:table-cell office:value-type="string" calcext:value-type="string">
            <text:p><text:s/>sMAPE(%)</text:p>
          </table:table-cell>
          <table:table-cell office:value-type="float" office:value="79.85004" calcext:value-type="float">
            <text:p>79,850</text:p>
          </table:table-cell>
          <table:table-cell table:formula="of:=IF([.AF26]=[.AF30];CONCATENATE(&quot;\bf{$&quot;;ROUND([.AF26];2);&quot;$}&quot;);CONCATENATE(&quot;$&quot;;ROUND([.AF26];2);&quot;$&quot;))" office:value-type="string" office:string-value="$79,85$" calcext:value-type="string">
            <text:p>$79,85$</text:p>
          </table:table-cell>
          <table:table-cell office:value-type="string" calcext:value-type="string">
            <text:p><text:s/>sMdAPE(%)</text:p>
          </table:table-cell>
          <table:table-cell office:value-type="float" office:value="61.23318" calcext:value-type="float">
            <text:p>61,233</text:p>
          </table:table-cell>
          <table:table-cell table:formula="of:=IF([.AI26]=[.AI30];CONCATENATE(&quot;\bf{$&quot;;ROUND([.AI26];2);&quot;$}&quot;);CONCATENATE(&quot;$&quot;;ROUND([.AI26];2);&quot;$&quot;))" office:value-type="string" office:string-value="$61,23$" calcext:value-type="string">
            <text:p>$61,23$</text:p>
          </table:table-cell>
          <table:table-cell table:formula="of:=CONCATENATE([.AL26];[.AM26];[.AN26];[.AO26];[.AP26];[.AQ26];[.AR26];[.AS26];[.AT26];[.AU26];[.AV26];&quot;\\&quot;)" office:value-type="string" office:string-value="$11,05$ &amp; $1493,67$ &amp; $38,65$ &amp; $33,09$ &amp; $19,74$ &amp; N/A &amp;$3,78$ &amp; $33,65$ &amp; $60,83$ &amp; $79,85$ &amp; $61,23$ &amp; \\" calcext:value-type="string">
            <text:p>$11,05$ &amp; $1493,67$ &amp; $38,65$ &amp; $33,09$ &amp; $19,74$ &amp; N/A &amp;$3,78$ &amp; $33,65$ &amp; $60,83$ &amp; $79,85$ &amp; $61,23$ &amp; \\</text:p>
          </table:table-cell>
          <table:table-cell table:formula="of:=CONCATENATE([.F26];&quot; &amp; &quot;)" office:value-type="string" office:string-value="$11,05$ &amp; " calcext:value-type="string">
            <text:p>$11,05$ &amp; </text:p>
          </table:table-cell>
          <table:table-cell table:formula="of:=CONCATENATE([.I26];&quot; &amp; &quot;)" office:value-type="string" office:string-value="$1493,67$ &amp; " calcext:value-type="string">
            <text:p>$1493,67$ &amp; </text:p>
          </table:table-cell>
          <table:table-cell table:formula="of:=CONCATENATE([.L26];&quot; &amp; &quot;)" office:value-type="string" office:string-value="$38,65$ &amp; " calcext:value-type="string">
            <text:p>$38,65$ &amp; </text:p>
          </table:table-cell>
          <table:table-cell table:formula="of:=CONCATENATE([.O26];&quot; &amp; &quot;)" office:value-type="string" office:string-value="$33,09$ &amp; " calcext:value-type="string">
            <text:p>$33,09$ &amp; </text:p>
          </table:table-cell>
          <table:table-cell table:formula="of:=CONCATENATE([.R26];&quot; &amp; &quot;)" office:value-type="string" office:string-value="$19,74$ &amp; " calcext:value-type="string">
            <text:p>$19,74$ &amp; </text:p>
          </table:table-cell>
          <table:table-cell office:value-type="string" calcext:value-type="string">
            <text:p>N/A &amp;</text:p>
          </table:table-cell>
          <table:table-cell table:formula="of:=CONCATENATE([.X26];&quot; &amp; &quot;)" office:value-type="string" office:string-value="$3,78$ &amp; " calcext:value-type="string">
            <text:p>$3,78$ &amp; </text:p>
          </table:table-cell>
          <table:table-cell table:formula="of:=CONCATENATE([.AA26];&quot; &amp; &quot;)" office:value-type="string" office:string-value="$33,65$ &amp; " calcext:value-type="string">
            <text:p>$33,65$ &amp; </text:p>
          </table:table-cell>
          <table:table-cell table:formula="of:=CONCATENATE([.AD26];&quot; &amp; &quot;)" office:value-type="string" office:string-value="$60,83$ &amp; " calcext:value-type="string">
            <text:p>$60,83$ &amp; </text:p>
          </table:table-cell>
          <table:table-cell table:formula="of:=CONCATENATE([.AG26];&quot; &amp; &quot;)" office:value-type="string" office:string-value="$79,85$ &amp; " calcext:value-type="string">
            <text:p>$79,85$ &amp; </text:p>
          </table:table-cell>
          <table:table-cell table:formula="of:=CONCATENATE([.AJ26];&quot; &amp; &quot;)" office:value-type="string" office:string-value="$61,23$ &amp; " calcext:value-type="string">
            <text:p>$61,23$ &amp; </text:p>
          </table:table-cell>
        </table:table-row>
        <table:table-row table:style-name="ro1">
          <table:table-cell office:value-type="string" calcext:value-type="string">
            <text:p><text:s/>@vrivas ETS NO CONCURSO</text:p>
          </table:table-cell>
          <table:table-cell office:value-type="string" calcext:value-type="string">
            <text:p><text:s text:c="2"/></text:p>
          </table:table-cell>
          <table:table-cell table:formula="of:=COUNTIF([.D27:.AJ27];&quot;MIN&quot;)" office:value-type="float" office:value="0" calcext:value-type="float">
            <text:p>0</text:p>
          </table:table-cell>
          <table:table-cell office:value-type="string" calcext:value-type="string">
            <text:p><text:s/>ME</text:p>
          </table:table-cell>
          <table:table-cell office:value-type="float" office:value="0.2106857" calcext:value-type="float">
            <text:p>0,211</text:p>
          </table:table-cell>
          <table:table-cell table:formula="of:=IF([.E27]=[.E30];CONCATENATE(&quot;\bf{$&quot;;ROUND([.E27];2);&quot;$}&quot;);CONCATENATE(&quot;$&quot;;ROUND([.E27];2);&quot;$&quot;))" office:value-type="string" office:string-value="$0,21$" calcext:value-type="string">
            <text:p>$0,21$</text:p>
          </table:table-cell>
          <table:table-cell office:value-type="string" calcext:value-type="string">
            <text:p><text:s/>MSE</text:p>
          </table:table-cell>
          <table:table-cell office:value-type="float" office:value="173.8774" calcext:value-type="float">
            <text:p>173,877</text:p>
          </table:table-cell>
          <table:table-cell table:formula="of:=IF([.H27]=[.H30];CONCATENATE(&quot;\bf{$&quot;;ROUND([.H27];2);&quot;$}&quot;);CONCATENATE(&quot;$&quot;;ROUND([.H27];2);&quot;$&quot;))" office:value-type="string" office:string-value="$173,88$" calcext:value-type="string">
            <text:p>$173,88$</text:p>
          </table:table-cell>
          <table:table-cell office:value-type="string" calcext:value-type="string">
            <text:p><text:s/>RMSE</text:p>
          </table:table-cell>
          <table:table-cell office:value-type="float" office:value="13.18626" calcext:value-type="float">
            <text:p>13,186</text:p>
          </table:table-cell>
          <table:table-cell table:formula="of:=IF([.K27]=[.K30];CONCATENATE(&quot;\bf{$&quot;;ROUND([.K27];2);&quot;$}&quot;);CONCATENATE(&quot;$&quot;;ROUND([.K27];2);&quot;$&quot;))" office:value-type="string" office:string-value="$13,19$" calcext:value-type="string">
            <text:p>$13,19$</text:p>
          </table:table-cell>
          <table:table-cell office:value-type="string" calcext:value-type="string">
            <text:p><text:s/>MAE mean</text:p>
          </table:table-cell>
          <table:table-cell office:value-type="float" office:value="9.564181" calcext:value-type="float">
            <text:p>9,564</text:p>
          </table:table-cell>
          <table:table-cell table:formula="of:=IF([.N27]=[.N30];CONCATENATE(&quot;\bf{$&quot;;ROUND([.N27];2);&quot;$}&quot;);CONCATENATE(&quot;$&quot;;ROUND([.N27];2);&quot;$&quot;))" office:value-type="string" office:string-value="\bf{$9,56$}" calcext:value-type="string">
            <text:p>\bf{$9,56$}</text:p>
          </table:table-cell>
          <table:table-cell office:value-type="string" calcext:value-type="string">
            <text:p><text:s/>MPE</text:p>
          </table:table-cell>
          <table:table-cell office:value-type="float" office:value="-4.660785" calcext:value-type="float">
            <text:p>-4,661</text:p>
          </table:table-cell>
          <table:table-cell table:formula="of:=IF([.Q27]=[.Q30];CONCATENATE(&quot;\bf{$&quot;;ROUND([.Q27];2);&quot;$}&quot;);CONCATENATE(&quot;$&quot;;ROUND([.Q27];2);&quot;$&quot;))" office:value-type="string" office:string-value="\bf{$-4,66$}" calcext:value-type="string">
            <text:p>\bf{$-4,66$}</text:p>
          </table:table-cell>
          <table:table-cell office:value-type="string" calcext:value-type="string">
            <text:p><text:s/>MAPE (recalculado)</text:p>
          </table:table-cell>
          <table:table-cell office:value-type="string" calcext:value-type="string">
            <text:p><text:s text:c="2"/>Inf </text:p>
          </table:table-cell>
          <table:table-cell table:formula="of:=IF([.T27]=[.T30];CONCATENATE(&quot;\bf{$&quot;;ROUND([.T27];2);&quot;$}&quot;);CONCATENATE(&quot;$&quot;;ROUND([.T27];2);&quot;$&quot;))" office:value-type="string" office:string-value="" calcext:value-type="error">
            <text:p>#VALUE!</text:p>
          </table:table-cell>
          <table:table-cell office:value-type="string" calcext:value-type="string">
            <text:p><text:s/>MASE (recalculado)</text:p>
          </table:table-cell>
          <table:table-cell office:value-type="float" office:value="1.092559" calcext:value-type="float">
            <text:p>1,093</text:p>
          </table:table-cell>
          <table:table-cell table:formula="of:=IF([.W27]=[.W30];CONCATENATE(&quot;\bf{$&quot;;ROUND([.W27];2);&quot;$}&quot;);CONCATENATE(&quot;$&quot;;ROUND([.W27];2);&quot;$&quot;))" office:value-type="string" office:string-value="\bf{$1,09$}" calcext:value-type="string">
            <text:p>\bf{$1,09$}</text:p>
          </table:table-cell>
          <table:table-cell office:value-type="string" calcext:value-type="string">
            <text:p><text:s/>MdAE</text:p>
          </table:table-cell>
          <table:table-cell office:value-type="float" office:value="7.022464" calcext:value-type="float">
            <text:p>7,022</text:p>
          </table:table-cell>
          <table:table-cell table:formula="of:=IF([.Z27]=[.Z30];CONCATENATE(&quot;\bf{$&quot;;ROUND([.Z27];2);&quot;$}&quot;);CONCATENATE(&quot;$&quot;;ROUND([.Z27];2);&quot;$&quot;))" office:value-type="string" office:string-value="\bf{$7,02$}" calcext:value-type="string">
            <text:p>\bf{$7,02$}</text:p>
          </table:table-cell>
          <table:table-cell office:value-type="string" calcext:value-type="string">
            <text:p><text:s/>MdAPE</text:p>
          </table:table-cell>
          <table:table-cell office:value-type="float" office:value="21.66059" calcext:value-type="float">
            <text:p>21,661</text:p>
          </table:table-cell>
          <table:table-cell table:formula="of:=IF([.AC27]=[.AC30];CONCATENATE(&quot;\bf{$&quot;;ROUND([.AC27];2);&quot;$}&quot;);CONCATENATE(&quot;$&quot;;ROUND([.AC27];2);&quot;$&quot;))" office:value-type="string" office:string-value="$21,66$" calcext:value-type="string">
            <text:p>$21,66$</text:p>
          </table:table-cell>
          <table:table-cell office:value-type="string" calcext:value-type="string">
            <text:p><text:s/>sMAPE(%)</text:p>
          </table:table-cell>
          <table:table-cell office:value-type="float" office:value="33.15896" calcext:value-type="float">
            <text:p>33,159</text:p>
          </table:table-cell>
          <table:table-cell table:formula="of:=IF([.AF27]=[.AF30];CONCATENATE(&quot;\bf{$&quot;;ROUND([.AF27];2);&quot;$}&quot;);CONCATENATE(&quot;$&quot;;ROUND([.AF27];2);&quot;$&quot;))" office:value-type="string" office:string-value="\bf{$33,16$}" calcext:value-type="string">
            <text:p>\bf{$33,16$}</text:p>
          </table:table-cell>
          <table:table-cell office:value-type="string" calcext:value-type="string">
            <text:p><text:s/>sMdAPE(%)</text:p>
          </table:table-cell>
          <table:table-cell office:value-type="float" office:value="22.57999" calcext:value-type="float">
            <text:p>22,580</text:p>
          </table:table-cell>
          <table:table-cell table:formula="of:=IF([.AI27]=[.AI30];CONCATENATE(&quot;\bf{$&quot;;ROUND([.AI27];2);&quot;$}&quot;);CONCATENATE(&quot;$&quot;;ROUND([.AI27];2);&quot;$&quot;))" office:value-type="string" office:string-value="$22,58$" calcext:value-type="string">
            <text:p>$22,58$</text:p>
          </table:table-cell>
          <table:table-cell table:formula="of:=CONCATENATE([.AL27];[.AM27];[.AN27];[.AO27];[.AP27];[.AQ27];[.AR27];[.AS27];[.AT27];[.AU27];[.AV27];&quot;\\&quot;)" office:value-type="string" office:string-value="$0,21$ &amp; $173,88$ &amp; $13,19$ &amp; \bf{$9,56$} &amp; \bf{$-4,66$} &amp; N/A\bf{$1,09$} &amp; \bf{$7,02$} &amp; $21,66$ &amp; \bf{$33,16$} &amp; $22,58$ &amp; \\" calcext:value-type="string">
            <text:p>$0,21$ &amp; $173,88$ &amp; $13,19$ &amp; \bf{$9,56$} &amp; \bf{$-4,66$} &amp; N/A\bf{$1,09$} &amp; \bf{$7,02$} &amp; $21,66$ &amp; \bf{$33,16$} &amp; $22,58$ &amp; \\</text:p>
          </table:table-cell>
          <table:table-cell table:formula="of:=CONCATENATE([.F27];&quot; &amp; &quot;)" office:value-type="string" office:string-value="$0,21$ &amp; " calcext:value-type="string">
            <text:p>$0,21$ &amp; </text:p>
          </table:table-cell>
          <table:table-cell table:formula="of:=CONCATENATE([.I27];&quot; &amp; &quot;)" office:value-type="string" office:string-value="$173,88$ &amp; " calcext:value-type="string">
            <text:p>$173,88$ &amp; </text:p>
          </table:table-cell>
          <table:table-cell table:formula="of:=CONCATENATE([.L27];&quot; &amp; &quot;)" office:value-type="string" office:string-value="$13,19$ &amp; " calcext:value-type="string">
            <text:p>$13,19$ &amp; </text:p>
          </table:table-cell>
          <table:table-cell table:formula="of:=CONCATENATE([.O27];&quot; &amp; &quot;)" office:value-type="string" office:string-value="\bf{$9,56$} &amp; " calcext:value-type="string">
            <text:p>\bf{$9,56$} &amp; </text:p>
          </table:table-cell>
          <table:table-cell table:formula="of:=CONCATENATE([.R27];&quot; &amp; &quot;)" office:value-type="string" office:string-value="\bf{$-4,66$} &amp; " calcext:value-type="string">
            <text:p>\bf{$-4,66$} &amp; </text:p>
          </table:table-cell>
          <table:table-cell office:value-type="string" calcext:value-type="string">
            <text:p>N/A</text:p>
          </table:table-cell>
          <table:table-cell table:formula="of:=CONCATENATE([.X27];&quot; &amp; &quot;)" office:value-type="string" office:string-value="\bf{$1,09$} &amp; " calcext:value-type="string">
            <text:p>\bf{$1,09$} &amp; </text:p>
          </table:table-cell>
          <table:table-cell table:formula="of:=CONCATENATE([.AA27];&quot; &amp; &quot;)" office:value-type="string" office:string-value="\bf{$7,02$} &amp; " calcext:value-type="string">
            <text:p>\bf{$7,02$} &amp; </text:p>
          </table:table-cell>
          <table:table-cell table:formula="of:=CONCATENATE([.AD27];&quot; &amp; &quot;)" office:value-type="string" office:string-value="$21,66$ &amp; " calcext:value-type="string">
            <text:p>$21,66$ &amp; </text:p>
          </table:table-cell>
          <table:table-cell table:formula="of:=CONCATENATE([.AG27];&quot; &amp; &quot;)" office:value-type="string" office:string-value="\bf{$33,16$} &amp; " calcext:value-type="string">
            <text:p>\bf{$33,16$} &amp; </text:p>
          </table:table-cell>
          <table:table-cell table:formula="of:=CONCATENATE([.AJ27];&quot; &amp; &quot;)" office:value-type="string" office:string-value="$22,58$ &amp; " calcext:value-type="string">
            <text:p>$22,58$ &amp; </text:p>
          </table:table-cell>
        </table:table-row>
        <table:table-row table:style-name="ro1">
          <table:table-cell office:value-type="string" calcext:value-type="string">
            <text:p><text:s/>@vrivas ARIMA NO CONCURSO </text:p>
          </table:table-cell>
          <table:table-cell office:value-type="string" calcext:value-type="string">
            <text:p><text:s text:c="2"/></text:p>
          </table:table-cell>
          <table:table-cell table:formula="of:=COUNTIF([.D28:.AJ28];&quot;MIN&quot;)" office:value-type="float" office:value="0" calcext:value-type="float">
            <text:p>0</text:p>
          </table:table-cell>
          <table:table-cell office:value-type="string" calcext:value-type="string">
            <text:p><text:s/>ME</text:p>
          </table:table-cell>
          <table:table-cell office:value-type="float" office:value="2.014892" calcext:value-type="float">
            <text:p>2,015</text:p>
          </table:table-cell>
          <table:table-cell table:formula="of:=IF([.E28]=[.E30];CONCATENATE(&quot;\bf{$&quot;;ROUND([.E28];2);&quot;$}&quot;);CONCATENATE(&quot;$&quot;;ROUND([.E28];2);&quot;$&quot;))" office:value-type="string" office:string-value="$2,01$" calcext:value-type="string">
            <text:p>$2,01$</text:p>
          </table:table-cell>
          <table:table-cell office:value-type="string" calcext:value-type="string">
            <text:p><text:s/>MSE</text:p>
          </table:table-cell>
          <table:table-cell office:value-type="float" office:value="172.2295" calcext:value-type="float">
            <text:p>172,230</text:p>
          </table:table-cell>
          <table:table-cell table:formula="of:=IF([.H28]=[.H30];CONCATENATE(&quot;\bf{$&quot;;ROUND([.H28];2);&quot;$}&quot;);CONCATENATE(&quot;$&quot;;ROUND([.H28];2);&quot;$&quot;))" office:value-type="string" office:string-value="\bf{$172,23$}" calcext:value-type="string">
            <text:p>\bf{$172,23$}</text:p>
          </table:table-cell>
          <table:table-cell office:value-type="string" calcext:value-type="string">
            <text:p><text:s/>RMSE</text:p>
          </table:table-cell>
          <table:table-cell office:value-type="float" office:value="13.12362" calcext:value-type="float">
            <text:p>13,124</text:p>
          </table:table-cell>
          <table:table-cell table:formula="of:=IF([.K28]=[.K30];CONCATENATE(&quot;\bf{$&quot;;ROUND([.K28];2);&quot;$}&quot;);CONCATENATE(&quot;$&quot;;ROUND([.K28];2);&quot;$&quot;))" office:value-type="string" office:string-value="\bf{$13,12$}" calcext:value-type="string">
            <text:p>\bf{$13,12$}</text:p>
          </table:table-cell>
          <table:table-cell office:value-type="string" calcext:value-type="string">
            <text:p><text:s/>MAE mean</text:p>
          </table:table-cell>
          <table:table-cell office:value-type="float" office:value="9.949985" calcext:value-type="float">
            <text:p>9,950</text:p>
          </table:table-cell>
          <table:table-cell table:formula="of:=IF([.N28]=[.N30];CONCATENATE(&quot;\bf{$&quot;;ROUND([.N28];2);&quot;$}&quot;);CONCATENATE(&quot;$&quot;;ROUND([.N28];2);&quot;$&quot;))" office:value-type="string" office:string-value="$9,95$" calcext:value-type="string">
            <text:p>$9,95$</text:p>
          </table:table-cell>
          <table:table-cell office:value-type="string" calcext:value-type="string">
            <text:p><text:s/>MPE</text:p>
          </table:table-cell>
          <table:table-cell office:value-type="float" office:value="9.324285" calcext:value-type="float">
            <text:p>9,324</text:p>
          </table:table-cell>
          <table:table-cell table:formula="of:=IF([.Q28]=[.Q30];CONCATENATE(&quot;\bf{$&quot;;ROUND([.Q28];2);&quot;$}&quot;);CONCATENATE(&quot;$&quot;;ROUND([.Q28];2);&quot;$&quot;))" office:value-type="string" office:string-value="$9,32$" calcext:value-type="string">
            <text:p>$9,32$</text:p>
          </table:table-cell>
          <table:table-cell office:value-type="string" calcext:value-type="string">
            <text:p><text:s/>MAPE (recalculado)</text:p>
          </table:table-cell>
          <table:table-cell office:value-type="string" calcext:value-type="string">
            <text:p><text:s text:c="2"/>Inf </text:p>
          </table:table-cell>
          <table:table-cell table:formula="of:=IF([.T28]=[.T30];CONCATENATE(&quot;\bf{$&quot;;ROUND([.T28];2);&quot;$}&quot;);CONCATENATE(&quot;$&quot;;ROUND([.T28];2);&quot;$&quot;))" office:value-type="string" office:string-value="" calcext:value-type="error">
            <text:p>#VALUE!</text:p>
          </table:table-cell>
          <table:table-cell office:value-type="string" calcext:value-type="string">
            <text:p><text:s/>MASE (recalculado)</text:p>
          </table:table-cell>
          <table:table-cell office:value-type="float" office:value="1.136631" calcext:value-type="float">
            <text:p>1,137</text:p>
          </table:table-cell>
          <table:table-cell table:formula="of:=IF([.W28]=[.W30];CONCATENATE(&quot;\bf{$&quot;;ROUND([.W28];2);&quot;$}&quot;);CONCATENATE(&quot;$&quot;;ROUND([.W28];2);&quot;$&quot;))" office:value-type="string" office:string-value="$1,14$" calcext:value-type="string">
            <text:p>$1,14$</text:p>
          </table:table-cell>
          <table:table-cell office:value-type="string" calcext:value-type="string">
            <text:p><text:s/>MdAE</text:p>
          </table:table-cell>
          <table:table-cell office:value-type="float" office:value="7.956979" calcext:value-type="float">
            <text:p>7,957</text:p>
          </table:table-cell>
          <table:table-cell table:formula="of:=IF([.Z28]=[.Z30];CONCATENATE(&quot;\bf{$&quot;;ROUND([.Z28];2);&quot;$}&quot;);CONCATENATE(&quot;$&quot;;ROUND([.Z28];2);&quot;$&quot;))" office:value-type="string" office:string-value="$7,96$" calcext:value-type="string">
            <text:p>$7,96$</text:p>
          </table:table-cell>
          <table:table-cell office:value-type="string" calcext:value-type="string">
            <text:p><text:s/>MdAPE</text:p>
          </table:table-cell>
          <table:table-cell office:value-type="float" office:value="21.60933" calcext:value-type="float">
            <text:p>21,609</text:p>
          </table:table-cell>
          <table:table-cell table:formula="of:=IF([.AC28]=[.AC30];CONCATENATE(&quot;\bf{$&quot;;ROUND([.AC28];2);&quot;$}&quot;);CONCATENATE(&quot;$&quot;;ROUND([.AC28];2);&quot;$&quot;))" office:value-type="string" office:string-value="\bf{$21,61$}" calcext:value-type="string">
            <text:p>\bf{$21,61$}</text:p>
          </table:table-cell>
          <table:table-cell office:value-type="string" calcext:value-type="string">
            <text:p><text:s/>sMAPE(%)</text:p>
          </table:table-cell>
          <table:table-cell office:value-type="float" office:value="36.93766" calcext:value-type="float">
            <text:p>36,938</text:p>
          </table:table-cell>
          <table:table-cell table:formula="of:=IF([.AF28]=[.AF30];CONCATENATE(&quot;\bf{$&quot;;ROUND([.AF28];2);&quot;$}&quot;);CONCATENATE(&quot;$&quot;;ROUND([.AF28];2);&quot;$&quot;))" office:value-type="string" office:string-value="$36,94$" calcext:value-type="string">
            <text:p>$36,94$</text:p>
          </table:table-cell>
          <table:table-cell office:value-type="string" calcext:value-type="string">
            <text:p><text:s/>sMdAPE(%)</text:p>
          </table:table-cell>
          <table:table-cell office:value-type="float" office:value="22.51047" calcext:value-type="float">
            <text:p>22,510</text:p>
          </table:table-cell>
          <table:table-cell table:formula="of:=IF([.AI28]=[.AI30];CONCATENATE(&quot;\bf{$&quot;;ROUND([.AI28];2);&quot;$}&quot;);CONCATENATE(&quot;$&quot;;ROUND([.AI28];2);&quot;$&quot;))" office:value-type="string" office:string-value="\bf{$22,51$}" calcext:value-type="string">
            <text:p>\bf{$22,51$}</text:p>
          </table:table-cell>
          <table:table-cell table:formula="of:=CONCATENATE([.AL28];[.AM28];[.AN28];[.AO28];[.AP28];[.AQ28];[.AR28];[.AS28];[.AT28];[.AU28];[.AV28];&quot;\\&quot;)" office:value-type="string" office:string-value="$2,01$ &amp; \bf{$172,23$} &amp; \bf{$13,12$} &amp; $9,95$ &amp; $9,32$ &amp; N/A$1,14$ &amp; $7,96$ &amp; \bf{$21,61$} &amp; $36,94$ &amp; \bf{$22,51$} &amp; \\" calcext:value-type="string">
            <text:p>$2,01$ &amp; \bf{$172,23$} &amp; \bf{$13,12$} &amp; $9,95$ &amp; $9,32$ &amp; N/A$1,14$ &amp; $7,96$ &amp; \bf{$21,61$} &amp; $36,94$ &amp; \bf{$22,51$} &amp; \\</text:p>
          </table:table-cell>
          <table:table-cell table:formula="of:=CONCATENATE([.F28];&quot; &amp; &quot;)" office:value-type="string" office:string-value="$2,01$ &amp; " calcext:value-type="string">
            <text:p>$2,01$ &amp; </text:p>
          </table:table-cell>
          <table:table-cell table:formula="of:=CONCATENATE([.I28];&quot; &amp; &quot;)" office:value-type="string" office:string-value="\bf{$172,23$} &amp; " calcext:value-type="string">
            <text:p>\bf{$172,23$} &amp; </text:p>
          </table:table-cell>
          <table:table-cell table:formula="of:=CONCATENATE([.L28];&quot; &amp; &quot;)" office:value-type="string" office:string-value="\bf{$13,12$} &amp; " calcext:value-type="string">
            <text:p>\bf{$13,12$} &amp; </text:p>
          </table:table-cell>
          <table:table-cell table:formula="of:=CONCATENATE([.O28];&quot; &amp; &quot;)" office:value-type="string" office:string-value="$9,95$ &amp; " calcext:value-type="string">
            <text:p>$9,95$ &amp; </text:p>
          </table:table-cell>
          <table:table-cell table:formula="of:=CONCATENATE([.R28];&quot; &amp; &quot;)" office:value-type="string" office:string-value="$9,32$ &amp; " calcext:value-type="string">
            <text:p>$9,32$ &amp; </text:p>
          </table:table-cell>
          <table:table-cell office:value-type="string" calcext:value-type="string">
            <text:p>N/A</text:p>
          </table:table-cell>
          <table:table-cell table:formula="of:=CONCATENATE([.X28];&quot; &amp; &quot;)" office:value-type="string" office:string-value="$1,14$ &amp; " calcext:value-type="string">
            <text:p>$1,14$ &amp; </text:p>
          </table:table-cell>
          <table:table-cell table:formula="of:=CONCATENATE([.AA28];&quot; &amp; &quot;)" office:value-type="string" office:string-value="$7,96$ &amp; " calcext:value-type="string">
            <text:p>$7,96$ &amp; </text:p>
          </table:table-cell>
          <table:table-cell table:formula="of:=CONCATENATE([.AD28];&quot; &amp; &quot;)" office:value-type="string" office:string-value="\bf{$21,61$} &amp; " calcext:value-type="string">
            <text:p>\bf{$21,61$} &amp; </text:p>
          </table:table-cell>
          <table:table-cell table:formula="of:=CONCATENATE([.AG28];&quot; &amp; &quot;)" office:value-type="string" office:string-value="$36,94$ &amp; " calcext:value-type="string">
            <text:p>$36,94$ &amp; </text:p>
          </table:table-cell>
          <table:table-cell table:formula="of:=CONCATENATE([.AJ28];&quot; &amp; &quot;)" office:value-type="string" office:string-value="\bf{$22,51$} &amp; " calcext:value-type="string">
            <text:p>\bf{$22,51$} &amp; </text:p>
          </table:table-cell>
        </table:table-row>
        <table:table-row table:style-name="ro1">
          <table:table-cell office:value-type="string" calcext:value-type="string">
            <text:p><text:s/>@vrivas THETA NO CONCURSO </text:p>
          </table:table-cell>
          <table:table-cell office:value-type="string" calcext:value-type="string">
            <text:p><text:s text:c="2"/></text:p>
          </table:table-cell>
          <table:table-cell table:formula="of:=COUNTIF([.D29:.AJ29];&quot;MIN&quot;)" office:value-type="float" office:value="0" calcext:value-type="float">
            <text:p>0</text:p>
          </table:table-cell>
          <table:table-cell office:value-type="string" calcext:value-type="string">
            <text:p><text:s/>ME</text:p>
          </table:table-cell>
          <table:table-cell office:value-type="float" office:value="0.1901917" calcext:value-type="float">
            <text:p>0,190</text:p>
          </table:table-cell>
          <table:table-cell table:formula="of:=IF([.E29]=[.E30];CONCATENATE(&quot;\bf{$&quot;;ROUND([.E29];2);&quot;$}&quot;);CONCATENATE(&quot;$&quot;;ROUND([.E29];2);&quot;$&quot;))" office:value-type="string" office:string-value="\bf{$0,19$}" calcext:value-type="string">
            <text:p>\bf{$0,19$}</text:p>
          </table:table-cell>
          <table:table-cell office:value-type="string" calcext:value-type="string">
            <text:p><text:s/>MSE</text:p>
          </table:table-cell>
          <table:table-cell office:value-type="float" office:value="180.7536" calcext:value-type="float">
            <text:p>180,754</text:p>
          </table:table-cell>
          <table:table-cell table:formula="of:=IF([.H29]=[.H30];CONCATENATE(&quot;\bf{$&quot;;ROUND([.H29];2);&quot;$}&quot;);CONCATENATE(&quot;$&quot;;ROUND([.H29];2);&quot;$&quot;))" office:value-type="string" office:string-value="$180,75$" calcext:value-type="string">
            <text:p>$180,75$</text:p>
          </table:table-cell>
          <table:table-cell office:value-type="string" calcext:value-type="string">
            <text:p><text:s/>RMSE</text:p>
          </table:table-cell>
          <table:table-cell office:value-type="float" office:value="13.44446" calcext:value-type="float">
            <text:p>13,444</text:p>
          </table:table-cell>
          <table:table-cell table:formula="of:=IF([.K29]=[.K30];CONCATENATE(&quot;\bf{$&quot;;ROUND([.K29];2);&quot;$}&quot;);CONCATENATE(&quot;$&quot;;ROUND([.K29];2);&quot;$&quot;))" office:value-type="string" office:string-value="$13,44$" calcext:value-type="string">
            <text:p>$13,44$</text:p>
          </table:table-cell>
          <table:table-cell office:value-type="string" calcext:value-type="string">
            <text:p><text:s/>MAE mean</text:p>
          </table:table-cell>
          <table:table-cell office:value-type="float" office:value="9.845568" calcext:value-type="float">
            <text:p>9,846</text:p>
          </table:table-cell>
          <table:table-cell table:formula="of:=IF([.N29]=[.N30];CONCATENATE(&quot;\bf{$&quot;;ROUND([.N29];2);&quot;$}&quot;);CONCATENATE(&quot;$&quot;;ROUND([.N29];2);&quot;$&quot;))" office:value-type="string" office:string-value="$9,85$" calcext:value-type="string">
            <text:p>$9,85$</text:p>
          </table:table-cell>
          <table:table-cell office:value-type="string" calcext:value-type="string">
            <text:p><text:s/>MPE</text:p>
          </table:table-cell>
          <table:table-cell office:value-type="float" office:value="-2.717921" calcext:value-type="float">
            <text:p>-2,718</text:p>
          </table:table-cell>
          <table:table-cell table:formula="of:=IF([.Q29]=[.Q30];CONCATENATE(&quot;\bf{$&quot;;ROUND([.Q29];2);&quot;$}&quot;);CONCATENATE(&quot;$&quot;;ROUND([.Q29];2);&quot;$&quot;))" office:value-type="string" office:string-value="$-2,72$" calcext:value-type="string">
            <text:p>$-2,72$</text:p>
          </table:table-cell>
          <table:table-cell office:value-type="string" calcext:value-type="string">
            <text:p><text:s/>MAPE (recalculado)</text:p>
          </table:table-cell>
          <table:table-cell office:value-type="string" calcext:value-type="string">
            <text:p><text:s text:c="2"/>Inf </text:p>
          </table:table-cell>
          <table:table-cell table:formula="of:=IF([.T29]=[.T30];CONCATENATE(&quot;\bf{$&quot;;ROUND([.T29];2);&quot;$}&quot;);CONCATENATE(&quot;$&quot;;ROUND([.T29];2);&quot;$&quot;))" office:value-type="string" office:string-value="" calcext:value-type="error">
            <text:p>#VALUE!</text:p>
          </table:table-cell>
          <table:table-cell office:value-type="string" calcext:value-type="string">
            <text:p><text:s/>MASE (recalculado)</text:p>
          </table:table-cell>
          <table:table-cell office:value-type="float" office:value="1.124703" calcext:value-type="float">
            <text:p>1,125</text:p>
          </table:table-cell>
          <table:table-cell table:formula="of:=IF([.W29]=[.W30];CONCATENATE(&quot;\bf{$&quot;;ROUND([.W29];2);&quot;$}&quot;);CONCATENATE(&quot;$&quot;;ROUND([.W29];2);&quot;$&quot;))" office:value-type="string" office:string-value="$1,12$" calcext:value-type="string">
            <text:p>$1,12$</text:p>
          </table:table-cell>
          <table:table-cell office:value-type="string" calcext:value-type="string">
            <text:p><text:s/>MdAE</text:p>
          </table:table-cell>
          <table:table-cell office:value-type="float" office:value="7.33321" calcext:value-type="float">
            <text:p>7,333</text:p>
          </table:table-cell>
          <table:table-cell table:formula="of:=IF([.Z29]=[.Z30];CONCATENATE(&quot;\bf{$&quot;;ROUND([.Z29];2);&quot;$}&quot;);CONCATENATE(&quot;$&quot;;ROUND([.Z29];2);&quot;$&quot;))" office:value-type="string" office:string-value="$7,33$" calcext:value-type="string">
            <text:p>$7,33$</text:p>
          </table:table-cell>
          <table:table-cell office:value-type="string" calcext:value-type="string">
            <text:p><text:s/>MdAPE</text:p>
          </table:table-cell>
          <table:table-cell office:value-type="float" office:value="23.24944" calcext:value-type="float">
            <text:p>23,249</text:p>
          </table:table-cell>
          <table:table-cell table:formula="of:=IF([.AC29]=[.AC30];CONCATENATE(&quot;\bf{$&quot;;ROUND([.AC29];2);&quot;$}&quot;);CONCATENATE(&quot;$&quot;;ROUND([.AC29];2);&quot;$&quot;))" office:value-type="string" office:string-value="$23,25$" calcext:value-type="string">
            <text:p>$23,25$</text:p>
          </table:table-cell>
          <table:table-cell office:value-type="string" calcext:value-type="string">
            <text:p><text:s/>sMAPE(%)</text:p>
          </table:table-cell>
          <table:table-cell office:value-type="float" office:value="33.87603" calcext:value-type="float">
            <text:p>33,876</text:p>
          </table:table-cell>
          <table:table-cell table:formula="of:=IF([.AF29]=[.AF30];CONCATENATE(&quot;\bf{$&quot;;ROUND([.AF29];2);&quot;$}&quot;);CONCATENATE(&quot;$&quot;;ROUND([.AF29];2);&quot;$&quot;))" office:value-type="string" office:string-value="$33,88$" calcext:value-type="string">
            <text:p>$33,88$</text:p>
          </table:table-cell>
          <table:table-cell office:value-type="string" calcext:value-type="string">
            <text:p><text:s/>sMdAPE(%)</text:p>
          </table:table-cell>
          <table:table-cell office:value-type="float" office:value="23.1182" calcext:value-type="float">
            <text:p>23,118</text:p>
          </table:table-cell>
          <table:table-cell table:formula="of:=IF([.AI29]=[.AI30];CONCATENATE(&quot;\bf{$&quot;;ROUND([.AI29];2);&quot;$}&quot;);CONCATENATE(&quot;$&quot;;ROUND([.AI29];2);&quot;$&quot;))" office:value-type="string" office:string-value="$23,12$" calcext:value-type="string">
            <text:p>$23,12$</text:p>
          </table:table-cell>
          <table:table-cell table:formula="of:=CONCATENATE([.AL29];[.AM29];[.AN29];[.AO29];[.AP29];[.AQ29];[.AR29];[.AS29];[.AT29];[.AU29];[.AV29];&quot;\\&quot;)" office:value-type="string" office:string-value="\bf{$0,19$} &amp; $180,75$ &amp; $13,44$ &amp; $9,85$ &amp; $-2,72$ &amp; N/A$1,12$ &amp; $7,33$ &amp; $23,25$ &amp; $33,88$ &amp; $23,12$ &amp; \\" calcext:value-type="string">
            <text:p>\bf{$0,19$} &amp; $180,75$ &amp; $13,44$ &amp; $9,85$ &amp; $-2,72$ &amp; N/A$1,12$ &amp; $7,33$ &amp; $23,25$ &amp; $33,88$ &amp; $23,12$ &amp; \\</text:p>
          </table:table-cell>
          <table:table-cell table:formula="of:=CONCATENATE([.F29];&quot; &amp; &quot;)" office:value-type="string" office:string-value="\bf{$0,19$} &amp; " calcext:value-type="string">
            <text:p>\bf{$0,19$} &amp; </text:p>
          </table:table-cell>
          <table:table-cell table:formula="of:=CONCATENATE([.I29];&quot; &amp; &quot;)" office:value-type="string" office:string-value="$180,75$ &amp; " calcext:value-type="string">
            <text:p>$180,75$ &amp; </text:p>
          </table:table-cell>
          <table:table-cell table:formula="of:=CONCATENATE([.L29];&quot; &amp; &quot;)" office:value-type="string" office:string-value="$13,44$ &amp; " calcext:value-type="string">
            <text:p>$13,44$ &amp; </text:p>
          </table:table-cell>
          <table:table-cell table:formula="of:=CONCATENATE([.O29];&quot; &amp; &quot;)" office:value-type="string" office:string-value="$9,85$ &amp; " calcext:value-type="string">
            <text:p>$9,85$ &amp; </text:p>
          </table:table-cell>
          <table:table-cell table:formula="of:=CONCATENATE([.R29];&quot; &amp; &quot;)" office:value-type="string" office:string-value="$-2,72$ &amp; " calcext:value-type="string">
            <text:p>$-2,72$ &amp; </text:p>
          </table:table-cell>
          <table:table-cell office:value-type="string" calcext:value-type="string">
            <text:p>N/A</text:p>
          </table:table-cell>
          <table:table-cell table:formula="of:=CONCATENATE([.X29];&quot; &amp; &quot;)" office:value-type="string" office:string-value="$1,12$ &amp; " calcext:value-type="string">
            <text:p>$1,12$ &amp; </text:p>
          </table:table-cell>
          <table:table-cell table:formula="of:=CONCATENATE([.AA29];&quot; &amp; &quot;)" office:value-type="string" office:string-value="$7,33$ &amp; " calcext:value-type="string">
            <text:p>$7,33$ &amp; </text:p>
          </table:table-cell>
          <table:table-cell table:formula="of:=CONCATENATE([.AD29];&quot; &amp; &quot;)" office:value-type="string" office:string-value="$23,25$ &amp; " calcext:value-type="string">
            <text:p>$23,25$ &amp; </text:p>
          </table:table-cell>
          <table:table-cell table:formula="of:=CONCATENATE([.AG29];&quot; &amp; &quot;)" office:value-type="string" office:string-value="$33,88$ &amp; " calcext:value-type="string">
            <text:p>$33,88$ &amp; </text:p>
          </table:table-cell>
          <table:table-cell table:formula="of:=CONCATENATE([.AJ29];&quot; &amp; &quot;)" office:value-type="string" office:string-value="$23,12$ &amp; " calcext:value-type="string">
            <text:p>$23,12$ &amp; </text:p>
          </table:table-cell>
        </table:table-row>
        <table:table-row table:style-name="ro1">
          <table:table-cell table:number-columns-repeated="4"/>
          <table:table-cell table:formula="of:=MIN([.E26:.E29])" office:value-type="float" office:value="0.1901917" calcext:value-type="float">
            <text:p>0,190</text:p>
          </table:table-cell>
          <table:table-cell table:number-columns-repeated="2"/>
          <table:table-cell table:formula="of:=MIN([.H26:.H29])" office:value-type="float" office:value="172.2295" calcext:value-type="float">
            <text:p>172,230</text:p>
          </table:table-cell>
          <table:table-cell table:number-columns-repeated="2"/>
          <table:table-cell table:formula="of:=MIN([.K26:.K29])" office:value-type="float" office:value="13.12362" calcext:value-type="float">
            <text:p>13,124</text:p>
          </table:table-cell>
          <table:table-cell table:number-columns-repeated="2"/>
          <table:table-cell table:formula="of:=MIN([.N26:.N29])" office:value-type="float" office:value="9.564181" calcext:value-type="float">
            <text:p>9,564</text:p>
          </table:table-cell>
          <table:table-cell table:number-columns-repeated="2"/>
          <table:table-cell table:formula="of:=MIN([.Q26:.Q29])" office:value-type="float" office:value="-4.660785" calcext:value-type="float">
            <text:p>-4,661</text:p>
          </table:table-cell>
          <table:table-cell table:number-columns-repeated="2"/>
          <table:table-cell table:formula="of:=MIN([.T26:.T29])" office:value-type="float" office:value="0" calcext:value-type="float">
            <text:p>0,000</text:p>
          </table:table-cell>
          <table:table-cell table:number-columns-repeated="2"/>
          <table:table-cell table:formula="of:=MIN([.W26:.W29])" office:value-type="float" office:value="1.092559" calcext:value-type="float">
            <text:p>1,093</text:p>
          </table:table-cell>
          <table:table-cell table:number-columns-repeated="2"/>
          <table:table-cell table:formula="of:=MIN([.Z26:.Z29])" office:value-type="float" office:value="7.022464" calcext:value-type="float">
            <text:p>7,022</text:p>
          </table:table-cell>
          <table:table-cell table:number-columns-repeated="2"/>
          <table:table-cell table:formula="of:=MIN([.AC26:.AC29])" office:value-type="float" office:value="21.60933" calcext:value-type="float">
            <text:p>21,609</text:p>
          </table:table-cell>
          <table:table-cell table:number-columns-repeated="2"/>
          <table:table-cell table:formula="of:=MIN([.AF26:.AF29])" office:value-type="float" office:value="33.15896" calcext:value-type="float">
            <text:p>33,159</text:p>
          </table:table-cell>
          <table:table-cell table:number-columns-repeated="2"/>
          <table:table-cell table:formula="of:=MIN([.AI26:.AI29])" office:value-type="float" office:value="22.51047" calcext:value-type="float">
            <text:p>22,510</text:p>
          </table:table-cell>
          <table:table-cell table:number-columns-repeated="2"/>
          <table:table-cell table:formula="of:=CONCATENATE([.F30];&quot; &amp; &quot;)" office:value-type="string" office:string-value=" &amp; " calcext:value-type="string">
            <text:p><text:s/>&amp; </text:p>
          </table:table-cell>
          <table:table-cell table:formula="of:=CONCATENATE([.I30];&quot; &amp; &quot;)" office:value-type="string" office:string-value=" &amp; " calcext:value-type="string">
            <text:p><text:s/>&amp; </text:p>
          </table:table-cell>
          <table:table-cell table:formula="of:=CONCATENATE([.L30];&quot; &amp; &quot;)" office:value-type="string" office:string-value=" &amp; " calcext:value-type="string">
            <text:p><text:s/>&amp; </text:p>
          </table:table-cell>
          <table:table-cell table:formula="of:=CONCATENATE([.O30];&quot; &amp; &quot;)" office:value-type="string" office:string-value=" &amp; " calcext:value-type="string">
            <text:p><text:s/>&amp; </text:p>
          </table:table-cell>
          <table:table-cell table:formula="of:=CONCATENATE([.R30];&quot; &amp; &quot;)" office:value-type="string" office:string-value=" &amp; " calcext:value-type="string">
            <text:p><text:s/>&amp; </text:p>
          </table:table-cell>
          <table:table-cell table:formula="of:=CONCATENATE([.U30];&quot; &amp; &quot;)" office:value-type="string" office:string-value=" &amp; " calcext:value-type="string">
            <text:p><text:s/>&amp; </text:p>
          </table:table-cell>
          <table:table-cell table:formula="of:=CONCATENATE([.X30];&quot; &amp; &quot;)" office:value-type="string" office:string-value=" &amp; " calcext:value-type="string">
            <text:p><text:s/>&amp; </text:p>
          </table:table-cell>
          <table:table-cell table:formula="of:=CONCATENATE([.AA30];&quot; &amp; &quot;)" office:value-type="string" office:string-value=" &amp; " calcext:value-type="string">
            <text:p><text:s/>&amp; </text:p>
          </table:table-cell>
          <table:table-cell table:formula="of:=CONCATENATE([.AD30];&quot; &amp; &quot;)" office:value-type="string" office:string-value=" &amp; " calcext:value-type="string">
            <text:p><text:s/>&amp; </text:p>
          </table:table-cell>
          <table:table-cell table:formula="of:=CONCATENATE([.AG30];&quot; &amp; &quot;)" office:value-type="string" office:string-value=" &amp; " calcext:value-type="string">
            <text:p><text:s/>&amp; </text:p>
          </table:table-cell>
          <table:table-cell table:formula="of:=CONCATENATE([.AJ30];&quot; &amp; &quot;)" office:value-type="string" office:string-value=" &amp; " calcext:value-type="string">
            <text:p><text:s/>&amp; </text:p>
          </table:table-cell>
        </table:table-row>
        <table:table-row table:style-name="ro1" table:number-rows-repeated="1048545">
          <table:table-cell table:number-columns-repeated="48"/>
        </table:table-row>
        <table:table-row table:style-name="ro1"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3">
      <number:number number:decimal-places="1" number:min-integer-digits="1"/>
    </number:number-style>
    <number:number-style style:name="N104">
      <number:number number:decimal-places="3" number:min-integer-digits="1"/>
    </number:number-style>
    <number:number-style style:name="N105">
      <number:number number:decimal-places="4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7T00:41:23.624633000</dc:date>
    <meta:editing-duration>PT58M17S</meta:editing-duration>
    <meta:editing-cycles>6</meta:editing-cycles>
    <meta:generator>LibreOffice/4.4.4.3$MacOSX_X86_64 LibreOffice_project/2c39ebcf046445232b798108aa8a7e7d89552ea8</meta:generator>
    <meta:document-statistic meta:table-count="1" meta:cell-count="1135" meta:object-count="0"/>
  </office:meta>
</office:document-meta>
</file>